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8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824cm"/>
    </style:style>
    <style:style style:name="co5" style:family="table-column">
      <style:table-column-properties fo:break-before="auto" style:column-width="1.252cm"/>
    </style:style>
    <style:style style:name="co6" style:family="table-column">
      <style:table-column-properties fo:break-before="auto" style:column-width="1.797cm"/>
    </style:style>
    <style:style style:name="co7" style:family="table-column">
      <style:table-column-properties fo:break-before="auto" style:column-width="1.279cm"/>
    </style:style>
    <style:style style:name="co8" style:family="table-column">
      <style:table-column-properties fo:break-before="auto" style:column-width="3.267cm"/>
    </style:style>
    <style:style style:name="co9" style:family="table-column">
      <style:table-column-properties fo:break-before="auto" style:column-width="5.637cm"/>
    </style:style>
    <style:style style:name="co10" style:family="table-column">
      <style:table-column-properties fo:break-before="auto" style:column-width="4.276cm"/>
    </style:style>
    <style:style style:name="co11" style:family="table-column">
      <style:table-column-properties fo:break-before="auto" style:column-width="8.278cm"/>
    </style:style>
    <style:style style:name="co12" style:family="table-column">
      <style:table-column-properties fo:break-before="auto" style:column-width="12.14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2.895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603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79cm" fo:break-before="auto" style:use-optimal-row-height="false"/>
    </style:style>
    <style:style style:name="ro7" style:family="table-row">
      <style:table-row-properties style:row-height="0.974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736cm" fo:break-before="auto" style:use-optimal-row-height="false"/>
    </style:style>
    <style:style style:name="ro10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1.236cm" fo:break-before="auto" style:use-optimal-row-height="true"/>
    </style:style>
    <style:style style:name="ro12" style:family="table-row">
      <style:table-row-properties style:row-height="0.263cm" fo:break-before="auto" style:use-optimal-row-height="false"/>
    </style:style>
    <style:style style:name="ro13" style:family="table-row">
      <style:table-row-properties style:row-height="7.05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solid" style:text-line-through-type="singl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/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solid" style:text-line-through-type="singl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</style:style>
    <style:style style:name="ce22" style:family="table-cell" style:parent-style-name="Default">
      <style:table-cell-properties fo:wrap-option="wrap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0">
      <style:table-cell-properties style:vertical-align="middle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2" style:family="text">
      <style:text-properties style:text-overline-style="none" style:text-overline-color="font-color"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DejaVu Sans" style:font-name-complex="DejaVu Sans" style:font-size-asian="12pt" style:font-size-complex="12pt" style:font-weight-asian="normal" style:font-weight-complex="normal" style:font-style-asian="normal" style:font-style-complex="normal" style:text-emphasize="none" style:font-relief="none" style:font-name="Liberation Serif"/>
    </style:style>
    <style:style style:name="T3" style:family="text">
      <style:text-properties style:text-overline-style="none" style:text-overline-color="font-color" fo:font-size="12pt" fo:font-weight="normal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DejaVu Sans" style:font-name-complex="DejaVu Sans" style:font-size-asian="12pt" style:font-size-complex="12pt" style:font-weight-asian="normal" style:font-weight-complex="normal" style:font-style-asian="normal" style:font-style-complex="normal" style:text-emphasize="none" style:font-relief="none" style:font-name="Liberation Serif" fo:color="#3465a4" style:text-underline-style="solid" style:text-underline-width="auto" style:text-underline-color="font-color"/>
    </style:style>
    <style:style style:name="T4" style:family="text">
      <style:text-properties fo:font-weight="normal" style:font-weight-asian="normal" style:font-weight-complex="normal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Modules by Master Areas" table:style-name="ta1">
        <table:table-column table:style-name="co1" table:default-cell-style-name="Default"/>
        <table:table-column table:style-name="co1" table:visibility="collapse" table:default-cell-style-name="Default"/>
        <table:table-column table:style-name="co2" table:default-cell-style-name="ce22"/>
        <table:table-column table:style-name="co3" table:default-cell-style-name="Default"/>
        <table:table-column table:style-name="co4" table:default-cell-style-name="Default"/>
        <table:table-column table:style-name="co5" table:default-cell-style-name="ce15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column table:style-name="co9" table:default-cell-style-name="Default"/>
        <table:table-column table:style-name="co1" table:number-columns-repeated="1009" table:default-cell-style-name="Default"/>
        <table:table-row table:style-name="ro1">
          <table:table-cell table:style-name="ce6" office:value-type="string" calcext:value-type="string" table:number-columns-spanned="8" table:number-rows-spanned="1">
            <text:p>TUM Informatics Master – Modules offered in WS21/22 by area</text:p>
          </table:table-cell>
          <table:covered-table-cell/>
          <table:covered-table-cell table:style-name="ce31"/>
          <table:covered-table-cell table:number-columns-repeated="2"/>
          <table:covered-table-cell table:style-name="Default"/>
          <table:covered-table-cell table:number-columns-repeated="2"/>
          <table:table-cell table:style-name="ce20"/>
          <table:table-cell table:style-name="ce21"/>
          <table:table-cell table:style-name="ce20" table:number-columns-repeated="5"/>
          <table:table-cell table:style-name="ce25" table:number-columns-repeated="3"/>
          <table:table-cell table:style-name="ce20" table:number-columns-repeated="1006"/>
        </table:table-row>
        <table:table-row table:style-name="ro2">
          <table:table-cell table:style-name="ce11" office:value-type="string" calcext:value-type="string" table:number-columns-spanned="8" table:number-rows-spanned="1">
            <text:p><text:span text:style-name="T1">This list is not official, might be incomplete or have errors, use with care!</text:span></text:p>
            <text:p/>
            <text:p><text:span text:style-name="T2">I created this list by matching modules from TUMonline that will actually be offered with the </text:span><text:span text:style-name="T3"><text:a xlink:href="https://www.in.tum.de/en/current-students/masters-programs/informatics/elective-modules/fpso-2018/" xlink:type="simple">list of elective modules</text:a></text:span><text:span text:style-name="T4">. I only included lectures (VO) and lectures with integrated exercises (VI). There may be errors: For example, new courses might be missing if they are not yet associated with the correct curriculum on TUMonline.</text:span></text:p>
          </table:table-cell>
          <table:covered-table-cell/>
          <table:covered-table-cell table:style-name="ce31"/>
          <table:covered-table-cell table:number-columns-repeated="2"/>
          <table:covered-table-cell table:style-name="Default"/>
          <table:covered-table-cell table:number-columns-repeated="2"/>
          <table:table-cell table:style-name="ce20"/>
          <table:table-cell table:style-name="ce21"/>
          <table:table-cell table:style-name="ce20" table:number-columns-repeated="5"/>
          <table:table-cell table:style-name="ce25" table:number-columns-repeated="3"/>
          <table:table-cell table:style-name="ce20" table:number-columns-repeated="1006"/>
        </table:table-row>
        <table:table-row table:style-name="ro3">
          <table:table-cell table:style-name="ce11"/>
          <table:table-cell/>
          <table:table-cell table:style-name="ce31"/>
          <table:table-cell table:number-columns-repeated="2"/>
          <table:table-cell table:style-name="Default"/>
          <table:table-cell table:number-columns-repeated="2"/>
          <table:table-cell table:style-name="ce20"/>
          <table:table-cell table:style-name="ce21" office:value-type="string" calcext:value-type="string">
            <text:p>Offered WS21-22?</text:p>
          </table:table-cell>
          <table:table-cell table:style-name="ce20" table:number-columns-repeated="5"/>
          <table:table-cell table:style-name="ce25" table:number-columns-repeated="3"/>
          <table:table-cell table:style-name="ce20" table:number-columns-repeated="1006"/>
        </table:table-row>
        <table:table-row table:style-name="ro4">
          <table:table-cell table:style-name="ce1" office:value-type="string" calcext:value-type="string" table:number-columns-spanned="8" table:number-rows-spanned="1">
            <text:p>Elective Modules of the Area "Algorithms" (ALG): </text:p>
          </table:table-cell>
          <table:covered-table-cell/>
          <table:covered-table-cell table:style-name="ce31"/>
          <table:covered-table-cell table:number-columns-repeated="2"/>
          <table:covered-table-cell table:style-name="Default"/>
          <table:covered-table-cell table:number-columns-repeated="2"/>
          <table:table-cell table:style-name="ce20"/>
          <table:table-cell table:style-name="ce9" table:formula="of:=OR(ISNUMBER(FIND(TRIM([.A4]);COM.MICROSOFT.CONCAT(['Offered modules from TUM online'.A$5:.A$150]))); ISNUMBER(FIND(&quot;Area&quot;; [.A4])); ISNUMBER(FIND(&quot;ID&quot;; [.A4])))" office:value-type="boolean" office:boolean-value="true" calcext:value-type="boolean">
            <text:p>TRUE</text:p>
          </table:table-cell>
          <table:table-cell table:style-name="ce20" table:number-columns-repeated="5"/>
          <table:table-cell table:style-name="ce25" table:number-columns-repeated="3"/>
          <table:table-cell table:style-name="ce20" table:number-columns-repeated="1006"/>
        </table:table-row>
        <table:table-row table:style-name="ro5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ECTS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5]);COM.MICROSOFT.CONCAT(['Offered modules from TUM online'.A$5:.A$150]))); ISNUMBER(FIND(&quot;Area&quot;; [.A5])); ISNUMBER(FIND(&quot;ID&quot;; [.A5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629351" xlink:type="simple">IN2239 </text:a> </text:p>
          </table:table-cell>
          <table:table-cell table:style-name="ce4"/>
          <table:table-cell table:style-name="ce5" office:value-type="string" calcext:value-type="string">
            <text:p>Algorithmic Game Theory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6]);COM.MICROSOFT.CONCAT(['Offered modules from TUM online'.A$5:.A$150]))); ISNUMBER(FIND(&quot;Area&quot;; [.A6])); ISNUMBER(FIND(&quot;ID&quot;; [.A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87476" xlink:type="simple">IN2211 </text:a> </text:p>
          </table:table-cell>
          <table:table-cell table:style-name="ce4"/>
          <table:table-cell table:style-name="ce5" office:value-type="string" calcext:value-type="string">
            <text:p>Auction theory and market desig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7]);COM.MICROSOFT.CONCAT(['Offered modules from TUM online'.A$5:.A$150]))); ISNUMBER(FIND(&quot;Area&quot;; [.A7])); ISNUMBER(FIND(&quot;ID&quot;; [.A7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498116" xlink:type="simple">IN3410 </text:a> </text:p>
          </table:table-cell>
          <table:table-cell table:style-name="ce4"/>
          <table:table-cell table:style-name="ce5" office:value-type="string" calcext:value-type="string">
            <text:p>Selected Topics in Algorithms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8]);COM.MICROSOFT.CONCAT(['Offered modules from TUM online'.A$5:.A$150]))); ISNUMBER(FIND(&quot;Area&quot;; [.A8])); ISNUMBER(FIND(&quot;ID&quot;; [.A8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557075" xlink:type="simple">IN2229 </text:a> </text:p>
          </table:table-cell>
          <table:table-cell table:style-name="ce4"/>
          <table:table-cell table:style-name="ce5" office:value-type="string" calcext:value-type="string">
            <text:p>Computational Social Choice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9]);COM.MICROSOFT.CONCAT(['Offered modules from TUM online'.A$5:.A$150]))); ISNUMBER(FIND(&quot;Area&quot;; [.A9])); ISNUMBER(FIND(&quot;ID&quot;; [.A9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56350" xlink:type="simple">IN2003 </text:a> </text:p>
          </table:table-cell>
          <table:table-cell table:style-name="ce4"/>
          <table:table-cell table:style-name="ce5" office:value-type="string" calcext:value-type="string">
            <text:p>Efficient Algorithms and Data Structure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0]);COM.MICROSOFT.CONCAT(['Offered modules from TUM online'.A$5:.A$150]))); ISNUMBER(FIND(&quot;Area&quot;; [.A10])); ISNUMBER(FIND(&quot;ID&quot;; [.A10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5704" xlink:type="simple">IN2004 </text:a> </text:p>
          </table:table-cell>
          <table:table-cell table:style-name="ce4"/>
          <table:table-cell table:style-name="ce5" office:value-type="string" calcext:value-type="string">
            <text:p>Efficient Algorithms and Data Structures II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1]);COM.MICROSOFT.CONCAT(['Offered modules from TUM online'.A$5:.A$150]))); ISNUMBER(FIND(&quot;Area&quot;; [.A11])); ISNUMBER(FIND(&quot;ID&quot;; [.A11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8189" xlink:type="simple">IN2158 </text:a> </text:p>
          </table:table-cell>
          <table:table-cell table:style-name="ce4"/>
          <table:table-cell table:style-name="ce5" office:value-type="string" calcext:value-type="string">
            <text:p>Advanced Network and Graph Algorithm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DE/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2]);COM.MICROSOFT.CONCAT(['Offered modules from TUM online'.A$5:.A$150]))); ISNUMBER(FIND(&quot;Area&quot;; [.A12])); ISNUMBER(FIND(&quot;ID&quot;; [.A1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493752" xlink:type="simple">IN2360 </text:a> </text:p>
          </table:table-cell>
          <table:table-cell table:style-name="ce4"/>
          <table:table-cell table:style-name="ce5" office:value-type="string" calcext:value-type="string">
            <text:p>Advanced Algorithm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3]);COM.MICROSOFT.CONCAT(['Offered modules from TUM online'.A$5:.A$150]))); ISNUMBER(FIND(&quot;Area&quot;; [.A13])); ISNUMBER(FIND(&quot;ID&quot;; [.A13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5706" xlink:type="simple">IN2007 </text:a> </text:p>
          </table:table-cell>
          <table:table-cell table:style-name="ce4"/>
          <table:table-cell table:style-name="ce5" office:value-type="string" calcext:value-type="string">
            <text:p>Complexity Theory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4]);COM.MICROSOFT.CONCAT(['Offered modules from TUM online'.A$5:.A$150]))); ISNUMBER(FIND(&quot;Area&quot;; [.A14])); ISNUMBER(FIND(&quot;ID&quot;; [.A1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977328" xlink:type="simple">IN2304 </text:a> </text:p>
          </table:table-cell>
          <table:table-cell table:style-name="ce4"/>
          <table:table-cell table:style-name="ce5" office:value-type="string" calcext:value-type="string">
            <text:p>Online and Approximation Algorithm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5]);COM.MICROSOFT.CONCAT(['Offered modules from TUM online'.A$5:.A$150]))); ISNUMBER(FIND(&quot;Area&quot;; [.A15])); ISNUMBER(FIND(&quot;ID&quot;; [.A1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498603" xlink:type="simple">IN0024 </text:a> </text:p>
          </table:table-cell>
          <table:table-cell table:style-name="ce4"/>
          <table:table-cell table:style-name="ce5" office:value-type="string" calcext:value-type="string">
            <text:p>Operations Research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E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6]);COM.MICROSOFT.CONCAT(['Offered modules from TUM online'.A$5:.A$150]))); ISNUMBER(FIND(&quot;Area&quot;; [.A16])); ISNUMBER(FIND(&quot;ID&quot;; [.A1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364" xlink:type="simple">IN2011 </text:a> </text:p>
          </table:table-cell>
          <table:table-cell table:style-name="ce4"/>
          <table:table-cell table:style-name="ce5" office:value-type="string" calcext:value-type="string">
            <text:p>Parallel Algorithm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DE/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7]);COM.MICROSOFT.CONCAT(['Offered modules from TUM online'.A$5:.A$150]))); ISNUMBER(FIND(&quot;Area&quot;; [.A17])); ISNUMBER(FIND(&quot;ID&quot;; [.A1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8193" xlink:type="simple">IN2160 </text:a> </text:p>
          </table:table-cell>
          <table:table-cell table:style-name="ce4"/>
          <table:table-cell table:style-name="ce5" office:value-type="string" calcext:value-type="string">
            <text:p>Randomized Algorithm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8]);COM.MICROSOFT.CONCAT(['Offered modules from TUM online'.A$5:.A$150]))); ISNUMBER(FIND(&quot;Area&quot;; [.A18])); ISNUMBER(FIND(&quot;ID&quot;; [.A18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1" office:value-type="string" calcext:value-type="string" table:number-columns-spanned="8" table:number-rows-spanned="1">
            <text:p>Elective Modules of the Area "Computer Graphics and Vision" (CGV): </text:p>
          </table:table-cell>
          <table:covered-table-cell/>
          <table:covered-table-cell table:style-name="ce31"/>
          <table:covered-table-cell table:number-columns-repeated="2"/>
          <table:covered-table-cell table:style-name="Default"/>
          <table:covered-table-cell table:number-columns-repeated="2"/>
          <table:table-cell table:style-name="ce20"/>
          <table:table-cell table:style-name="ce9" table:formula="of:=OR(ISNUMBER(FIND(TRIM([.A19]);COM.MICROSOFT.CONCAT(['Offered modules from TUM online'.A$5:.A$150]))); ISNUMBER(FIND(&quot;Area&quot;; [.A19])); ISNUMBER(FIND(&quot;ID&quot;; [.A19])))" office:value-type="boolean" office:boolean-value="true" calcext:value-type="boolean">
            <text:p>TRU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7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20]);COM.MICROSOFT.CONCAT(['Offered modules from TUM online'.A$5:.A$150]))); ISNUMBER(FIND(&quot;Area&quot;; [.A20])); ISNUMBER(FIND(&quot;ID&quot;; [.A20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412259" xlink:type="simple">IN2354 </text:a> </text:p>
          </table:table-cell>
          <table:table-cell table:style-name="ce4"/>
          <table:table-cell table:style-name="ce5" office:value-type="string" calcext:value-type="string">
            <text:p>3D Scanning &amp; Motion Capture </text:p>
          </table:table-cell>
          <table:table-cell table:style-name="ce5" office:value-type="string" calcext:value-type="string">
            <text:p>WS/SS </text:p>
          </table:table-cell>
          <table:table-cell table:style-name="ce5" office:value-type="string" calcext:value-type="string">
            <text:p>2V+1Ü+1P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1]);COM.MICROSOFT.CONCAT(['Offered modules from TUM online'.A$5:.A$150]))); ISNUMBER(FIND(&quot;Area&quot;; [.A21])); ISNUMBER(FIND(&quot;ID&quot;; [.A21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608652" xlink:type="simple">IN2238 </text:a> </text:p>
          </table:table-cell>
          <table:table-cell table:style-name="ce4"/>
          <table:table-cell table:style-name="ce5" office:value-type="string" calcext:value-type="string">
            <text:p>Analysis of Three-Dimensional Shapes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2]);COM.MICROSOFT.CONCAT(['Offered modules from TUM online'.A$5:.A$150]))); ISNUMBER(FIND(&quot;Area&quot;; [.A22])); ISNUMBER(FIND(&quot;ID&quot;; [.A2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80428" xlink:type="simple">IN3200 </text:a> </text:p>
          </table:table-cell>
          <table:table-cell table:style-name="ce4"/>
          <table:table-cell table:style-name="ce5" office:value-type="string" calcext:value-type="string">
            <text:p>Selected Topics in Computer Graphics and Vision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3]);COM.MICROSOFT.CONCAT(['Offered modules from TUM online'.A$5:.A$150]))); ISNUMBER(FIND(&quot;Area&quot;; [.A23])); ISNUMBER(FIND(&quot;ID&quot;; [.A2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56368" xlink:type="simple">IN2015 </text:a> </text:p>
          </table:table-cell>
          <table:table-cell table:style-name="ce4"/>
          <table:table-cell table:style-name="ce5" office:value-type="string" calcext:value-type="string">
            <text:p>Image Synthesi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4]);COM.MICROSOFT.CONCAT(['Offered modules from TUM online'.A$5:.A$150]))); ISNUMBER(FIND(&quot;Area&quot;; [.A24])); ISNUMBER(FIND(&quot;ID&quot;; [.A24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73853" xlink:type="simple">IN2023 </text:a> </text:p>
          </table:table-cell>
          <table:table-cell table:style-name="ce4"/>
          <table:table-cell table:style-name="ce5" office:value-type="string" calcext:value-type="string">
            <text:p>Image Understanding I: Machine Vision Algorithm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5]);COM.MICROSOFT.CONCAT(['Offered modules from TUM online'.A$5:.A$150]))); ISNUMBER(FIND(&quot;Area&quot;; [.A25])); ISNUMBER(FIND(&quot;ID&quot;; [.A2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8310" xlink:type="simple">IN2016 </text:a> </text:p>
          </table:table-cell>
          <table:table-cell table:style-name="ce4"/>
          <table:table-cell table:style-name="ce5" office:value-type="string" calcext:value-type="string">
            <text:p>Image Understanding II: Robot Visio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6]);COM.MICROSOFT.CONCAT(['Offered modules from TUM online'.A$5:.A$150]))); ISNUMBER(FIND(&quot;Area&quot;; [.A26])); ISNUMBER(FIND(&quot;ID&quot;; [.A2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672363" xlink:type="simple">IN2246 </text:a> </text:p>
          </table:table-cell>
          <table:table-cell table:style-name="ce4"/>
          <table:table-cell table:style-name="ce5" office:value-type="string" calcext:value-type="string">
            <text:p>Computer Vision I: Variational Methods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27]);COM.MICROSOFT.CONCAT(['Offered modules from TUM online'.A$5:.A$150]))); ISNUMBER(FIND(&quot;Area&quot;; [.A27])); ISNUMBER(FIND(&quot;ID&quot;; [.A2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608655" xlink:type="simple">IN2228 </text:a> </text:p>
          </table:table-cell>
          <table:table-cell table:style-name="ce4"/>
          <table:table-cell table:style-name="ce5" office:value-type="string" calcext:value-type="string">
            <text:p>Computer Vision II: Multiple View Geometry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28]);COM.MICROSOFT.CONCAT(['Offered modules from TUM online'.A$5:.A$150]))); ISNUMBER(FIND(&quot;Area&quot;; [.A28])); ISNUMBER(FIND(&quot;ID&quot;; [.A28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733754" xlink:type="simple">IN2375 </text:a> </text:p>
          </table:table-cell>
          <table:table-cell table:style-name="ce4"/>
          <table:table-cell table:style-name="ce5" office:value-type="string" calcext:value-type="string">
            <text:p>Computer Vision III: Detection, Segmentation, and Track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9]);COM.MICROSOFT.CONCAT(['Offered modules from TUM online'.A$5:.A$150]))); ISNUMBER(FIND(&quot;Area&quot;; [.A29])); ISNUMBER(FIND(&quot;ID&quot;; [.A29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528921" xlink:type="simple">IN2297 </text:a> </text:p>
          </table:table-cell>
          <table:table-cell table:style-name="ce4"/>
          <table:table-cell table:style-name="ce5" office:value-type="string" calcext:value-type="string">
            <text:p>Geometry Process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4V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30]);COM.MICROSOFT.CONCAT(['Offered modules from TUM online'.A$5:.A$150]))); ISNUMBER(FIND(&quot;Area&quot;; [.A30])); ISNUMBER(FIND(&quot;ID&quot;; [.A3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73871" xlink:type="simple">IN2133 </text:a> </text:p>
          </table:table-cell>
          <table:table-cell table:style-name="ce4"/>
          <table:table-cell table:style-name="ce5" office:value-type="string" calcext:value-type="string">
            <text:p>Principles of Computer Visio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31]);COM.MICROSOFT.CONCAT(['Offered modules from TUM online'.A$5:.A$150]))); ISNUMBER(FIND(&quot;Area&quot;; [.A31])); ISNUMBER(FIND(&quot;ID&quot;; [.A31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80825" xlink:type="simple">IN2124 </text:a> </text:p>
          </table:table-cell>
          <table:table-cell table:style-name="ce4"/>
          <table:table-cell table:style-name="ce5" office:value-type="string" calcext:value-type="string">
            <text:p>Basic Mathematical Methods for Imaging and Visualizatio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32]);COM.MICROSOFT.CONCAT(['Offered modules from TUM online'.A$5:.A$150]))); ISNUMBER(FIND(&quot;Area&quot;; [.A32])); ISNUMBER(FIND(&quot;ID&quot;; [.A32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199527" xlink:type="simple">IN2330 </text:a> </text:p>
          </table:table-cell>
          <table:table-cell table:style-name="ce4"/>
          <table:table-cell table:style-name="ce5" office:value-type="string" calcext:value-type="string">
            <text:p>Convex Optimization for Computer Vision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33]);COM.MICROSOFT.CONCAT(['Offered modules from TUM online'.A$5:.A$150]))); ISNUMBER(FIND(&quot;Area&quot;; [.A33])); ISNUMBER(FIND(&quot;ID&quot;; [.A3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2808442" xlink:type="simple">IN2392 </text:a> </text:p>
          </table:table-cell>
          <table:table-cell table:style-name="ce4"/>
          <table:table-cell table:style-name="ce5" office:value-type="string" calcext:value-type="string">
            <text:p>Machine Learning for 3D Geometry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1Ü+1P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34]);COM.MICROSOFT.CONCAT(['Offered modules from TUM online'.A$5:.A$150]))); ISNUMBER(FIND(&quot;Area&quot;; [.A34])); ISNUMBER(FIND(&quot;ID&quot;; [.A34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2632102" xlink:type="simple">IN2384 </text:a> </text:p>
          </table:table-cell>
          <table:table-cell table:style-name="ce4"/>
          <table:table-cell table:style-name="ce5" office:value-type="string" calcext:value-type="string">
            <text:p>Numerical Algorithms in Computer Vision and Machine Learn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35]);COM.MICROSOFT.CONCAT(['Offered modules from TUM online'.A$5:.A$150]))); ISNUMBER(FIND(&quot;Area&quot;; [.A35])); ISNUMBER(FIND(&quot;ID&quot;; [.A3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708343" xlink:type="simple">IN0037 </text:a> </text:p>
          </table:table-cell>
          <table:table-cell table:style-name="ce4"/>
          <table:table-cell table:style-name="ce5" office:value-type="string" calcext:value-type="string">
            <text:p>Game Physic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36]);COM.MICROSOFT.CONCAT(['Offered modules from TUM online'.A$5:.A$150]))); ISNUMBER(FIND(&quot;Area&quot;; [.A36])); ISNUMBER(FIND(&quot;ID&quot;; [.A36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199485" xlink:type="simple">IN2329 </text:a> </text:p>
          </table:table-cell>
          <table:table-cell table:style-name="ce4"/>
          <table:table-cell table:style-name="ce5" office:value-type="string" calcext:value-type="string">
            <text:p>Probabilistic Graphical Models in Computer Vision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37]);COM.MICROSOFT.CONCAT(['Offered modules from TUM online'.A$5:.A$150]))); ISNUMBER(FIND(&quot;Area&quot;; [.A37])); ISNUMBER(FIND(&quot;ID&quot;; [.A3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433527" xlink:type="simple">IN2355 </text:a> </text:p>
          </table:table-cell>
          <table:table-cell table:style-name="ce4"/>
          <table:table-cell table:style-name="ce5" office:value-type="string" calcext:value-type="string">
            <text:p>Robotic 3D Visio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38]);COM.MICROSOFT.CONCAT(['Offered modules from TUM online'.A$5:.A$150]))); ISNUMBER(FIND(&quot;Area&quot;; [.A38])); ISNUMBER(FIND(&quot;ID&quot;; [.A38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87473" xlink:type="simple">IN2210 </text:a> </text:p>
          </table:table-cell>
          <table:table-cell table:style-name="ce4"/>
          <table:table-cell table:style-name="ce5" office:value-type="string" calcext:value-type="string">
            <text:p>Tracking and Detection in Computer Visio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4Ü 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39]);COM.MICROSOFT.CONCAT(['Offered modules from TUM online'.A$5:.A$150]))); ISNUMBER(FIND(&quot;Area&quot;; [.A39])); ISNUMBER(FIND(&quot;ID&quot;; [.A39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611935" xlink:type="simple">IN2236 </text:a> </text:p>
          </table:table-cell>
          <table:table-cell table:style-name="ce4"/>
          <table:table-cell table:style-name="ce5" office:value-type="string" calcext:value-type="string">
            <text:p>Virtual Physics: Using Modern Modeling Methodologies for Computer Simulatio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1Ü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40]);COM.MICROSOFT.CONCAT(['Offered modules from TUM online'.A$5:.A$150]))); ISNUMBER(FIND(&quot;Area&quot;; [.A40])); ISNUMBER(FIND(&quot;ID&quot;; [.A40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528428" xlink:type="simple">IN2026 </text:a> </text:p>
          </table:table-cell>
          <table:table-cell table:style-name="ce4"/>
          <table:table-cell table:style-name="ce5" office:value-type="string" calcext:value-type="string">
            <text:p>Visual Data Analytic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/>
          <table:table-cell table:style-name="ce20"/>
          <table:table-cell table:style-name="ce9" table:formula="of:=OR(ISNUMBER(FIND(TRIM([.A41]);COM.MICROSOFT.CONCAT(['Offered modules from TUM online'.A$5:.A$150]))); ISNUMBER(FIND(&quot;Area&quot;; [.A41])); ISNUMBER(FIND(&quot;ID&quot;; [.A41])))" office:value-type="boolean" office:boolean-value="true" calcext:value-type="boolean">
            <text:p>TRU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7" table:visibility="filter">
          <table:table-cell table:style-name="ce5" office:value-type="string" calcext:value-type="string" table:number-columns-spanned="8" table:number-rows-spanned="1">
            <text:p>You can choose ONE (not more) of the following modules for CGV in addition to the modules mentioned above: 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9" table:formula="of:=OR(ISNUMBER(FIND(TRIM([.A42]);COM.MICROSOFT.CONCAT(['Offered modules from TUM online'.A$5:.A$150]))); ISNUMBER(FIND(&quot;Area&quot;; [.A42])); ISNUMBER(FIND(&quot;ID&quot;; [.A4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43]);COM.MICROSOFT.CONCAT(['Offered modules from TUM online'.A$5:.A$150]))); ISNUMBER(FIND(&quot;Area&quot;; [.A43])); ISNUMBER(FIND(&quot;ID&quot;; [.A43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506888" xlink:type="simple">IN2364 </text:a> </text:p>
          </table:table-cell>
          <table:table-cell table:style-name="ce4"/>
          <table:table-cell table:style-name="ce5" office:value-type="string" calcext:value-type="string">
            <text:p>Advanced Deep Learning for Computer Visio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3P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44]);COM.MICROSOFT.CONCAT(['Offered modules from TUM online'.A$5:.A$150]))); ISNUMBER(FIND(&quot;Area&quot;; [.A44])); ISNUMBER(FIND(&quot;ID&quot;; [.A4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2809077" xlink:type="simple">IN2389 </text:a> </text:p>
          </table:table-cell>
          <table:table-cell table:style-name="ce4"/>
          <table:table-cell table:style-name="ce5" office:value-type="string" calcext:value-type="string">
            <text:p>Advanced Deep Learning for Computer Vision: Dynamic Vision </text:p>
          </table:table-cell>
          <table:table-cell table:style-name="ce5" office:value-type="string" calcext:value-type="string">
            <text:p>WS/SS </text:p>
          </table:table-cell>
          <table:table-cell table:style-name="ce5" office:value-type="string" calcext:value-type="string">
            <text:p>2V+3P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45]);COM.MICROSOFT.CONCAT(['Offered modules from TUM online'.A$5:.A$150]))); ISNUMBER(FIND(&quot;Area&quot;; [.A45])); ISNUMBER(FIND(&quot;ID&quot;; [.A45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2808965" xlink:type="simple">IN2390 </text:a> </text:p>
          </table:table-cell>
          <table:table-cell table:style-name="ce4"/>
          <table:table-cell table:style-name="ce5" office:value-type="string" calcext:value-type="string">
            <text:p>Advanced Deep Learning for Computer Vision: Visual Computing </text:p>
          </table:table-cell>
          <table:table-cell table:style-name="ce5" office:value-type="string" calcext:value-type="string">
            <text:p>WS/SS </text:p>
          </table:table-cell>
          <table:table-cell table:style-name="ce5" office:value-type="string" calcext:value-type="string">
            <text:p>2V+3P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8"/>
          <table:table-cell/>
          <table:table-cell table:style-name="ce9" table:formula="of:=OR(ISNUMBER(FIND(TRIM([.A46]);COM.MICROSOFT.CONCAT(['Offered modules from TUM online'.A$5:.A$150]))); ISNUMBER(FIND(&quot;Area&quot;; [.A46])); ISNUMBER(FIND(&quot;ID&quot;; [.A46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1" office:value-type="string" calcext:value-type="string" table:number-columns-spanned="8" table:number-rows-spanned="1">
            <text:p>Elective Modules of the Area "Databases and Information Systems" (DBI): </text:p>
          </table:table-cell>
          <table:covered-table-cell/>
          <table:covered-table-cell table:style-name="ce31"/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9" table:formula="of:=OR(ISNUMBER(FIND(TRIM([.A47]);COM.MICROSOFT.CONCAT(['Offered modules from TUM online'.A$5:.A$150]))); ISNUMBER(FIND(&quot;Area&quot;; [.A47])); ISNUMBER(FIND(&quot;ID&quot;; [.A47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48]);COM.MICROSOFT.CONCAT(['Offered modules from TUM online'.A$5:.A$150]))); ISNUMBER(FIND(&quot;Area&quot;; [.A48])); ISNUMBER(FIND(&quot;ID&quot;; [.A48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87478" xlink:type="simple">IN2219 </text:a> </text:p>
          </table:table-cell>
          <table:table-cell table:style-name="ce4"/>
          <table:table-cell table:style-name="ce5" office:value-type="string" calcext:value-type="string">
            <text:p>Query Optimizatio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49]);COM.MICROSOFT.CONCAT(['Offered modules from TUM online'.A$5:.A$150]))); ISNUMBER(FIND(&quot;Area&quot;; [.A49])); ISNUMBER(FIND(&quot;ID&quot;; [.A49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767880" xlink:type="simple">IN3100 </text:a> </text:p>
          </table:table-cell>
          <table:table-cell table:style-name="ce4"/>
          <table:table-cell table:style-name="ce5" office:value-type="string" calcext:value-type="string">
            <text:p>Selected Topics in Databases and Information Systems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50]);COM.MICROSOFT.CONCAT(['Offered modules from TUM online'.A$5:.A$150]))); ISNUMBER(FIND(&quot;Area&quot;; [.A50])); ISNUMBER(FIND(&quot;ID&quot;; [.A5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2690341" xlink:type="simple">IN2386 </text:a> </text:p>
          </table:table-cell>
          <table:table-cell table:style-name="ce4"/>
          <table:table-cell table:style-name="ce5" office:value-type="string" calcext:value-type="string">
            <text:p>Cloud-Based Data Process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 table:style-name="ce20"/>
          <table:table-cell table:style-name="ce9" table:formula="of:=OR(ISNUMBER(FIND(TRIM([.A51]);COM.MICROSOFT.CONCAT(['Offered modules from TUM online'.A$5:.A$150]))); ISNUMBER(FIND(&quot;Area&quot;; [.A51])); ISNUMBER(FIND(&quot;ID&quot;; [.A51])))" office:value-type="boolean" office:boolean-value="false" calcext:value-type="boolean">
            <text:p>FALS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73867" xlink:type="simple">IN2118 </text:a> </text:p>
          </table:table-cell>
          <table:table-cell table:style-name="ce4"/>
          <table:table-cell table:style-name="ce5" office:value-type="string" calcext:value-type="string">
            <text:p>Database Systems on Modern CPU Architecture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52]);COM.MICROSOFT.CONCAT(['Offered modules from TUM online'.A$5:.A$150]))); ISNUMBER(FIND(&quot;Area&quot;; [.A52])); ISNUMBER(FIND(&quot;ID&quot;; [.A5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261475" xlink:type="simple">IN2031 </text:a> </text:p>
          </table:table-cell>
          <table:table-cell table:style-name="ce4"/>
          <table:table-cell table:style-name="ce5" office:value-type="string" calcext:value-type="string">
            <text:p>Application and Implementation of Database System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53]);COM.MICROSOFT.CONCAT(['Offered modules from TUM online'.A$5:.A$150]))); ISNUMBER(FIND(&quot;Area&quot;; [.A53])); ISNUMBER(FIND(&quot;ID&quot;; [.A5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388" xlink:type="simple">IN2032 </text:a> </text:p>
          </table:table-cell>
          <table:table-cell table:style-name="ce4"/>
          <table:table-cell table:style-name="ce5" office:value-type="string" calcext:value-type="string">
            <text:p>Electronic Publishing / Document Engineering and the World-Wide Web </text:p>
          </table:table-cell>
          <table:table-cell table:style-name="ce5" office:value-type="string" calcext:value-type="string">
            <text:p>WS/S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54]);COM.MICROSOFT.CONCAT(['Offered modules from TUM online'.A$5:.A$150]))); ISNUMBER(FIND(&quot;Area&quot;; [.A54])); ISNUMBER(FIND(&quot;ID&quot;; [.A5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819263" xlink:type="simple">IN2288 </text:a> </text:p>
          </table:table-cell>
          <table:table-cell table:style-name="ce4"/>
          <table:table-cell table:style-name="ce5" office:value-type="string" calcext:value-type="string">
            <text:p>Event Process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55]);COM.MICROSOFT.CONCAT(['Offered modules from TUM online'.A$5:.A$150]))); ISNUMBER(FIND(&quot;Area&quot;; [.A55])); ISNUMBER(FIND(&quot;ID&quot;; [.A5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390" xlink:type="simple">IN2033 </text:a> </text:p>
          </table:table-cell>
          <table:table-cell table:style-name="ce4"/>
          <table:table-cell table:style-name="ce5" office:value-type="string" calcext:value-type="string">
            <text:p>Information Management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3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56]);COM.MICROSOFT.CONCAT(['Offered modules from TUM online'.A$5:.A$150]))); ISNUMBER(FIND(&quot;Area&quot;; [.A56])); ISNUMBER(FIND(&quot;ID&quot;; [.A5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757477" xlink:type="simple">IN2267 </text:a> </text:p>
          </table:table-cell>
          <table:table-cell table:style-name="ce4"/>
          <table:table-cell table:style-name="ce5" office:value-type="string" calcext:value-type="string">
            <text:p>Transaction System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8"/>
          <table:table-cell/>
          <table:table-cell table:style-name="ce9" table:formula="of:=OR(ISNUMBER(FIND(TRIM([.A57]);COM.MICROSOFT.CONCAT(['Offered modules from TUM online'.A$5:.A$150]))); ISNUMBER(FIND(&quot;Area&quot;; [.A57])); ISNUMBER(FIND(&quot;ID&quot;; [.A5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1" office:value-type="string" calcext:value-type="string" table:number-columns-spanned="8" table:number-rows-spanned="1">
            <text:p>Elective Modules of the Area "Digital Biology and Digital Medicine" (DBM): </text:p>
          </table:table-cell>
          <table:covered-table-cell/>
          <table:covered-table-cell table:style-name="ce31"/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9" table:formula="of:=OR(ISNUMBER(FIND(TRIM([.A58]);COM.MICROSOFT.CONCAT(['Offered modules from TUM online'.A$5:.A$150]))); ISNUMBER(FIND(&quot;Area&quot;; [.A58])); ISNUMBER(FIND(&quot;ID&quot;; [.A58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59]);COM.MICROSOFT.CONCAT(['Offered modules from TUM online'.A$5:.A$150]))); ISNUMBER(FIND(&quot;Area&quot;; [.A59])); ISNUMBER(FIND(&quot;ID&quot;; [.A59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498120" xlink:type="simple">IN3420 </text:a> </text:p>
          </table:table-cell>
          <table:table-cell table:style-name="ce4"/>
          <table:table-cell table:style-name="ce5" office:value-type="string" calcext:value-type="string">
            <text:p>Selected Topics in Digital Biology and Digital Medicine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60]);COM.MICROSOFT.CONCAT(['Offered modules from TUM online'.A$5:.A$150]))); ISNUMBER(FIND(&quot;Area&quot;; [.A60])); ISNUMBER(FIND(&quot;ID&quot;; [.A6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102305" xlink:type="simple">IN2319 </text:a> </text:p>
          </table:table-cell>
          <table:table-cell table:style-name="ce4"/>
          <table:table-cell table:style-name="ce5" office:value-type="string" calcext:value-type="string">
            <text:p>Computational Physiology for Medical Image Computing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2V+2P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61]);COM.MICROSOFT.CONCAT(['Offered modules from TUM online'.A$5:.A$150]))); ISNUMBER(FIND(&quot;Area&quot;; [.A61])); ISNUMBER(FIND(&quot;ID&quot;; [.A61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802708" xlink:type="simple">IN2286 </text:a> </text:p>
          </table:table-cell>
          <table:table-cell table:style-name="ce4"/>
          <table:table-cell table:style-name="ce5" office:value-type="string" calcext:value-type="string">
            <text:p>Image Guided Surgery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P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62]);COM.MICROSOFT.CONCAT(['Offered modules from TUM online'.A$5:.A$150]))); ISNUMBER(FIND(&quot;Area&quot;; [.A62])); ISNUMBER(FIND(&quot;ID&quot;; [.A62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73851" xlink:type="simple">IN2021 </text:a> </text:p>
          </table:table-cell>
          <table:table-cell table:style-name="ce4"/>
          <table:table-cell table:style-name="ce5" office:value-type="string" calcext:value-type="string">
            <text:p>Computer Aided Medical Procedure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 table:style-name="ce20"/>
          <table:table-cell table:style-name="ce9" table:formula="of:=OR(ISNUMBER(FIND(TRIM([.A63]);COM.MICROSOFT.CONCAT(['Offered modules from TUM online'.A$5:.A$150]))); ISNUMBER(FIND(&quot;Area&quot;; [.A63])); ISNUMBER(FIND(&quot;ID&quot;; [.A63])))" office:value-type="boolean" office:boolean-value="true" calcext:value-type="boolean">
            <text:p>TRU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378" xlink:type="simple">IN2022 </text:a> </text:p>
          </table:table-cell>
          <table:table-cell table:style-name="ce4"/>
          <table:table-cell table:style-name="ce5" office:value-type="string" calcext:value-type="string">
            <text:p>Computer Aided Medical Procedures II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64]);COM.MICROSOFT.CONCAT(['Offered modules from TUM online'.A$5:.A$150]))); ISNUMBER(FIND(&quot;Area&quot;; [.A64])); ISNUMBER(FIND(&quot;ID&quot;; [.A6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936739" xlink:type="simple">IN2292 </text:a> </text:p>
          </table:table-cell>
          <table:table-cell table:style-name="ce4"/>
          <table:table-cell table:style-name="ce5" office:value-type="string" calcext:value-type="string">
            <text:p>Introduction to Surgical Robotic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P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65]);COM.MICROSOFT.CONCAT(['Offered modules from TUM online'.A$5:.A$150]))); ISNUMBER(FIND(&quot;Area&quot;; [.A65])); ISNUMBER(FIND(&quot;ID&quot;; [.A65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2806034" xlink:type="simple">IN2393 </text:a> </text:p>
          </table:table-cell>
          <table:table-cell table:style-name="ce4"/>
          <table:table-cell table:style-name="ce5" office:value-type="string" calcext:value-type="string">
            <text:p>Machine Learning for Regulatory Genomic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P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66]);COM.MICROSOFT.CONCAT(['Offered modules from TUM online'.A$5:.A$150]))); ISNUMBER(FIND(&quot;Area&quot;; [.A66])); ISNUMBER(FIND(&quot;ID&quot;; [.A6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936744" xlink:type="simple">IN2293 </text:a> </text:p>
          </table:table-cell>
          <table:table-cell table:style-name="ce4"/>
          <table:table-cell table:style-name="ce5" office:value-type="string" calcext:value-type="string">
            <text:p>Medical Augmented Reality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67]);COM.MICROSOFT.CONCAT(['Offered modules from TUM online'.A$5:.A$150]))); ISNUMBER(FIND(&quot;Area&quot;; [.A67])); ISNUMBER(FIND(&quot;ID&quot;; [.A67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149546" xlink:type="simple">IN2322 </text:a> </text:p>
          </table:table-cell>
          <table:table-cell table:style-name="ce4"/>
          <table:table-cell table:style-name="ce5" office:value-type="string" calcext:value-type="string">
            <text:p>Protein Prediction I for Computer Scientist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68]);COM.MICROSOFT.CONCAT(['Offered modules from TUM online'.A$5:.A$150]))); ISNUMBER(FIND(&quot;Area&quot;; [.A68])); ISNUMBER(FIND(&quot;ID&quot;; [.A68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930647" xlink:type="simple">IN2291 </text:a> </text:p>
          </table:table-cell>
          <table:table-cell table:style-name="ce4"/>
          <table:table-cell table:style-name="ce5" office:value-type="string" calcext:value-type="string">
            <text:p>Protein Prediction II for Computer Scientist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69]);COM.MICROSOFT.CONCAT(['Offered modules from TUM online'.A$5:.A$150]))); ISNUMBER(FIND(&quot;Area&quot;; [.A69])); ISNUMBER(FIND(&quot;ID&quot;; [.A69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331781" xlink:type="simple">IN2344 </text:a> </text:p>
          </table:table-cell>
          <table:table-cell table:style-name="ce4"/>
          <table:table-cell table:style-name="ce5" office:value-type="string" calcext:value-type="string">
            <text:p>Statistical Methods for Systems Genetic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8"/>
          <table:table-cell/>
          <table:table-cell table:style-name="ce9" table:formula="of:=OR(ISNUMBER(FIND(TRIM([.A70]);COM.MICROSOFT.CONCAT(['Offered modules from TUM online'.A$5:.A$150]))); ISNUMBER(FIND(&quot;Area&quot;; [.A70])); ISNUMBER(FIND(&quot;ID&quot;; [.A70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1" office:value-type="string" calcext:value-type="string" table:number-columns-spanned="8" table:number-rows-spanned="1">
            <text:p>Elective Modules of the Area "Engineering Software-intensive Systems" (SE): </text:p>
          </table:table-cell>
          <table:covered-table-cell/>
          <table:covered-table-cell table:style-name="ce31"/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9" table:formula="of:=OR(ISNUMBER(FIND(TRIM([.A71]);COM.MICROSOFT.CONCAT(['Offered modules from TUM online'.A$5:.A$150]))); ISNUMBER(FIND(&quot;Area&quot;; [.A71])); ISNUMBER(FIND(&quot;ID&quot;; [.A71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72]);COM.MICROSOFT.CONCAT(['Offered modules from TUM online'.A$5:.A$150]))); ISNUMBER(FIND(&quot;Area&quot;; [.A72])); ISNUMBER(FIND(&quot;ID&quot;; [.A72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060130" xlink:type="simple">IN2309 </text:a> </text:p>
          </table:table-cell>
          <table:table-cell table:style-name="ce4"/>
          <table:table-cell table:style-name="ce5" office:value-type="string" calcext:value-type="string">
            <text:p>Advanced Topics of Software Engineer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73]);COM.MICROSOFT.CONCAT(['Offered modules from TUM online'.A$5:.A$150]))); ISNUMBER(FIND(&quot;Area&quot;; [.A73])); ISNUMBER(FIND(&quot;ID&quot;; [.A73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498126" xlink:type="simple">IN3430 </text:a> </text:p>
          </table:table-cell>
          <table:table-cell table:style-name="ce4"/>
          <table:table-cell table:style-name="ce5" office:value-type="string" calcext:value-type="string">
            <text:p>Selected Topics in Engineering Software-intensive Systems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74]);COM.MICROSOFT.CONCAT(['Offered modules from TUM online'.A$5:.A$150]))); ISNUMBER(FIND(&quot;Area&quot;; [.A74])); ISNUMBER(FIND(&quot;ID&quot;; [.A7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629492" xlink:type="simple">IN2367 </text:a> </text:p>
          </table:table-cell>
          <table:table-cell table:style-name="ce4"/>
          <table:table-cell table:style-name="ce5" office:value-type="string" calcext:value-type="string">
            <text:p>Automated Programm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75]);COM.MICROSOFT.CONCAT(['Offered modules from TUM online'.A$5:.A$150]))); ISNUMBER(FIND(&quot;Area&quot;; [.A75])); ISNUMBER(FIND(&quot;ID&quot;; [.A7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261483" xlink:type="simple">IN2114 </text:a> </text:p>
          </table:table-cell>
          <table:table-cell table:style-name="ce4"/>
          <table:table-cell table:style-name="ce5" office:value-type="string" calcext:value-type="string">
            <text:p>Automotive Software - Methods and Technology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76]);COM.MICROSOFT.CONCAT(['Offered modules from TUM online'.A$5:.A$150]))); ISNUMBER(FIND(&quot;Area&quot;; [.A76])); ISNUMBER(FIND(&quot;ID&quot;; [.A7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616748" xlink:type="simple">IN2359 </text:a> </text:p>
          </table:table-cell>
          <table:table-cell table:style-name="ce4"/>
          <table:table-cell table:style-name="ce5" office:value-type="string" calcext:value-type="string">
            <text:p>Blockchain-based Systems Engineering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77]);COM.MICROSOFT.CONCAT(['Offered modules from TUM online'.A$5:.A$150]))); ISNUMBER(FIND(&quot;Area&quot;; [.A77])); ISNUMBER(FIND(&quot;ID&quot;; [.A7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698351" xlink:type="simple">IN2372 </text:a> </text:p>
          </table:table-cell>
          <table:table-cell table:style-name="ce4"/>
          <table:table-cell table:style-name="ce5" office:value-type="string" calcext:value-type="string">
            <text:p>Introduction to Large-Scale Agile Software Development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78]);COM.MICROSOFT.CONCAT(['Offered modules from TUM online'.A$5:.A$150]))); ISNUMBER(FIND(&quot;Area&quot;; [.A78])); ISNUMBER(FIND(&quot;ID&quot;; [.A78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261731" xlink:type="simple">IN2084 </text:a> </text:p>
          </table:table-cell>
          <table:table-cell table:style-name="ce4"/>
          <table:table-cell table:style-name="ce5" office:value-type="string" calcext:value-type="string">
            <text:p>Advanced Topics of Software Test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79]);COM.MICROSOFT.CONCAT(['Offered modules from TUM online'.A$5:.A$150]))); ISNUMBER(FIND(&quot;Area&quot;; [.A79])); ISNUMBER(FIND(&quot;ID&quot;; [.A79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2636231" xlink:type="simple">IN2385 </text:a> </text:p>
          </table:table-cell>
          <table:table-cell table:style-name="ce4"/>
          <table:table-cell table:style-name="ce5" office:value-type="string" calcext:value-type="string">
            <text:p>Safety and Security for Cyber-Physical System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80]);COM.MICROSOFT.CONCAT(['Offered modules from TUM online'.A$5:.A$150]))); ISNUMBER(FIND(&quot;Area&quot;; [.A80])); ISNUMBER(FIND(&quot;ID&quot;; [.A80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922" xlink:type="simple">IN2078 </text:a> </text:p>
          </table:table-cell>
          <table:table-cell table:style-name="ce4"/>
          <table:table-cell table:style-name="ce5" office:value-type="string" calcext:value-type="string">
            <text:p>Foundations of program and system development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 table:style-name="ce20"/>
          <table:table-cell table:style-name="ce9" table:formula="of:=OR(ISNUMBER(FIND(TRIM([.A81]);COM.MICROSOFT.CONCAT(['Offered modules from TUM online'.A$5:.A$150]))); ISNUMBER(FIND(&quot;Area&quot;; [.A81])); ISNUMBER(FIND(&quot;ID&quot;; [.A81])))" office:value-type="boolean" office:boolean-value="false" calcext:value-type="boolean">
            <text:p>FALS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924" xlink:type="simple">IN2079 </text:a> </text:p>
          </table:table-cell>
          <table:table-cell table:style-name="ce4"/>
          <table:table-cell table:style-name="ce5" office:value-type="string" calcext:value-type="string">
            <text:p>IT-Consult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82]);COM.MICROSOFT.CONCAT(['Offered modules from TUM online'.A$5:.A$150]))); ISNUMBER(FIND(&quot;Area&quot;; [.A82])); ISNUMBER(FIND(&quot;ID&quot;; [.A8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926" xlink:type="simple">IN2080 </text:a> </text:p>
          </table:table-cell>
          <table:table-cell table:style-name="ce4"/>
          <table:table-cell table:style-name="ce5" office:value-type="string" calcext:value-type="string">
            <text:p>Modelling of Distributed System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1Ü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83]);COM.MICROSOFT.CONCAT(['Offered modules from TUM online'.A$5:.A$150]))); ISNUMBER(FIND(&quot;Area&quot;; [.A83])); ISNUMBER(FIND(&quot;ID&quot;; [.A8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19" office:value-type="string" calcext:value-type="string">
            <text:p><text:a xlink:href="https://campus.tum.de/tumonline/WBMODHB.wbShowMHBReadOnly?pKnotenNr=473855" xlink:type="simple">IN2081 </text:a> </text:p>
          </table:table-cell>
          <table:table-cell table:style-name="ce28"/>
          <table:table-cell table:style-name="ce19" office:value-type="string" calcext:value-type="string">
            <text:p>Patterns in Software Engineering </text:p>
          </table:table-cell>
          <table:table-cell table:style-name="ce19" office:value-type="string" calcext:value-type="string">
            <text:p>WS </text:p>
          </table:table-cell>
          <table:table-cell table:style-name="ce19" office:value-type="string" calcext:value-type="string">
            <text:p>2V+2Ü 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84]);COM.MICROSOFT.CONCAT(['Offered modules from TUM online'.A$5:.A$150]))); ISNUMBER(FIND(&quot;Area&quot;; [.A84])); ISNUMBER(FIND(&quot;ID&quot;; [.A84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261729" xlink:type="simple">IN2083 </text:a> </text:p>
          </table:table-cell>
          <table:table-cell table:style-name="ce4"/>
          <table:table-cell table:style-name="ce5" office:value-type="string" calcext:value-type="string">
            <text:p>Project Organisation and Management in Software Engineer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85]);COM.MICROSOFT.CONCAT(['Offered modules from TUM online'.A$5:.A$150]))); ISNUMBER(FIND(&quot;Area&quot;; [.A85])); ISNUMBER(FIND(&quot;ID&quot;; [.A8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2809336" xlink:type="simple">IN2394 </text:a> </text:p>
          </table:table-cell>
          <table:table-cell table:style-name="ce4"/>
          <table:table-cell table:style-name="ce5" office:value-type="string" calcext:value-type="string">
            <text:p>Requirements Engineer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86]);COM.MICROSOFT.CONCAT(['Offered modules from TUM online'.A$5:.A$150]))); ISNUMBER(FIND(&quot;Area&quot;; [.A86])); ISNUMBER(FIND(&quot;ID&quot;; [.A8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950" xlink:type="simple">IN2087 </text:a> </text:p>
          </table:table-cell>
          <table:table-cell table:style-name="ce4"/>
          <table:table-cell table:style-name="ce5" office:value-type="string" calcext:value-type="string">
            <text:p>Software Engineering for Business Applications - Master's Course: Web Application Engineer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87]);COM.MICROSOFT.CONCAT(['Offered modules from TUM online'.A$5:.A$150]))); ISNUMBER(FIND(&quot;Area&quot;; [.A87])); ISNUMBER(FIND(&quot;ID&quot;; [.A8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608628" xlink:type="simple">IN2235 </text:a> </text:p>
          </table:table-cell>
          <table:table-cell table:style-name="ce4"/>
          <table:table-cell table:style-name="ce5" office:value-type="string" calcext:value-type="string">
            <text:p>Software Engineering in an Industrial Sett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88]);COM.MICROSOFT.CONCAT(['Offered modules from TUM online'.A$5:.A$150]))); ISNUMBER(FIND(&quot;Area&quot;; [.A88])); ISNUMBER(FIND(&quot;ID&quot;; [.A88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56952" xlink:type="simple">IN2089 </text:a> </text:p>
          </table:table-cell>
          <table:table-cell table:style-name="ce4"/>
          <table:table-cell table:style-name="ce5" office:value-type="string" calcext:value-type="string">
            <text:p>Strategic IT Management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E </text:p>
          </table:table-cell>
          <table:table-cell table:style-name="ce8"/>
          <table:table-cell/>
          <table:table-cell table:style-name="ce9" table:formula="of:=OR(ISNUMBER(FIND(TRIM([.A89]);COM.MICROSOFT.CONCAT(['Offered modules from TUM online'.A$5:.A$150]))); ISNUMBER(FIND(&quot;Area&quot;; [.A89])); ISNUMBER(FIND(&quot;ID&quot;; [.A89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1" office:value-type="string" calcext:value-type="string" table:number-columns-spanned="8" table:number-rows-spanned="1">
            <text:p>Elective Modules of the Area "Formal Methods and their Applications" (FMA): </text:p>
          </table:table-cell>
          <table:covered-table-cell/>
          <table:covered-table-cell table:style-name="ce31"/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9" table:formula="of:=OR(ISNUMBER(FIND(TRIM([.A90]);COM.MICROSOFT.CONCAT(['Offered modules from TUM online'.A$5:.A$150]))); ISNUMBER(FIND(&quot;Area&quot;; [.A90])); ISNUMBER(FIND(&quot;ID&quot;; [.A90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91]);COM.MICROSOFT.CONCAT(['Offered modules from TUM online'.A$5:.A$150]))); ISNUMBER(FIND(&quot;Area&quot;; [.A91])); ISNUMBER(FIND(&quot;ID&quot;; [.A91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80385" xlink:type="simple">IN3350 </text:a> </text:p>
          </table:table-cell>
          <table:table-cell table:style-name="ce4"/>
          <table:table-cell table:style-name="ce5" office:value-type="string" calcext:value-type="string">
            <text:p>Selected Topics in Formal Methods and their Applications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92]);COM.MICROSOFT.CONCAT(['Offered modules from TUM online'.A$5:.A$150]))); ISNUMBER(FIND(&quot;Area&quot;; [.A92])); ISNUMBER(FIND(&quot;ID&quot;; [.A9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56400" xlink:type="simple">IN2041 </text:a> </text:p>
          </table:table-cell>
          <table:table-cell table:style-name="ce4"/>
          <table:table-cell table:style-name="ce5" office:value-type="string" calcext:value-type="string">
            <text:p>Automata and Formal Language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93]);COM.MICROSOFT.CONCAT(['Offered modules from TUM online'.A$5:.A$150]))); ISNUMBER(FIND(&quot;Area&quot;; [.A93])); ISNUMBER(FIND(&quot;ID&quot;; [.A93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408" xlink:type="simple">IN2042 </text:a> </text:p>
          </table:table-cell>
          <table:table-cell table:style-name="ce4"/>
          <table:table-cell table:style-name="ce5" office:value-type="string" calcext:value-type="string">
            <text:p>Automata and Formal Languages II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94]);COM.MICROSOFT.CONCAT(['Offered modules from TUM online'.A$5:.A$150]))); ISNUMBER(FIND(&quot;Area&quot;; [.A94])); ISNUMBER(FIND(&quot;ID&quot;; [.A9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520233" xlink:type="simple">IN2227 </text:a> </text:p>
          </table:table-cell>
          <table:table-cell table:style-name="ce4"/>
          <table:table-cell table:style-name="ce5" office:value-type="string" calcext:value-type="string">
            <text:p>Compiler construction I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95]);COM.MICROSOFT.CONCAT(['Offered modules from TUM online'.A$5:.A$150]))); ISNUMBER(FIND(&quot;Area&quot;; [.A95])); ISNUMBER(FIND(&quot;ID&quot;; [.A9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338241" xlink:type="simple">IN2347 </text:a> </text:p>
          </table:table-cell>
          <table:table-cell table:style-name="ce4"/>
          <table:table-cell table:style-name="ce5" office:value-type="string" calcext:value-type="string">
            <text:p>Functional Data Structure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96]);COM.MICROSOFT.CONCAT(['Offered modules from TUM online'.A$5:.A$150]))); ISNUMBER(FIND(&quot;Area&quot;; [.A96])); ISNUMBER(FIND(&quot;ID&quot;; [.A9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930144" xlink:type="simple">IN2296 </text:a> </text:p>
          </table:table-cell>
          <table:table-cell table:style-name="ce4"/>
          <table:table-cell table:style-name="ce5" office:value-type="string" calcext:value-type="string">
            <text:p>Games on Graph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97]);COM.MICROSOFT.CONCAT(['Offered modules from TUM online'.A$5:.A$150]))); ISNUMBER(FIND(&quot;Area&quot;; [.A97])); ISNUMBER(FIND(&quot;ID&quot;; [.A9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426" xlink:type="simple">IN2049 </text:a> </text:p>
          </table:table-cell>
          <table:table-cell table:style-name="ce4"/>
          <table:table-cell table:style-name="ce5" office:value-type="string" calcext:value-type="string">
            <text:p>Logic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98]);COM.MICROSOFT.CONCAT(['Offered modules from TUM online'.A$5:.A$150]))); ISNUMBER(FIND(&quot;Area&quot;; [.A98])); ISNUMBER(FIND(&quot;ID&quot;; [.A98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482" xlink:type="simple">IN2050 </text:a> </text:p>
          </table:table-cell>
          <table:table-cell table:style-name="ce4"/>
          <table:table-cell table:style-name="ce5" office:value-type="string" calcext:value-type="string">
            <text:p>Model Check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99]);COM.MICROSOFT.CONCAT(['Offered modules from TUM online'.A$5:.A$150]))); ISNUMBER(FIND(&quot;Area&quot;; [.A99])); ISNUMBER(FIND(&quot;ID&quot;; [.A99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414" xlink:type="simple">IN2045 </text:a> </text:p>
          </table:table-cell>
          <table:table-cell table:style-name="ce4"/>
          <table:table-cell table:style-name="ce5" office:value-type="string" calcext:value-type="string">
            <text:p>Network Analysis - Statistical and Formal Models and Method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00]);COM.MICROSOFT.CONCAT(['Offered modules from TUM online'.A$5:.A$150]))); ISNUMBER(FIND(&quot;Area&quot;; [.A100])); ISNUMBER(FIND(&quot;ID&quot;; [.A10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506" xlink:type="simple">IN2052 </text:a> </text:p>
          </table:table-cell>
          <table:table-cell table:style-name="ce4"/>
          <table:table-cell table:style-name="ce5" office:value-type="string" calcext:value-type="string">
            <text:p>Petri Nets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01]);COM.MICROSOFT.CONCAT(['Offered modules from TUM online'.A$5:.A$150]))); ISNUMBER(FIND(&quot;Area&quot;; [.A101])); ISNUMBER(FIND(&quot;ID&quot;; [.A101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73863" xlink:type="simple">IN2113 </text:a> </text:p>
          </table:table-cell>
          <table:table-cell table:style-name="ce4"/>
          <table:table-cell table:style-name="ce5" office:value-type="string" calcext:value-type="string">
            <text:p>Programming Language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 table:style-name="ce20"/>
          <table:table-cell table:style-name="ce9" table:formula="of:=OR(ISNUMBER(FIND(TRIM([.A102]);COM.MICROSOFT.CONCAT(['Offered modules from TUM online'.A$5:.A$150]))); ISNUMBER(FIND(&quot;Area&quot;; [.A102])); ISNUMBER(FIND(&quot;ID&quot;; [.A102])))" office:value-type="boolean" office:boolean-value="true" calcext:value-type="boolean">
            <text:p>TRU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56509" xlink:type="simple">IN2053 </text:a> </text:p>
          </table:table-cell>
          <table:table-cell table:style-name="ce4"/>
          <table:table-cell table:style-name="ce5" office:value-type="string" calcext:value-type="string">
            <text:p>Program Optimizatio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03]);COM.MICROSOFT.CONCAT(['Offered modules from TUM online'.A$5:.A$150]))); ISNUMBER(FIND(&quot;Area&quot;; [.A103])); ISNUMBER(FIND(&quot;ID&quot;; [.A103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254191" xlink:type="simple">IN2340 </text:a> </text:p>
          </table:table-cell>
          <table:table-cell table:style-name="ce4"/>
          <table:table-cell table:style-name="ce5" office:value-type="string" calcext:value-type="string">
            <text:p>Quantitative Verificatio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04]);COM.MICROSOFT.CONCAT(['Offered modules from TUM online'.A$5:.A$150]))); ISNUMBER(FIND(&quot;Area&quot;; [.A104])); ISNUMBER(FIND(&quot;ID&quot;; [.A104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56513" xlink:type="simple">IN2055 </text:a> </text:p>
          </table:table-cell>
          <table:table-cell table:style-name="ce4"/>
          <table:table-cell table:style-name="ce5" office:value-type="string" calcext:value-type="string">
            <text:p>Semantic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05]);COM.MICROSOFT.CONCAT(['Offered modules from TUM online'.A$5:.A$150]))); ISNUMBER(FIND(&quot;Area&quot;; [.A105])); ISNUMBER(FIND(&quot;ID&quot;; [.A105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398" xlink:type="simple">IN2040 </text:a> </text:p>
          </table:table-cell>
          <table:table-cell table:style-name="ce4"/>
          <table:table-cell table:style-name="ce5" office:value-type="string" calcext:value-type="string">
            <text:p>Virtual Machine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06]);COM.MICROSOFT.CONCAT(['Offered modules from TUM online'.A$5:.A$150]))); ISNUMBER(FIND(&quot;Area&quot;; [.A106])); ISNUMBER(FIND(&quot;ID&quot;; [.A10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 table:number-columns-spanned="8" table:number-rows-spanned="1">
            <text:p>You can choose ONE (not more) of the following modules for FMA in addition to the modules mentioned above: 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9" table:formula="of:=OR(ISNUMBER(FIND(TRIM([.A107]);COM.MICROSOFT.CONCAT(['Offered modules from TUM online'.A$5:.A$150]))); ISNUMBER(FIND(&quot;Area&quot;; [.A107])); ISNUMBER(FIND(&quot;ID&quot;; [.A10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108]);COM.MICROSOFT.CONCAT(['Offered modules from TUM online'.A$5:.A$150]))); ISNUMBER(FIND(&quot;Area&quot;; [.A108])); ISNUMBER(FIND(&quot;ID&quot;; [.A108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422" xlink:type="simple">IN2048 </text:a> </text:p>
          </table:table-cell>
          <table:table-cell table:style-name="ce4"/>
          <table:table-cell table:style-name="ce5" office:value-type="string" calcext:value-type="string">
            <text:p>Equational logic and lambda calculus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09]);COM.MICROSOFT.CONCAT(['Offered modules from TUM online'.A$5:.A$150]))); ISNUMBER(FIND(&quot;Area&quot;; [.A109])); ISNUMBER(FIND(&quot;ID&quot;; [.A109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446511" xlink:type="simple">IN2358 </text:a> </text:p>
          </table:table-cell>
          <table:table-cell table:style-name="ce4"/>
          <table:table-cell table:style-name="ce5" office:value-type="string" calcext:value-type="string">
            <text:p>Lambda Calculus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10]);COM.MICROSOFT.CONCAT(['Offered modules from TUM online'.A$5:.A$150]))); ISNUMBER(FIND(&quot;Area&quot;; [.A110])); ISNUMBER(FIND(&quot;ID&quot;; [.A110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1" office:value-type="string" calcext:value-type="string" table:number-columns-spanned="8" table:number-rows-spanned="1">
            <text:p>Elective Modules of the Area "Machine Learning and Analytics" (MLA): </text:p>
          </table:table-cell>
          <table:covered-table-cell/>
          <table:covered-table-cell table:style-name="ce31"/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9" table:formula="of:=OR(ISNUMBER(FIND(TRIM([.A111]);COM.MICROSOFT.CONCAT(['Offered modules from TUM online'.A$5:.A$150]))); ISNUMBER(FIND(&quot;Area&quot;; [.A111])); ISNUMBER(FIND(&quot;ID&quot;; [.A111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112]);COM.MICROSOFT.CONCAT(['Offered modules from TUM online'.A$5:.A$150]))); ISNUMBER(FIND(&quot;Area&quot;; [.A112])); ISNUMBER(FIND(&quot;ID&quot;; [.A112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930142" xlink:type="simple">IN2298 </text:a> </text:p>
          </table:table-cell>
          <table:table-cell table:style-name="ce4"/>
          <table:table-cell table:style-name="ce5" office:value-type="string" calcext:value-type="string">
            <text:p>Advanced Deep Learning for Physic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4V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13]);COM.MICROSOFT.CONCAT(['Offered modules from TUM online'.A$5:.A$150]))); ISNUMBER(FIND(&quot;Area&quot;; [.A113])); ISNUMBER(FIND(&quot;ID&quot;; [.A11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498129" xlink:type="simple">IN3440 </text:a> </text:p>
          </table:table-cell>
          <table:table-cell table:style-name="ce4"/>
          <table:table-cell table:style-name="ce5" office:value-type="string" calcext:value-type="string">
            <text:p>Selected Topics in Machine Learning and Analytics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14]);COM.MICROSOFT.CONCAT(['Offered modules from TUM online'.A$5:.A$150]))); ISNUMBER(FIND(&quot;Area&quot;; [.A114])); ISNUMBER(FIND(&quot;ID&quot;; [.A11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334293" xlink:type="simple">IN2346 </text:a> </text:p>
          </table:table-cell>
          <table:table-cell table:style-name="ce4"/>
          <table:table-cell table:style-name="ce5" office:value-type="string" calcext:value-type="string">
            <text:p>Introduction to Deep Learn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15]);COM.MICROSOFT.CONCAT(['Offered modules from TUM online'.A$5:.A$150]))); ISNUMBER(FIND(&quot;Area&quot;; [.A115])); ISNUMBER(FIND(&quot;ID&quot;; [.A115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2805476" xlink:type="simple">IN2395 </text:a> </text:p>
          </table:table-cell>
          <table:table-cell table:style-name="ce4"/>
          <table:table-cell table:style-name="ce5" office:value-type="string" calcext:value-type="string">
            <text:p>Legal Data Science and Informatics </text:p>
          </table:table-cell>
          <table:table-cell table:style-name="ce5" office:value-type="string" calcext:value-type="string">
            <text:p>WS/SS </text:p>
          </table:table-cell>
          <table:table-cell table:style-name="ce5" office:value-type="string" calcext:value-type="string">
            <text:p>4V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16]);COM.MICROSOFT.CONCAT(['Offered modules from TUM online'.A$5:.A$150]))); ISNUMBER(FIND(&quot;Area&quot;; [.A116])); ISNUMBER(FIND(&quot;ID&quot;; [.A116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799629" xlink:type="simple">IN2323 </text:a> </text:p>
          </table:table-cell>
          <table:table-cell table:style-name="ce4"/>
          <table:table-cell table:style-name="ce5" office:value-type="string" calcext:value-type="string">
            <text:p>Machine Learning for Graphs and Sequential Data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17]);COM.MICROSOFT.CONCAT(['Offered modules from TUM online'.A$5:.A$150]))); ISNUMBER(FIND(&quot;Area&quot;; [.A117])); ISNUMBER(FIND(&quot;ID&quot;; [.A11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446338" xlink:type="simple">IN2357 </text:a> </text:p>
          </table:table-cell>
          <table:table-cell table:style-name="ce4"/>
          <table:table-cell table:style-name="ce5" office:value-type="string" calcext:value-type="string">
            <text:p>Machine Learning for Computer Vision </text:p>
          </table:table-cell>
          <table:table-cell table:style-name="ce5" office:value-type="string" calcext:value-type="string">
            <text:p>WS/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18]);COM.MICROSOFT.CONCAT(['Offered modules from TUM online'.A$5:.A$150]))); ISNUMBER(FIND(&quot;Area&quot;; [.A118])); ISNUMBER(FIND(&quot;ID&quot;; [.A118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493755" xlink:type="simple">IN2361 </text:a> </text:p>
          </table:table-cell>
          <table:table-cell table:style-name="ce4"/>
          <table:table-cell table:style-name="ce5" office:value-type="string" calcext:value-type="string">
            <text:p>Natural Language Process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19]);COM.MICROSOFT.CONCAT(['Offered modules from TUM online'.A$5:.A$150]))); ISNUMBER(FIND(&quot;Area&quot;; [.A119])); ISNUMBER(FIND(&quot;ID&quot;; [.A119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2808925" xlink:type="simple">IN2391 </text:a> </text:p>
          </table:table-cell>
          <table:table-cell table:style-name="ce4"/>
          <table:table-cell table:style-name="ce5" office:value-type="string" calcext:value-type="string">
            <text:p>Predictive Analytic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20]);COM.MICROSOFT.CONCAT(['Offered modules from TUM online'.A$5:.A$150]))); ISNUMBER(FIND(&quot;Area&quot;; [.A120])); ISNUMBER(FIND(&quot;ID&quot;; [.A12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764854" xlink:type="simple">IN2378 </text:a> </text:p>
          </table:table-cell>
          <table:table-cell table:style-name="ce4"/>
          <table:table-cell table:style-name="ce5" office:value-type="string" calcext:value-type="string">
            <text:p>Statistical Foundations of Learn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 table:style-name="ce20"/>
          <table:table-cell table:style-name="ce9" table:formula="of:=OR(ISNUMBER(FIND(TRIM([.A121]);COM.MICROSOFT.CONCAT(['Offered modules from TUM online'.A$5:.A$150]))); ISNUMBER(FIND(&quot;Area&quot;; [.A121])); ISNUMBER(FIND(&quot;ID&quot;; [.A121])))" office:value-type="boolean" office:boolean-value="false" calcext:value-type="boolean">
            <text:p>FALS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816261" xlink:type="simple">IN2349 </text:a> </text:p>
          </table:table-cell>
          <table:table-cell table:style-name="ce4"/>
          <table:table-cell table:style-name="ce5" office:value-type="string" calcext:value-type="string">
            <text:p>Advanced Deep Learning for Robotic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P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/>
          <table:table-cell/>
          <table:table-cell table:style-name="ce9" table:formula="of:=OR(ISNUMBER(FIND(TRIM([.A122]);COM.MICROSOFT.CONCAT(['Offered modules from TUM online'.A$5:.A$150]))); ISNUMBER(FIND(&quot;Area&quot;; [.A122])); ISNUMBER(FIND(&quot;ID&quot;; [.A122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 table:number-columns-spanned="8" table:number-rows-spanned="1">
            <text:p>You can choose ONE (not more) of the following modules for MLA in addition to the modules mentioned above: 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9" table:formula="of:=OR(ISNUMBER(FIND(TRIM([.A123]);COM.MICROSOFT.CONCAT(['Offered modules from TUM online'.A$5:.A$150]))); ISNUMBER(FIND(&quot;Area&quot;; [.A123])); ISNUMBER(FIND(&quot;ID&quot;; [.A12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124]);COM.MICROSOFT.CONCAT(['Offered modules from TUM online'.A$5:.A$150]))); ISNUMBER(FIND(&quot;Area&quot;; [.A124])); ISNUMBER(FIND(&quot;ID&quot;; [.A124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2863073" xlink:type="simple">IN2028 </text:a> </text:p>
          </table:table-cell>
          <table:table-cell table:style-name="ce4"/>
          <table:table-cell table:style-name="ce5" office:value-type="string" calcext:value-type="string">
            <text:p>Business Analytics and Machine Learn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25]);COM.MICROSOFT.CONCAT(['Offered modules from TUM online'.A$5:.A$150]))); ISNUMBER(FIND(&quot;Area&quot;; [.A125])); ISNUMBER(FIND(&quot;ID&quot;; [.A125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254188" xlink:type="simple">IN2339 </text:a> </text:p>
          </table:table-cell>
          <table:table-cell table:style-name="ce4"/>
          <table:table-cell table:style-name="ce5" office:value-type="string" calcext:value-type="string">
            <text:p>Data Analysis and Visualization in R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4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26]);COM.MICROSOFT.CONCAT(['Offered modules from TUM online'.A$5:.A$150]))); ISNUMBER(FIND(&quot;Area&quot;; [.A126])); ISNUMBER(FIND(&quot;ID&quot;; [.A126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76873" xlink:type="simple">IN2030 </text:a> </text:p>
          </table:table-cell>
          <table:table-cell table:style-name="ce4"/>
          <table:table-cell table:style-name="ce5" office:value-type="string" calcext:value-type="string">
            <text:p>Data Mining and Knowledge Discovery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N </text:p>
          </table:table-cell>
          <table:table-cell table:style-name="ce4"/>
          <table:table-cell/>
          <table:table-cell table:style-name="ce9" table:formula="of:=OR(ISNUMBER(FIND(TRIM([.A127]);COM.MICROSOFT.CONCAT(['Offered modules from TUM online'.A$5:.A$150]))); ISNUMBER(FIND(&quot;Area&quot;; [.A127])); ISNUMBER(FIND(&quot;ID&quot;; [.A127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 table:number-columns-spanned="8" table:number-rows-spanned="1">
            <text:p>You can choose ONE (not more) of the following modules for MLA in addition to the modules mentioned above: 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9" table:formula="of:=OR(ISNUMBER(FIND(TRIM([.A128]);COM.MICROSOFT.CONCAT(['Offered modules from TUM online'.A$5:.A$150]))); ISNUMBER(FIND(&quot;Area&quot;; [.A128])); ISNUMBER(FIND(&quot;ID&quot;; [.A128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129]);COM.MICROSOFT.CONCAT(['Offered modules from TUM online'.A$5:.A$150]))); ISNUMBER(FIND(&quot;Area&quot;; [.A129])); ISNUMBER(FIND(&quot;ID&quot;; [.A129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56537" xlink:type="simple">IN2064 </text:a> </text:p>
          </table:table-cell>
          <table:table-cell table:style-name="ce4"/>
          <table:table-cell table:style-name="ce5" office:value-type="string" calcext:value-type="string">
            <text:p>Machine Learn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30]);COM.MICROSOFT.CONCAT(['Offered modules from TUM online'.A$5:.A$150]))); ISNUMBER(FIND(&quot;Area&quot;; [.A130])); ISNUMBER(FIND(&quot;ID&quot;; [.A130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219075" xlink:type="simple">IN2332 </text:a> </text:p>
          </table:table-cell>
          <table:table-cell table:style-name="ce4"/>
          <table:table-cell table:style-name="ce5" office:value-type="string" calcext:value-type="string">
            <text:p>Statistical Modeling and Machine Learn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4V+4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8"/>
          <table:table-cell/>
          <table:table-cell table:style-name="ce9" table:formula="of:=OR(ISNUMBER(FIND(TRIM([.A131]);COM.MICROSOFT.CONCAT(['Offered modules from TUM online'.A$5:.A$150]))); ISNUMBER(FIND(&quot;Area&quot;; [.A131])); ISNUMBER(FIND(&quot;ID&quot;; [.A131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1" office:value-type="string" calcext:value-type="string" table:number-columns-spanned="8" table:number-rows-spanned="1">
            <text:p>Elective Modules of the Area "Computer Architecture, Computer Networks and Distributed Systems" (RRV): </text:p>
          </table:table-cell>
          <table:covered-table-cell/>
          <table:covered-table-cell table:style-name="ce31"/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9" table:formula="of:=OR(ISNUMBER(FIND(TRIM([.A132]);COM.MICROSOFT.CONCAT(['Offered modules from TUM online'.A$5:.A$150]))); ISNUMBER(FIND(&quot;Area&quot;; [.A132])); ISNUMBER(FIND(&quot;ID&quot;; [.A132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133]);COM.MICROSOFT.CONCAT(['Offered modules from TUM online'.A$5:.A$150]))); ISNUMBER(FIND(&quot;Area&quot;; [.A133])); ISNUMBER(FIND(&quot;ID&quot;; [.A133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498135" xlink:type="simple">IN3450 </text:a> </text:p>
          </table:table-cell>
          <table:table-cell table:style-name="ce4"/>
          <table:table-cell table:style-name="ce5" office:value-type="string" calcext:value-type="string">
            <text:p>Selected Topics in Computer Architecture, Computer Networks and Distributed Systems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34]);COM.MICROSOFT.CONCAT(['Offered modules from TUM online'.A$5:.A$150]))); ISNUMBER(FIND(&quot;Area&quot;; [.A134])); ISNUMBER(FIND(&quot;ID&quot;; [.A13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656" xlink:type="simple">IN2073 </text:a> </text:p>
          </table:table-cell>
          <table:table-cell table:style-name="ce4"/>
          <table:table-cell table:style-name="ce5" office:value-type="string" calcext:value-type="string">
            <text:p>Cloud Comput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1Ü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35]);COM.MICROSOFT.CONCAT(['Offered modules from TUM online'.A$5:.A$150]))); ISNUMBER(FIND(&quot;Area&quot;; [.A135])); ISNUMBER(FIND(&quot;ID&quot;; [.A13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150616" xlink:type="simple">IN2324 </text:a> </text:p>
          </table:table-cell>
          <table:table-cell table:style-name="ce4"/>
          <table:table-cell table:style-name="ce5" office:value-type="string" calcext:value-type="string">
            <text:p>Connected Mobility Basic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36]);COM.MICROSOFT.CONCAT(['Offered modules from TUM online'.A$5:.A$150]))); ISNUMBER(FIND(&quot;Area&quot;; [.A136])); ISNUMBER(FIND(&quot;ID&quot;; [.A136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757591" xlink:type="simple">IN2280 </text:a> </text:p>
          </table:table-cell>
          <table:table-cell table:style-name="ce4"/>
          <table:table-cell table:style-name="ce5" office:value-type="string" calcext:value-type="string">
            <text:p>Energy Informatics </text:p>
          </table:table-cell>
          <table:table-cell table:style-name="ce5" office:value-type="string" calcext:value-type="string">
            <text:p>WS/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37]);COM.MICROSOFT.CONCAT(['Offered modules from TUM online'.A$5:.A$150]))); ISNUMBER(FIND(&quot;Area&quot;; [.A137])); ISNUMBER(FIND(&quot;ID&quot;; [.A13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743552" xlink:type="simple">EI70630 </text:a> </text:p>
          </table:table-cell>
          <table:table-cell table:style-name="ce4"/>
          <table:table-cell table:style-name="ce5" office:value-type="string" calcext:value-type="string">
            <text:p>HW/SW Codesign </text:p>
          </table:table-cell>
          <table:table-cell table:style-name="ce5" office:value-type="string" calcext:value-type="string">
            <text:p>WS/SS </text:p>
          </table:table-cell>
          <table:table-cell table:style-name="ce5" office:value-type="string" calcext:value-type="string">
            <text:p>2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 table:style-name="ce20"/>
          <table:table-cell table:style-name="ce9" table:formula="of:=OR(ISNUMBER(FIND(TRIM([.A138]);COM.MICROSOFT.CONCAT(['Offered modules from TUM online'.A$5:.A$150]))); ISNUMBER(FIND(&quot;Area&quot;; [.A138])); ISNUMBER(FIND(&quot;ID&quot;; [.A138])))" office:value-type="boolean" office:boolean-value="true" calcext:value-type="boolean">
            <text:p>TRU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816258" xlink:type="simple">IN2380 </text:a> </text:p>
          </table:table-cell>
          <table:table-cell table:style-name="ce4"/>
          <table:table-cell table:style-name="ce5" office:value-type="string" calcext:value-type="string">
            <text:p>Internet Operations: Protocols, Applications, and Users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39]);COM.MICROSOFT.CONCAT(['Offered modules from TUM online'.A$5:.A$150]))); ISNUMBER(FIND(&quot;Area&quot;; [.A139])); ISNUMBER(FIND(&quot;ID&quot;; [.A139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60544" xlink:type="simple">IN2097 </text:a> </text:p>
          </table:table-cell>
          <table:table-cell table:style-name="ce4"/>
          <table:table-cell table:style-name="ce5" office:value-type="string" calcext:value-type="string">
            <text:p>Advanced Computer Network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40]);COM.MICROSOFT.CONCAT(['Offered modules from TUM online'.A$5:.A$150]))); ISNUMBER(FIND(&quot;Area&quot;; [.A140])); ISNUMBER(FIND(&quot;ID&quot;; [.A140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60548" xlink:type="simple">IN2098 </text:a> </text:p>
          </table:table-cell>
          <table:table-cell table:style-name="ce4"/>
          <table:table-cell table:style-name="ce5" office:value-type="string" calcext:value-type="string">
            <text:p>Mobile Distributed System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41]);COM.MICROSOFT.CONCAT(['Offered modules from TUM online'.A$5:.A$150]))); ISNUMBER(FIND(&quot;Area&quot;; [.A141])); ISNUMBER(FIND(&quot;ID&quot;; [.A141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070916" xlink:type="simple">IN2315 </text:a> </text:p>
          </table:table-cell>
          <table:table-cell table:style-name="ce4"/>
          <table:table-cell table:style-name="ce5" office:value-type="string" calcext:value-type="string">
            <text:p>Network Cod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E/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42]);COM.MICROSOFT.CONCAT(['Offered modules from TUM online'.A$5:.A$150]))); ISNUMBER(FIND(&quot;Area&quot;; [.A142])); ISNUMBER(FIND(&quot;ID&quot;; [.A142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992" xlink:type="simple">IN2099 </text:a> </text:p>
          </table:table-cell>
          <table:table-cell table:style-name="ce4"/>
          <table:table-cell table:style-name="ce5" office:value-type="string" calcext:value-type="string">
            <text:p>Network and System Management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3V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43]);COM.MICROSOFT.CONCAT(['Offered modules from TUM online'.A$5:.A$150]))); ISNUMBER(FIND(&quot;Area&quot;; [.A143])); ISNUMBER(FIND(&quot;ID&quot;; [.A14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826031" xlink:type="simple">IN2333 </text:a> </text:p>
          </table:table-cell>
          <table:table-cell table:style-name="ce4"/>
          <table:table-cell table:style-name="ce5" office:value-type="string" calcext:value-type="string">
            <text:p>Protocol Design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44]);COM.MICROSOFT.CONCAT(['Offered modules from TUM online'.A$5:.A$150]))); ISNUMBER(FIND(&quot;Area&quot;; [.A144])); ISNUMBER(FIND(&quot;ID&quot;; [.A14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670" xlink:type="simple">IN2075 </text:a> </text:p>
          </table:table-cell>
          <table:table-cell table:style-name="ce4"/>
          <table:table-cell table:style-name="ce5" office:value-type="string" calcext:value-type="string">
            <text:p>Microprocessor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45]);COM.MICROSOFT.CONCAT(['Offered modules from TUM online'.A$5:.A$150]))); ISNUMBER(FIND(&quot;Area&quot;; [.A145])); ISNUMBER(FIND(&quot;ID&quot;; [.A14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56672" xlink:type="simple">IN2076 </text:a> </text:p>
          </table:table-cell>
          <table:table-cell table:style-name="ce4"/>
          <table:table-cell table:style-name="ce5" office:value-type="string" calcext:value-type="string">
            <text:p>Advanced Computer Architecture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46]);COM.MICROSOFT.CONCAT(['Offered modules from TUM online'.A$5:.A$150]))); ISNUMBER(FIND(&quot;Area&quot;; [.A146])); ISNUMBER(FIND(&quot;ID&quot;; [.A146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756837" xlink:type="simple">IN2259 </text:a> </text:p>
          </table:table-cell>
          <table:table-cell table:style-name="ce4"/>
          <table:table-cell table:style-name="ce5" office:value-type="string" calcext:value-type="string">
            <text:p>Distributed System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47]);COM.MICROSOFT.CONCAT(['Offered modules from TUM online'.A$5:.A$150]))); ISNUMBER(FIND(&quot;Area&quot;; [.A147])); ISNUMBER(FIND(&quot;ID&quot;; [.A147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57032" xlink:type="simple">IN2125 </text:a> </text:p>
          </table:table-cell>
          <table:table-cell table:style-name="ce4"/>
          <table:table-cell table:style-name="ce5" office:value-type="string" calcext:value-type="string">
            <text:p>Virtualization Technique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8"/>
          <table:table-cell/>
          <table:table-cell table:style-name="ce9" table:formula="of:=OR(ISNUMBER(FIND(TRIM([.A148]);COM.MICROSOFT.CONCAT(['Offered modules from TUM online'.A$5:.A$150]))); ISNUMBER(FIND(&quot;Area&quot;; [.A148])); ISNUMBER(FIND(&quot;ID&quot;; [.A148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1" office:value-type="string" calcext:value-type="string" table:number-columns-spanned="8" table:number-rows-spanned="1">
            <text:p>Elective Modules of the Area "Robotics" (ROB): </text:p>
          </table:table-cell>
          <table:covered-table-cell/>
          <table:covered-table-cell table:style-name="ce31"/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9" table:formula="of:=OR(ISNUMBER(FIND(TRIM([.A149]);COM.MICROSOFT.CONCAT(['Offered modules from TUM online'.A$5:.A$150]))); ISNUMBER(FIND(&quot;Area&quot;; [.A149])); ISNUMBER(FIND(&quot;ID&quot;; [.A149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150]);COM.MICROSOFT.CONCAT(['Offered modules from TUM online'.A$5:.A$150]))); ISNUMBER(FIND(&quot;Area&quot;; [.A150])); ISNUMBER(FIND(&quot;ID&quot;; [.A150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734236" xlink:type="simple">IN2376 </text:a> </text:p>
          </table:table-cell>
          <table:table-cell table:style-name="ce4"/>
          <table:table-cell table:style-name="ce5" office:value-type="string" calcext:value-type="string">
            <text:p>Advanced Robot Control and Learn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+2P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51]);COM.MICROSOFT.CONCAT(['Offered modules from TUM online'.A$5:.A$150]))); ISNUMBER(FIND(&quot;Area&quot;; [.A151])); ISNUMBER(FIND(&quot;ID&quot;; [.A151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392538" xlink:type="simple">IN2352 </text:a> </text:p>
          </table:table-cell>
          <table:table-cell table:style-name="ce4"/>
          <table:table-cell table:style-name="ce5" office:value-type="string" calcext:value-type="string">
            <text:p>Applied Biorobotic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S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52]);COM.MICROSOFT.CONCAT(['Offered modules from TUM online'.A$5:.A$150]))); ISNUMBER(FIND(&quot;Area&quot;; [.A152])); ISNUMBER(FIND(&quot;ID&quot;; [.A15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498138" xlink:type="simple">IN3460 </text:a> </text:p>
          </table:table-cell>
          <table:table-cell table:style-name="ce4"/>
          <table:table-cell table:style-name="ce5" office:value-type="string" calcext:value-type="string">
            <text:p>Selected Topics in Robotics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53]);COM.MICROSOFT.CONCAT(['Offered modules from TUM online'.A$5:.A$150]))); ISNUMBER(FIND(&quot;Area&quot;; [.A153])); ISNUMBER(FIND(&quot;ID&quot;; [.A15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446290" xlink:type="simple">IN2356 </text:a> </text:p>
          </table:table-cell>
          <table:table-cell table:style-name="ce4"/>
          <table:table-cell table:style-name="ce5" office:value-type="string" calcext:value-type="string">
            <text:p>Autonomous Driv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54]);COM.MICROSOFT.CONCAT(['Offered modules from TUM online'.A$5:.A$150]))); ISNUMBER(FIND(&quot;Area&quot;; [.A154])); ISNUMBER(FIND(&quot;ID&quot;; [.A15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126210" xlink:type="simple">IN2318 </text:a> </text:p>
          </table:table-cell>
          <table:table-cell table:style-name="ce4"/>
          <table:table-cell table:style-name="ce5" office:value-type="string" calcext:value-type="string">
            <text:p>Autonomous Navigation for Flying Robots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55]);COM.MICROSOFT.CONCAT(['Offered modules from TUM online'.A$5:.A$150]))); ISNUMBER(FIND(&quot;Area&quot;; [.A155])); ISNUMBER(FIND(&quot;ID&quot;; [.A15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73874" xlink:type="simple">IN2138 </text:a> </text:p>
          </table:table-cell>
          <table:table-cell table:style-name="ce4"/>
          <table:table-cell table:style-name="ce5" office:value-type="string" calcext:value-type="string">
            <text:p>Robot Motion Plann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 table:style-name="ce20"/>
          <table:table-cell table:style-name="ce9" table:formula="of:=OR(ISNUMBER(FIND(TRIM([.A156]);COM.MICROSOFT.CONCAT(['Offered modules from TUM online'.A$5:.A$150]))); ISNUMBER(FIND(&quot;Area&quot;; [.A156])); ISNUMBER(FIND(&quot;ID&quot;; [.A156])))" office:value-type="boolean" office:boolean-value="false" calcext:value-type="boolean">
            <text:p>FALS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977331" xlink:type="simple">IN2305 </text:a> </text:p>
          </table:table-cell>
          <table:table-cell table:style-name="ce4"/>
          <table:table-cell table:style-name="ce5" office:value-type="string" calcext:value-type="string">
            <text:p>Cyber-Physical System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57]);COM.MICROSOFT.CONCAT(['Offered modules from TUM online'.A$5:.A$150]))); ISNUMBER(FIND(&quot;Area&quot;; [.A157])); ISNUMBER(FIND(&quot;ID&quot;; [.A15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261091" xlink:type="simple">IN2060 </text:a> </text:p>
          </table:table-cell>
          <table:table-cell table:style-name="ce4"/>
          <table:table-cell table:style-name="ce5" office:value-type="string" calcext:value-type="string">
            <text:p>Real-Time System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58]);COM.MICROSOFT.CONCAT(['Offered modules from TUM online'.A$5:.A$150]))); ISNUMBER(FIND(&quot;Area&quot;; [.A158])); ISNUMBER(FIND(&quot;ID&quot;; [.A158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531" xlink:type="simple">IN2061 </text:a> </text:p>
          </table:table-cell>
          <table:table-cell table:style-name="ce4"/>
          <table:table-cell table:style-name="ce5" office:value-type="string" calcext:value-type="string">
            <text:p>Introduction to digital signal process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3Ü 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59]);COM.MICROSOFT.CONCAT(['Offered modules from TUM online'.A$5:.A$150]))); ISNUMBER(FIND(&quot;Area&quot;; [.A159])); ISNUMBER(FIND(&quot;ID&quot;; [.A159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56533" xlink:type="simple">IN2062 </text:a> </text:p>
          </table:table-cell>
          <table:table-cell table:style-name="ce4"/>
          <table:table-cell table:style-name="ce5" office:value-type="string" calcext:value-type="string">
            <text:p>Techniques in Artificial Intelligence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60]);COM.MICROSOFT.CONCAT(['Offered modules from TUM online'.A$5:.A$150]))); ISNUMBER(FIND(&quot;Area&quot;; [.A160])); ISNUMBER(FIND(&quot;ID&quot;; [.A160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87482" xlink:type="simple">IN2222 </text:a> </text:p>
          </table:table-cell>
          <table:table-cell table:style-name="ce4"/>
          <table:table-cell table:style-name="ce5" office:value-type="string" calcext:value-type="string">
            <text:p>Cognitive System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61]);COM.MICROSOFT.CONCAT(['Offered modules from TUM online'.A$5:.A$150]))); ISNUMBER(FIND(&quot;Area&quot;; [.A161])); ISNUMBER(FIND(&quot;ID&quot;; [.A161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624241" xlink:type="simple">MW2411 </text:a> </text:p>
          </table:table-cell>
          <table:table-cell table:style-name="ce4"/>
          <table:table-cell table:style-name="ce5" office:value-type="string" calcext:value-type="string">
            <text:p>Concepts and Software Design for Cyber-Physical Systems </text:p>
          </table:table-cell>
          <table:table-cell table:style-name="ce5" office:value-type="string" calcext:value-type="string">
            <text:p>WS/SS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62]);COM.MICROSOFT.CONCAT(['Offered modules from TUM online'.A$5:.A$150]))); ISNUMBER(FIND(&quot;Area&quot;; [.A162])); ISNUMBER(FIND(&quot;ID&quot;; [.A162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977264" xlink:type="simple">IN2308 </text:a> </text:p>
          </table:table-cell>
          <table:table-cell table:style-name="ce4"/>
          <table:table-cell table:style-name="ce5" office:value-type="string" calcext:value-type="string">
            <text:p>Robot Programming and Control for Human Interaction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63]);COM.MICROSOFT.CONCAT(['Offered modules from TUM online'.A$5:.A$150]))); ISNUMBER(FIND(&quot;Area&quot;; [.A163])); ISNUMBER(FIND(&quot;ID&quot;; [.A16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261359" xlink:type="simple">IN2067 </text:a> </text:p>
          </table:table-cell>
          <table:table-cell table:style-name="ce4"/>
          <table:table-cell table:style-name="ce5" office:value-type="string" calcext:value-type="string">
            <text:p>Robotic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64]);COM.MICROSOFT.CONCAT(['Offered modules from TUM online'.A$5:.A$150]))); ISNUMBER(FIND(&quot;Area&quot;; [.A164])); ISNUMBER(FIND(&quot;ID&quot;; [.A164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261771" xlink:type="simple">IN2068 </text:a> </text:p>
          </table:table-cell>
          <table:table-cell table:style-name="ce4"/>
          <table:table-cell table:style-name="ce5" office:value-type="string" calcext:value-type="string">
            <text:p>Sensor-based Robotic Manipulation and Locomotio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65]);COM.MICROSOFT.CONCAT(['Offered modules from TUM online'.A$5:.A$150]))); ISNUMBER(FIND(&quot;Area&quot;; [.A165])); ISNUMBER(FIND(&quot;ID&quot;; [.A165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76903" xlink:type="simple">IN2071 </text:a> </text:p>
          </table:table-cell>
          <table:table-cell table:style-name="ce4"/>
          <table:table-cell table:style-name="ce5" office:value-type="string" calcext:value-type="string">
            <text:p>Knowledge-based Systems for Industrial Application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EN </text:p>
          </table:table-cell>
          <table:table-cell table:style-name="ce8"/>
          <table:table-cell/>
          <table:table-cell table:style-name="ce9" table:formula="of:=OR(ISNUMBER(FIND(TRIM([.A166]);COM.MICROSOFT.CONCAT(['Offered modules from TUM online'.A$5:.A$150]))); ISNUMBER(FIND(&quot;Area&quot;; [.A166])); ISNUMBER(FIND(&quot;ID&quot;; [.A166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1" office:value-type="string" calcext:value-type="string" table:number-columns-spanned="8" table:number-rows-spanned="1">
            <text:p>Elective Modules of the Area "Security and Privacy" (SP): </text:p>
          </table:table-cell>
          <table:covered-table-cell/>
          <table:covered-table-cell table:style-name="ce31"/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9" table:formula="of:=OR(ISNUMBER(FIND(TRIM([.A167]);COM.MICROSOFT.CONCAT(['Offered modules from TUM online'.A$5:.A$150]))); ISNUMBER(FIND(&quot;Area&quot;; [.A167])); ISNUMBER(FIND(&quot;ID&quot;; [.A167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168]);COM.MICROSOFT.CONCAT(['Offered modules from TUM online'.A$5:.A$150]))); ISNUMBER(FIND(&quot;Area&quot;; [.A168])); ISNUMBER(FIND(&quot;ID&quot;; [.A168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498142" xlink:type="simple">IN3470 </text:a> </text:p>
          </table:table-cell>
          <table:table-cell table:style-name="ce4"/>
          <table:table-cell table:style-name="ce5" office:value-type="string" calcext:value-type="string">
            <text:p>Selected Topics in Security and Privacy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 table:style-name="ce20"/>
          <table:table-cell table:style-name="ce9" table:formula="of:=OR(ISNUMBER(FIND(TRIM([.A169]);COM.MICROSOFT.CONCAT(['Offered modules from TUM online'.A$5:.A$150]))); ISNUMBER(FIND(&quot;Area&quot;; [.A169])); ISNUMBER(FIND(&quot;ID&quot;; [.A169])))" office:value-type="boolean" office:boolean-value="false" calcext:value-type="boolean">
            <text:p>FALS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264715" xlink:type="simple">IN2341 </text:a> </text:p>
          </table:table-cell>
          <table:table-cell table:style-name="ce4"/>
          <table:table-cell table:style-name="ce5" office:value-type="string" calcext:value-type="string">
            <text:p>Current Trends in IT Security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70]);COM.MICROSOFT.CONCAT(['Offered modules from TUM online'.A$5:.A$150]))); ISNUMBER(FIND(&quot;Area&quot;; [.A170])); ISNUMBER(FIND(&quot;ID&quot;; [.A17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87469" xlink:type="simple">IN2209 </text:a> </text:p>
          </table:table-cell>
          <table:table-cell table:style-name="ce4"/>
          <table:table-cell table:style-name="ce5" office:value-type="string" calcext:value-type="string">
            <text:p>IT Security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1Ü 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71]);COM.MICROSOFT.CONCAT(['Offered modules from TUM online'.A$5:.A$150]))); ISNUMBER(FIND(&quot;Area&quot;; [.A171])); ISNUMBER(FIND(&quot;ID&quot;; [.A171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87463" xlink:type="simple">IN2197 </text:a> </text:p>
          </table:table-cell>
          <table:table-cell table:style-name="ce4"/>
          <table:table-cell table:style-name="ce5" office:value-type="string" calcext:value-type="string">
            <text:p>Cryptography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72]);COM.MICROSOFT.CONCAT(['Offered modules from TUM online'.A$5:.A$150]))); ISNUMBER(FIND(&quot;Area&quot;; [.A172])); ISNUMBER(FIND(&quot;ID&quot;; [.A17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56996" xlink:type="simple">IN2101 </text:a> </text:p>
          </table:table-cell>
          <table:table-cell table:style-name="ce4"/>
          <table:table-cell table:style-name="ce5" office:value-type="string" calcext:value-type="string">
            <text:p>Network Security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73]);COM.MICROSOFT.CONCAT(['Offered modules from TUM online'.A$5:.A$150]))); ISNUMBER(FIND(&quot;Area&quot;; [.A173])); ISNUMBER(FIND(&quot;ID&quot;; [.A173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8249" xlink:type="simple">IN2161 </text:a> </text:p>
          </table:table-cell>
          <table:table-cell table:style-name="ce4"/>
          <table:table-cell table:style-name="ce5" office:value-type="string" calcext:value-type="string">
            <text:p>Networks for Monetary Transaction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74]);COM.MICROSOFT.CONCAT(['Offered modules from TUM online'.A$5:.A$150]))); ISNUMBER(FIND(&quot;Area&quot;; [.A174])); ISNUMBER(FIND(&quot;ID&quot;; [.A17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87459" xlink:type="simple">IN2194 </text:a> </text:p>
          </table:table-cell>
          <table:table-cell table:style-name="ce4"/>
          <table:table-cell table:style-name="ce5" office:value-type="string" calcext:value-type="string">
            <text:p>Peer-to-Peer-Systems and Security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75]);COM.MICROSOFT.CONCAT(['Offered modules from TUM online'.A$5:.A$150]))); ISNUMBER(FIND(&quot;Area&quot;; [.A175])); ISNUMBER(FIND(&quot;ID&quot;; [.A17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020200" xlink:type="simple">IN2313 </text:a> </text:p>
          </table:table-cell>
          <table:table-cell table:style-name="ce4"/>
          <table:table-cell table:style-name="ce5" office:value-type="string" calcext:value-type="string">
            <text:p>Secure Cod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76]);COM.MICROSOFT.CONCAT(['Offered modules from TUM online'.A$5:.A$150]))); ISNUMBER(FIND(&quot;Area&quot;; [.A176])); ISNUMBER(FIND(&quot;ID&quot;; [.A17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60596" xlink:type="simple">IN2178 </text:a> </text:p>
          </table:table-cell>
          <table:table-cell table:style-name="ce4"/>
          <table:table-cell table:style-name="ce5" office:value-type="string" calcext:value-type="string">
            <text:p>Security Engineer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77]);COM.MICROSOFT.CONCAT(['Offered modules from TUM online'.A$5:.A$150]))); ISNUMBER(FIND(&quot;Area&quot;; [.A177])); ISNUMBER(FIND(&quot;ID&quot;; [.A17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87461" xlink:type="simple">IN2196 </text:a> </text:p>
          </table:table-cell>
          <table:table-cell table:style-name="ce4"/>
          <table:table-cell table:style-name="ce5" office:value-type="string" calcext:value-type="string">
            <text:p>Secure mobile system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1Ü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78]);COM.MICROSOFT.CONCAT(['Offered modules from TUM online'.A$5:.A$150]))); ISNUMBER(FIND(&quot;Area&quot;; [.A178])); ISNUMBER(FIND(&quot;ID&quot;; [.A178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536250" xlink:type="simple">IN2362 </text:a> </text:p>
          </table:table-cell>
          <table:table-cell table:style-name="ce4"/>
          <table:table-cell table:style-name="ce5" office:value-type="string" calcext:value-type="string">
            <text:p>Language-based Security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8"/>
          <table:table-cell/>
          <table:table-cell table:style-name="ce9" table:formula="of:=OR(ISNUMBER(FIND(TRIM([.A179]);COM.MICROSOFT.CONCAT(['Offered modules from TUM online'.A$5:.A$150]))); ISNUMBER(FIND(&quot;Area&quot;; [.A179])); ISNUMBER(FIND(&quot;ID&quot;; [.A179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1" office:value-type="string" calcext:value-type="string" table:number-columns-spanned="8" table:number-rows-spanned="1">
            <text:p>Elective Modules of the Area "Scientific Computing and High Performance Computing" (HPC): </text:p>
          </table:table-cell>
          <table:covered-table-cell/>
          <table:covered-table-cell table:style-name="ce31"/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9" table:formula="of:=OR(ISNUMBER(FIND(TRIM([.A180]);COM.MICROSOFT.CONCAT(['Offered modules from TUM online'.A$5:.A$150]))); ISNUMBER(FIND(&quot;Area&quot;; [.A180])); ISNUMBER(FIND(&quot;ID&quot;; [.A180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181]);COM.MICROSOFT.CONCAT(['Offered modules from TUM online'.A$5:.A$150]))); ISNUMBER(FIND(&quot;Area&quot;; [.A181])); ISNUMBER(FIND(&quot;ID&quot;; [.A181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333663" xlink:type="simple">IN2345 </text:a> </text:p>
          </table:table-cell>
          <table:table-cell table:style-name="ce4"/>
          <table:table-cell table:style-name="ce5" office:value-type="string" calcext:value-type="string">
            <text:p>Algorithms for Uncertainty Quantification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82]);COM.MICROSOFT.CONCAT(['Offered modules from TUM online'.A$5:.A$150]))); ISNUMBER(FIND(&quot;Area&quot;; [.A182])); ISNUMBER(FIND(&quot;ID&quot;; [.A18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346" xlink:type="simple">IN2001 </text:a> </text:p>
          </table:table-cell>
          <table:table-cell table:style-name="ce4"/>
          <table:table-cell table:style-name="ce5" office:value-type="string" calcext:value-type="string">
            <text:p>Algorithms for Scientific Comput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83]);COM.MICROSOFT.CONCAT(['Offered modules from TUM online'.A$5:.A$150]))); ISNUMBER(FIND(&quot;Area&quot;; [.A183])); ISNUMBER(FIND(&quot;ID&quot;; [.A18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348" xlink:type="simple">IN2002 </text:a> </text:p>
          </table:table-cell>
          <table:table-cell table:style-name="ce4"/>
          <table:table-cell table:style-name="ce5" office:value-type="string" calcext:value-type="string">
            <text:p>Algorithms for Scientific Computing II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1Ü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84]);COM.MICROSOFT.CONCAT(['Offered modules from TUM online'.A$5:.A$150]))); ISNUMBER(FIND(&quot;Area&quot;; [.A184])); ISNUMBER(FIND(&quot;ID&quot;; [.A18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498144" xlink:type="simple">IN3480 </text:a> </text:p>
          </table:table-cell>
          <table:table-cell table:style-name="ce4"/>
          <table:table-cell table:style-name="ce5" office:value-type="string" calcext:value-type="string">
            <text:p>Selected Topics in Scientific Computing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 table:style-name="ce20"/>
          <table:table-cell table:style-name="ce9" table:formula="of:=OR(ISNUMBER(FIND(TRIM([.A185]);COM.MICROSOFT.CONCAT(['Offered modules from TUM online'.A$5:.A$150]))); ISNUMBER(FIND(&quot;Area&quot;; [.A185])); ISNUMBER(FIND(&quot;ID&quot;; [.A185])))" office:value-type="boolean" office:boolean-value="false" calcext:value-type="boolean">
            <text:p>FALS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816255" xlink:type="simple">IN2381 </text:a> </text:p>
          </table:table-cell>
          <table:table-cell table:style-name="ce4"/>
          <table:table-cell table:style-name="ce5" office:value-type="string" calcext:value-type="string">
            <text:p>Introduction to Quantum Computing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86]);COM.MICROSOFT.CONCAT(['Offered modules from TUM online'.A$5:.A$150]))); ISNUMBER(FIND(&quot;Area&quot;; [.A186])); ISNUMBER(FIND(&quot;ID&quot;; [.A186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705979" xlink:type="simple">IN2252 </text:a> </text:p>
          </table:table-cell>
          <table:table-cell table:style-name="ce4"/>
          <table:table-cell table:style-name="ce5" office:value-type="string" calcext:value-type="string">
            <text:p>High Performance Computing  Algorithms and Application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1Ü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/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87]);COM.MICROSOFT.CONCAT(['Offered modules from TUM online'.A$5:.A$150]))); ISNUMBER(FIND(&quot;Area&quot;; [.A187])); ISNUMBER(FIND(&quot;ID&quot;; [.A187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8316" xlink:type="simple">IN2013 </text:a> </text:p>
          </table:table-cell>
          <table:table-cell table:style-name="ce4"/>
          <table:table-cell table:style-name="ce5" office:value-type="string" calcext:value-type="string">
            <text:p>High Performance Computing - Programming Paradigms and Scalability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1Ü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/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88]);COM.MICROSOFT.CONCAT(['Offered modules from TUM online'.A$5:.A$150]))); ISNUMBER(FIND(&quot;Area&quot;; [.A188])); ISNUMBER(FIND(&quot;ID&quot;; [.A188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362" xlink:type="simple">IN2010 </text:a> </text:p>
          </table:table-cell>
          <table:table-cell table:style-name="ce4"/>
          <table:table-cell table:style-name="ce5" office:value-type="string" calcext:value-type="string">
            <text:p>Modelling and Simulation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89]);COM.MICROSOFT.CONCAT(['Offered modules from TUM online'.A$5:.A$150]))); ISNUMBER(FIND(&quot;Area&quot;; [.A189])); ISNUMBER(FIND(&quot;ID&quot;; [.A189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56366" xlink:type="simple">IN2012 </text:a> </text:p>
          </table:table-cell>
          <table:table-cell table:style-name="ce4"/>
          <table:table-cell table:style-name="ce5" office:value-type="string" calcext:value-type="string">
            <text:p>Parallel Numeric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90]);COM.MICROSOFT.CONCAT(['Offered modules from TUM online'.A$5:.A$150]))); ISNUMBER(FIND(&quot;Area&quot;; [.A190])); ISNUMBER(FIND(&quot;ID&quot;; [.A190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060581" xlink:type="simple">IN2310 </text:a> </text:p>
          </table:table-cell>
          <table:table-cell table:style-name="ce4"/>
          <table:table-cell table:style-name="ce5" office:value-type="string" calcext:value-type="string">
            <text:p>Parallel Program Engineer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91]);COM.MICROSOFT.CONCAT(['Offered modules from TUM online'.A$5:.A$150]))); ISNUMBER(FIND(&quot;Area&quot;; [.A191])); ISNUMBER(FIND(&quot;ID&quot;; [.A191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507004" xlink:type="simple">IN2365 </text:a> </text:p>
          </table:table-cell>
          <table:table-cell table:style-name="ce4"/>
          <table:table-cell table:style-name="ce5" office:value-type="string" calcext:value-type="string">
            <text:p>Parallel Programming Systems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92]);COM.MICROSOFT.CONCAT(['Offered modules from TUM online'.A$5:.A$150]))); ISNUMBER(FIND(&quot;Area&quot;; [.A192])); ISNUMBER(FIND(&quot;ID&quot;; [.A19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7062" xlink:type="simple">IN2147 </text:a> </text:p>
          </table:table-cell>
          <table:table-cell table:style-name="ce4"/>
          <table:table-cell table:style-name="ce5" office:value-type="string" calcext:value-type="string">
            <text:p>Parallel Programm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93]);COM.MICROSOFT.CONCAT(['Offered modules from TUM online'.A$5:.A$150]))); ISNUMBER(FIND(&quot;Area&quot;; [.A193])); ISNUMBER(FIND(&quot;ID&quot;; [.A19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977334" xlink:type="simple">IN2306 </text:a> </text:p>
          </table:table-cell>
          <table:table-cell table:style-name="ce4"/>
          <table:table-cell table:style-name="ce5" office:value-type="string" calcext:value-type="string">
            <text:p>Scientific Computing in Circuit Simulation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94]);COM.MICROSOFT.CONCAT(['Offered modules from TUM online'.A$5:.A$150]))); ISNUMBER(FIND(&quot;Area&quot;; [.A194])); ISNUMBER(FIND(&quot;ID&quot;; [.A19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060610" xlink:type="simple">IN2311 </text:a> </text:p>
          </table:table-cell>
          <table:table-cell table:style-name="ce4"/>
          <table:table-cell table:style-name="ce5" office:value-type="string" calcext:value-type="string">
            <text:p>Turbulent Flow Simulation on HPC-System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95]);COM.MICROSOFT.CONCAT(['Offered modules from TUM online'.A$5:.A$150]))); ISNUMBER(FIND(&quot;Area&quot;; [.A195])); ISNUMBER(FIND(&quot;ID&quot;; [.A195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2809143" xlink:type="simple">IN2388 </text:a> </text:p>
          </table:table-cell>
          <table:table-cell table:style-name="ce4"/>
          <table:table-cell table:style-name="ce5" office:value-type="string" calcext:value-type="string">
            <text:p>Tensor Networks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96]);COM.MICROSOFT.CONCAT(['Offered modules from TUM online'.A$5:.A$150]))); ISNUMBER(FIND(&quot;Area&quot;; [.A196])); ISNUMBER(FIND(&quot;ID&quot;; [.A19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2809326" xlink:type="simple">IN2387 </text:a> </text:p>
          </table:table-cell>
          <table:table-cell table:style-name="ce4"/>
          <table:table-cell table:style-name="ce5" office:value-type="string" calcext:value-type="string">
            <text:p>Time Integration and Differential Equations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8"/>
          <table:table-cell/>
          <table:table-cell table:style-name="ce9" table:formula="of:=OR(ISNUMBER(FIND(TRIM([.A197]);COM.MICROSOFT.CONCAT(['Offered modules from TUM online'.A$5:.A$150]))); ISNUMBER(FIND(&quot;Area&quot;; [.A197])); ISNUMBER(FIND(&quot;ID&quot;; [.A19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1" office:value-type="string" calcext:value-type="string" table:number-columns-spanned="8" table:number-rows-spanned="1">
            <text:p>Elective Modules not Assigned to any Area: </text:p>
          </table:table-cell>
          <table:covered-table-cell/>
          <table:covered-table-cell table:style-name="ce31"/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9" table:formula="of:=OR(ISNUMBER(FIND(TRIM([.A198]);COM.MICROSOFT.CONCAT(['Offered modules from TUM online'.A$5:.A$150]))); ISNUMBER(FIND(&quot;Area&quot;; [.A198])); ISNUMBER(FIND(&quot;ID&quot;; [.A198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 table:style-name="ce20"/>
          <table:table-cell table:style-name="ce9" table:formula="of:=OR(ISNUMBER(FIND(TRIM([.A199]);COM.MICROSOFT.CONCAT(['Offered modules from TUM online'.A$5:.A$150]))); ISNUMBER(FIND(&quot;Area&quot;; [.A199])); ISNUMBER(FIND(&quot;ID&quot;; [.A199])))" office:value-type="boolean" office:boolean-value="true" calcext:value-type="boolean">
            <text:p>TRU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7024" xlink:type="simple">IN2119 </text:a> </text:p>
          </table:table-cell>
          <table:table-cell table:style-name="ce4"/>
          <table:table-cell table:style-name="ce5" office:value-type="string" calcext:value-type="string">
            <text:p>User Modeling and Recommender Systems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00]);COM.MICROSOFT.CONCAT(['Offered modules from TUM online'.A$5:.A$150]))); ISNUMBER(FIND(&quot;Area&quot;; [.A200])); ISNUMBER(FIND(&quot;ID&quot;; [.A20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73857" xlink:type="simple">IN2111 </text:a> </text:p>
          </table:table-cell>
          <table:table-cell table:style-name="ce4"/>
          <table:table-cell table:style-name="ce5" office:value-type="string" calcext:value-type="string">
            <text:p>3D User Interface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01]);COM.MICROSOFT.CONCAT(['Offered modules from TUM online'.A$5:.A$150]))); ISNUMBER(FIND(&quot;Area&quot;; [.A201])); ISNUMBER(FIND(&quot;ID&quot;; [.A201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372" xlink:type="simple">IN2018 </text:a> </text:p>
          </table:table-cell>
          <table:table-cell table:style-name="ce4"/>
          <table:table-cell table:style-name="ce5" office:value-type="string" calcext:value-type="string">
            <text:p>Augmented Reality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02]);COM.MICROSOFT.CONCAT(['Offered modules from TUM online'.A$5:.A$150]))); ISNUMBER(FIND(&quot;Area&quot;; [.A202])); ISNUMBER(FIND(&quot;ID&quot;; [.A20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350593" xlink:type="simple">IN2348 </text:a> </text:p>
          </table:table-cell>
          <table:table-cell table:style-name="ce4"/>
          <table:table-cell table:style-name="ce5" office:value-type="string" calcext:value-type="string">
            <text:p>Lecture Series: What is digitalization?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03]);COM.MICROSOFT.CONCAT(['Offered modules from TUM online'.A$5:.A$150]))); ISNUMBER(FIND(&quot;Area&quot;; [.A203])); ISNUMBER(FIND(&quot;ID&quot;; [.A20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654521" xlink:type="simple">IN2241 </text:a> </text:p>
          </table:table-cell>
          <table:table-cell table:style-name="ce4"/>
          <table:table-cell table:style-name="ce5" office:value-type="string" calcext:value-type="string">
            <text:p>Social Comput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04]);COM.MICROSOFT.CONCAT(['Offered modules from TUM online'.A$5:.A$150]))); ISNUMBER(FIND(&quot;Area&quot;; [.A204])); ISNUMBER(FIND(&quot;ID&quot;; [.A20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60540" xlink:type="simple">IN2093 </text:a> </text:p>
          </table:table-cell>
          <table:table-cell table:style-name="ce4"/>
          <table:table-cell table:style-name="ce5" office:value-type="string" calcext:value-type="string">
            <text:p>eLearning - Techniques and Infrastructure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E/EN </text:p>
          </table:table-cell>
          <table:table-cell table:style-name="ce4"/>
          <table:table-cell/>
          <table:table-cell table:style-name="ce9" table:formula="of:=OR(ISNUMBER(FIND(TRIM([.A205]);COM.MICROSOFT.CONCAT(['Offered modules from TUM online'.A$5:.A$150]))); ISNUMBER(FIND(&quot;Area&quot;; [.A205])); ISNUMBER(FIND(&quot;ID&quot;; [.A205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number-rows-repeated="3">
          <table:table-cell table:number-columns-repeated="1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9">
          <table:table-cell table:style-name="ce1" office:value-type="string" calcext:value-type="string" table:number-columns-spanned="8" table:number-rows-spanned="1">
            <text:p>Modules present in TUMonline, but not yet mentioned above:</text:p>
          </table:table-cell>
          <table:covered-table-cell/>
          <table:covered-table-cell table:style-name="ce31"/>
          <table:covered-table-cell table:number-columns-repeated="2"/>
          <table:covered-table-cell table:style-name="Default"/>
          <table:covered-table-cell table:number-columns-repeated="2"/>
          <table:table-cell table:number-columns-repeated="7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formula="of:=IF(NOT([$'Offered modules from TUM online'.C5]); [$'Offered modules from TUM online'.A5]; &quot;&quot;)">
            <text:p/>
          </table:table-cell>
          <table:table-cell/>
          <table:table-cell table:style-name="Default" table:formula="of:=IF(NOT([$'Offered modules from TUM online'.C5]); [$'Offered modules from TUM online'.B5]; &quot;&quot;)">
            <text:p/>
          </table:table-cell>
          <table:table-cell table:number-columns-repeated="6"/>
          <table:table-cell table:style-name="ce9" table:formula="of:=NOT([$'Offered modules from TUM online'.C5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formula="of:=IF(NOT([$'Offered modules from TUM online'.C6]); [$'Offered modules from TUM online'.A6]; &quot;&quot;)">
            <text:p/>
          </table:table-cell>
          <table:table-cell/>
          <table:table-cell table:style-name="Default" table:formula="of:=IF(NOT([$'Offered modules from TUM online'.C6]); [$'Offered modules from TUM online'.B6]; &quot;&quot;)">
            <text:p/>
          </table:table-cell>
          <table:table-cell table:number-columns-repeated="6"/>
          <table:table-cell table:style-name="ce9" table:formula="of:=NOT([$'Offered modules from TUM online'.C6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formula="of:=IF(NOT([$'Offered modules from TUM online'.C7]); [$'Offered modules from TUM online'.A7]; &quot;&quot;)">
            <text:p/>
          </table:table-cell>
          <table:table-cell/>
          <table:table-cell table:style-name="Default" table:formula="of:=IF(NOT([$'Offered modules from TUM online'.C7]); [$'Offered modules from TUM online'.B7]; &quot;&quot;)">
            <text:p/>
          </table:table-cell>
          <table:table-cell table:number-columns-repeated="6"/>
          <table:table-cell table:style-name="ce9" table:formula="of:=NOT([$'Offered modules from TUM online'.C7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formula="of:=IF(NOT([$'Offered modules from TUM online'.C8]); [$'Offered modules from TUM online'.A8]; &quot;&quot;)">
            <text:p/>
          </table:table-cell>
          <table:table-cell/>
          <table:table-cell table:style-name="Default" table:formula="of:=IF(NOT([$'Offered modules from TUM online'.C8]); [$'Offered modules from TUM online'.B8]; &quot;&quot;)">
            <text:p/>
          </table:table-cell>
          <table:table-cell table:number-columns-repeated="6"/>
          <table:table-cell table:style-name="ce9" table:formula="of:=NOT([$'Offered modules from TUM online'.C8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formula="of:=IF(NOT([$'Offered modules from TUM online'.C9]); [$'Offered modules from TUM online'.A9]; &quot;&quot;)">
            <text:p/>
          </table:table-cell>
          <table:table-cell/>
          <table:table-cell table:style-name="Default" table:formula="of:=IF(NOT([$'Offered modules from TUM online'.C9]); [$'Offered modules from TUM online'.B9]; &quot;&quot;)">
            <text:p/>
          </table:table-cell>
          <table:table-cell table:number-columns-repeated="6"/>
          <table:table-cell table:style-name="ce9" table:formula="of:=NOT([$'Offered modules from TUM online'.C9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formula="of:=IF(NOT([$'Offered modules from TUM online'.C10]); [$'Offered modules from TUM online'.A10]; &quot;&quot;)">
            <text:p/>
          </table:table-cell>
          <table:table-cell/>
          <table:table-cell table:style-name="Default" table:formula="of:=IF(NOT([$'Offered modules from TUM online'.C10]); [$'Offered modules from TUM online'.B10]; &quot;&quot;)">
            <text:p/>
          </table:table-cell>
          <table:table-cell table:number-columns-repeated="6"/>
          <table:table-cell table:style-name="ce9" table:formula="of:=NOT([$'Offered modules from TUM online'.C10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formula="of:=IF(NOT([$'Offered modules from TUM online'.C11]); [$'Offered modules from TUM online'.A11]; &quot;&quot;)">
            <text:p/>
          </table:table-cell>
          <table:table-cell/>
          <table:table-cell table:style-name="Default" table:formula="of:=IF(NOT([$'Offered modules from TUM online'.C11]); [$'Offered modules from TUM online'.B11]; &quot;&quot;)">
            <text:p/>
          </table:table-cell>
          <table:table-cell table:number-columns-repeated="6"/>
          <table:table-cell table:style-name="ce9" table:formula="of:=NOT([$'Offered modules from TUM online'.C11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formula="of:=IF(NOT([$'Offered modules from TUM online'.C12]); [$'Offered modules from TUM online'.A12]; &quot;&quot;)">
            <text:p/>
          </table:table-cell>
          <table:table-cell/>
          <table:table-cell table:style-name="Default" table:formula="of:=IF(NOT([$'Offered modules from TUM online'.C12]); [$'Offered modules from TUM online'.B12]; &quot;&quot;)">
            <text:p/>
          </table:table-cell>
          <table:table-cell table:number-columns-repeated="6"/>
          <table:table-cell table:style-name="ce9" table:formula="of:=NOT([$'Offered modules from TUM online'.C12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formula="of:=IF(NOT([$'Offered modules from TUM online'.C13]); [$'Offered modules from TUM online'.A13]; &quot;&quot;)">
            <text:p/>
          </table:table-cell>
          <table:table-cell/>
          <table:table-cell table:style-name="Default" table:formula="of:=IF(NOT([$'Offered modules from TUM online'.C13]); [$'Offered modules from TUM online'.B13]; &quot;&quot;)">
            <text:p/>
          </table:table-cell>
          <table:table-cell table:number-columns-repeated="6"/>
          <table:table-cell table:style-name="ce9" table:formula="of:=NOT([$'Offered modules from TUM online'.C13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5">
          <table:table-cell table:formula="of:=IF(NOT([$'Offered modules from TUM online'.C14]); [$'Offered modules from TUM online'.A14]; &quot;&quot;)" office:value-type="string" office:string-value="IN9048" calcext:value-type="string">
            <text:p>IN9048</text:p>
          </table:table-cell>
          <table:table-cell/>
          <table:table-cell table:formula="of:=IF(NOT([$'Offered modules from TUM online'.C14]); [$'Offered modules from TUM online'.B14]; &quot;&quot;)" office:value-type="string" office:string-value="Innovation Generation in The Healthcare Domain" calcext:value-type="string">
            <text:p>Innovation Generation in The Healthcare Domain</text:p>
          </table:table-cell>
          <table:table-cell table:number-columns-repeated="6"/>
          <table:table-cell table:style-name="ce9" table:formula="of:=NOT([$'Offered modules from TUM online'.C14]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formula="of:=IF(NOT([$'Offered modules from TUM online'.C15]); [$'Offered modules from TUM online'.A15]; &quot;&quot;)">
            <text:p/>
          </table:table-cell>
          <table:table-cell/>
          <table:table-cell table:style-name="Default" table:formula="of:=IF(NOT([$'Offered modules from TUM online'.C15]); [$'Offered modules from TUM online'.B15]; &quot;&quot;)">
            <text:p/>
          </table:table-cell>
          <table:table-cell table:number-columns-repeated="6"/>
          <table:table-cell table:style-name="ce9" table:formula="of:=NOT([$'Offered modules from TUM online'.C15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formula="of:=IF(NOT([$'Offered modules from TUM online'.C16]); [$'Offered modules from TUM online'.A16]; &quot;&quot;)">
            <text:p/>
          </table:table-cell>
          <table:table-cell/>
          <table:table-cell table:style-name="Default" table:formula="of:=IF(NOT([$'Offered modules from TUM online'.C16]); [$'Offered modules from TUM online'.B16]; &quot;&quot;)">
            <text:p/>
          </table:table-cell>
          <table:table-cell table:number-columns-repeated="6"/>
          <table:table-cell table:style-name="ce9" table:formula="of:=NOT([$'Offered modules from TUM online'.C16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formula="of:=IF(NOT([$'Offered modules from TUM online'.C17]); [$'Offered modules from TUM online'.A17]; &quot;&quot;)">
            <text:p/>
          </table:table-cell>
          <table:table-cell/>
          <table:table-cell table:style-name="Default" table:formula="of:=IF(NOT([$'Offered modules from TUM online'.C17]); [$'Offered modules from TUM online'.B17]; &quot;&quot;)">
            <text:p/>
          </table:table-cell>
          <table:table-cell table:number-columns-repeated="6"/>
          <table:table-cell table:style-name="ce9" table:formula="of:=NOT([$'Offered modules from TUM online'.C17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formula="of:=IF(NOT([$'Offered modules from TUM online'.C18]); [$'Offered modules from TUM online'.A18]; &quot;&quot;)">
            <text:p/>
          </table:table-cell>
          <table:table-cell/>
          <table:table-cell table:style-name="Default" table:formula="of:=IF(NOT([$'Offered modules from TUM online'.C18]); [$'Offered modules from TUM online'.B18]; &quot;&quot;)">
            <text:p/>
          </table:table-cell>
          <table:table-cell table:number-columns-repeated="6"/>
          <table:table-cell table:style-name="ce9" table:formula="of:=NOT([$'Offered modules from TUM online'.C18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formula="of:=IF(NOT([$'Offered modules from TUM online'.C19]); [$'Offered modules from TUM online'.A19]; &quot;&quot;)">
            <text:p/>
          </table:table-cell>
          <table:table-cell/>
          <table:table-cell table:style-name="Default" table:formula="of:=IF(NOT([$'Offered modules from TUM online'.C19]); [$'Offered modules from TUM online'.B19]; &quot;&quot;)">
            <text:p/>
          </table:table-cell>
          <table:table-cell table:number-columns-repeated="6"/>
          <table:table-cell table:style-name="ce9" table:formula="of:=NOT([$'Offered modules from TUM online'.C19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formula="of:=IF(NOT([$'Offered modules from TUM online'.C20]); [$'Offered modules from TUM online'.A20]; &quot;&quot;)">
            <text:p/>
          </table:table-cell>
          <table:table-cell/>
          <table:table-cell table:style-name="Default" table:formula="of:=IF(NOT([$'Offered modules from TUM online'.C20]); [$'Offered modules from TUM online'.B20]; &quot;&quot;)">
            <text:p/>
          </table:table-cell>
          <table:table-cell table:number-columns-repeated="6"/>
          <table:table-cell table:style-name="ce9" table:formula="of:=NOT([$'Offered modules from TUM online'.C20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formula="of:=IF(NOT([$'Offered modules from TUM online'.C21]); [$'Offered modules from TUM online'.A21]; &quot;&quot;)">
            <text:p/>
          </table:table-cell>
          <table:table-cell/>
          <table:table-cell table:style-name="Default" table:formula="of:=IF(NOT([$'Offered modules from TUM online'.C21]); [$'Offered modules from TUM online'.B21]; &quot;&quot;)">
            <text:p/>
          </table:table-cell>
          <table:table-cell table:number-columns-repeated="6"/>
          <table:table-cell table:style-name="ce9" table:formula="of:=NOT([$'Offered modules from TUM online'.C21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formula="of:=IF(NOT([$'Offered modules from TUM online'.C22]); [$'Offered modules from TUM online'.A22]; &quot;&quot;)">
            <text:p/>
          </table:table-cell>
          <table:table-cell/>
          <table:table-cell table:style-name="Default" table:formula="of:=IF(NOT([$'Offered modules from TUM online'.C22]); [$'Offered modules from TUM online'.B22]; &quot;&quot;)">
            <text:p/>
          </table:table-cell>
          <table:table-cell table:number-columns-repeated="6"/>
          <table:table-cell table:style-name="ce9" table:formula="of:=NOT([$'Offered modules from TUM online'.C22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formula="of:=IF(NOT([$'Offered modules from TUM online'.C23]); [$'Offered modules from TUM online'.A23]; &quot;&quot;)">
            <text:p/>
          </table:table-cell>
          <table:table-cell/>
          <table:table-cell table:style-name="Default" table:formula="of:=IF(NOT([$'Offered modules from TUM online'.C23]); [$'Offered modules from TUM online'.B23]; &quot;&quot;)">
            <text:p/>
          </table:table-cell>
          <table:table-cell table:number-columns-repeated="6"/>
          <table:table-cell table:style-name="ce9" table:formula="of:=NOT([$'Offered modules from TUM online'.C23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formula="of:=IF(NOT([$'Offered modules from TUM online'.C24]); [$'Offered modules from TUM online'.A24]; &quot;&quot;)">
            <text:p/>
          </table:table-cell>
          <table:table-cell/>
          <table:table-cell table:style-name="Default" table:formula="of:=IF(NOT([$'Offered modules from TUM online'.C24]); [$'Offered modules from TUM online'.B24]; &quot;&quot;)">
            <text:p/>
          </table:table-cell>
          <table:table-cell table:number-columns-repeated="6"/>
          <table:table-cell table:style-name="ce9" table:formula="of:=NOT([$'Offered modules from TUM online'.C24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formula="of:=IF(NOT([$'Offered modules from TUM online'.C25]); [$'Offered modules from TUM online'.A25]; &quot;&quot;)">
            <text:p/>
          </table:table-cell>
          <table:table-cell/>
          <table:table-cell table:style-name="Default" table:formula="of:=IF(NOT([$'Offered modules from TUM online'.C25]); [$'Offered modules from TUM online'.B25]; &quot;&quot;)">
            <text:p/>
          </table:table-cell>
          <table:table-cell table:number-columns-repeated="6"/>
          <table:table-cell table:style-name="ce9" table:formula="of:=NOT([$'Offered modules from TUM online'.C25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formula="of:=IF(NOT([$'Offered modules from TUM online'.C26]); [$'Offered modules from TUM online'.A26]; &quot;&quot;)">
            <text:p/>
          </table:table-cell>
          <table:table-cell/>
          <table:table-cell table:style-name="Default" table:formula="of:=IF(NOT([$'Offered modules from TUM online'.C26]); [$'Offered modules from TUM online'.B26]; &quot;&quot;)">
            <text:p/>
          </table:table-cell>
          <table:table-cell table:number-columns-repeated="6"/>
          <table:table-cell table:style-name="ce9" table:formula="of:=NOT([$'Offered modules from TUM online'.C26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formula="of:=IF(NOT([$'Offered modules from TUM online'.C27]); [$'Offered modules from TUM online'.A27]; &quot;&quot;)">
            <text:p/>
          </table:table-cell>
          <table:table-cell/>
          <table:table-cell table:style-name="Default" table:formula="of:=IF(NOT([$'Offered modules from TUM online'.C27]); [$'Offered modules from TUM online'.B27]; &quot;&quot;)">
            <text:p/>
          </table:table-cell>
          <table:table-cell table:number-columns-repeated="6"/>
          <table:table-cell table:style-name="ce9" table:formula="of:=NOT([$'Offered modules from TUM online'.C27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formula="of:=IF(NOT([$'Offered modules from TUM online'.C28]); [$'Offered modules from TUM online'.A28]; &quot;&quot;)">
            <text:p/>
          </table:table-cell>
          <table:table-cell/>
          <table:table-cell table:style-name="Default" table:formula="of:=IF(NOT([$'Offered modules from TUM online'.C28]); [$'Offered modules from TUM online'.B28]; &quot;&quot;)">
            <text:p/>
          </table:table-cell>
          <table:table-cell table:number-columns-repeated="6"/>
          <table:table-cell table:style-name="ce9" table:formula="of:=NOT([$'Offered modules from TUM online'.C28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5">
          <table:table-cell table:formula="of:=IF(NOT([$'Offered modules from TUM online'.C29]); [$'Offered modules from TUM online'.A29]; &quot;&quot;)" office:value-type="string" office:string-value="IN3300" calcext:value-type="string">
            <text:p>IN3300</text:p>
          </table:table-cell>
          <table:table-cell/>
          <table:table-cell table:formula="of:=IF(NOT([$'Offered modules from TUM online'.C29]); [$'Offered modules from TUM online'.B29]; &quot;&quot;)" office:value-type="string" office:string-value="Selected Topics in Distributed Systems, Computer Networks, and Security" calcext:value-type="string">
            <text:p>Selected Topics in Distributed Systems, Computer Networks, and Security</text:p>
          </table:table-cell>
          <table:table-cell table:number-columns-repeated="6"/>
          <table:table-cell table:style-name="ce9" table:formula="of:=NOT([$'Offered modules from TUM online'.C29]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formula="of:=IF(NOT([$'Offered modules from TUM online'.C30]); [$'Offered modules from TUM online'.A30]; &quot;&quot;)">
            <text:p/>
          </table:table-cell>
          <table:table-cell/>
          <table:table-cell table:style-name="Default" table:formula="of:=IF(NOT([$'Offered modules from TUM online'.C30]); [$'Offered modules from TUM online'.B30]; &quot;&quot;)">
            <text:p/>
          </table:table-cell>
          <table:table-cell table:number-columns-repeated="6"/>
          <table:table-cell table:style-name="ce9" table:formula="of:=NOT([$'Offered modules from TUM online'.C30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formula="of:=IF(NOT([$'Offered modules from TUM online'.C31]); [$'Offered modules from TUM online'.A31]; &quot;&quot;)">
            <text:p/>
          </table:table-cell>
          <table:table-cell/>
          <table:table-cell table:style-name="Default" table:formula="of:=IF(NOT([$'Offered modules from TUM online'.C31]); [$'Offered modules from TUM online'.B31]; &quot;&quot;)">
            <text:p/>
          </table:table-cell>
          <table:table-cell table:number-columns-repeated="6"/>
          <table:table-cell table:style-name="ce9" table:formula="of:=NOT([$'Offered modules from TUM online'.C31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formula="of:=IF(NOT([$'Offered modules from TUM online'.C32]); [$'Offered modules from TUM online'.A32]; &quot;&quot;)">
            <text:p/>
          </table:table-cell>
          <table:table-cell/>
          <table:table-cell table:style-name="Default" table:formula="of:=IF(NOT([$'Offered modules from TUM online'.C32]); [$'Offered modules from TUM online'.B32]; &quot;&quot;)">
            <text:p/>
          </table:table-cell>
          <table:table-cell table:number-columns-repeated="6"/>
          <table:table-cell table:style-name="ce9" table:formula="of:=NOT([$'Offered modules from TUM online'.C32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formula="of:=IF(NOT([$'Offered modules from TUM online'.C33]); [$'Offered modules from TUM online'.A33]; &quot;&quot;)">
            <text:p/>
          </table:table-cell>
          <table:table-cell/>
          <table:table-cell table:style-name="Default" table:formula="of:=IF(NOT([$'Offered modules from TUM online'.C33]); [$'Offered modules from TUM online'.B33]; &quot;&quot;)">
            <text:p/>
          </table:table-cell>
          <table:table-cell table:number-columns-repeated="6"/>
          <table:table-cell table:style-name="ce9" table:formula="of:=NOT([$'Offered modules from TUM online'.C33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formula="of:=IF(NOT([$'Offered modules from TUM online'.C34]); [$'Offered modules from TUM online'.A34]; &quot;&quot;)">
            <text:p/>
          </table:table-cell>
          <table:table-cell/>
          <table:table-cell table:style-name="Default" table:formula="of:=IF(NOT([$'Offered modules from TUM online'.C34]); [$'Offered modules from TUM online'.B34]; &quot;&quot;)">
            <text:p/>
          </table:table-cell>
          <table:table-cell table:number-columns-repeated="6"/>
          <table:table-cell table:style-name="ce9" table:formula="of:=NOT([$'Offered modules from TUM online'.C34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formula="of:=IF(NOT([$'Offered modules from TUM online'.C35]); [$'Offered modules from TUM online'.A35]; &quot;&quot;)">
            <text:p/>
          </table:table-cell>
          <table:table-cell/>
          <table:table-cell table:style-name="Default" table:formula="of:=IF(NOT([$'Offered modules from TUM online'.C35]); [$'Offered modules from TUM online'.B35]; &quot;&quot;)">
            <text:p/>
          </table:table-cell>
          <table:table-cell table:number-columns-repeated="6"/>
          <table:table-cell table:style-name="ce9" table:formula="of:=NOT([$'Offered modules from TUM online'.C35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formula="of:=IF(NOT([$'Offered modules from TUM online'.C36]); [$'Offered modules from TUM online'.A36]; &quot;&quot;)">
            <text:p/>
          </table:table-cell>
          <table:table-cell/>
          <table:table-cell table:style-name="Default" table:formula="of:=IF(NOT([$'Offered modules from TUM online'.C36]); [$'Offered modules from TUM online'.B36]; &quot;&quot;)">
            <text:p/>
          </table:table-cell>
          <table:table-cell table:number-columns-repeated="6"/>
          <table:table-cell table:style-name="ce9" table:formula="of:=NOT([$'Offered modules from TUM online'.C36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formula="of:=IF(NOT([$'Offered modules from TUM online'.C37]); [$'Offered modules from TUM online'.A37]; &quot;&quot;)">
            <text:p/>
          </table:table-cell>
          <table:table-cell/>
          <table:table-cell table:style-name="Default" table:formula="of:=IF(NOT([$'Offered modules from TUM online'.C37]); [$'Offered modules from TUM online'.B37]; &quot;&quot;)">
            <text:p/>
          </table:table-cell>
          <table:table-cell table:number-columns-repeated="6"/>
          <table:table-cell table:style-name="ce9" table:formula="of:=NOT([$'Offered modules from TUM online'.C37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formula="of:=IF(NOT([$'Offered modules from TUM online'.C38]); [$'Offered modules from TUM online'.A38]; &quot;&quot;)">
            <text:p/>
          </table:table-cell>
          <table:table-cell/>
          <table:table-cell table:style-name="Default" table:formula="of:=IF(NOT([$'Offered modules from TUM online'.C38]); [$'Offered modules from TUM online'.B38]; &quot;&quot;)">
            <text:p/>
          </table:table-cell>
          <table:table-cell table:number-columns-repeated="6"/>
          <table:table-cell table:style-name="ce9" table:formula="of:=NOT([$'Offered modules from TUM online'.C38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formula="of:=IF(NOT([$'Offered modules from TUM online'.C39]); [$'Offered modules from TUM online'.A39]; &quot;&quot;)">
            <text:p/>
          </table:table-cell>
          <table:table-cell/>
          <table:table-cell table:style-name="Default" table:formula="of:=IF(NOT([$'Offered modules from TUM online'.C39]); [$'Offered modules from TUM online'.B39]; &quot;&quot;)">
            <text:p/>
          </table:table-cell>
          <table:table-cell table:number-columns-repeated="6"/>
          <table:table-cell table:style-name="ce9" table:formula="of:=NOT([$'Offered modules from TUM online'.C39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5">
          <table:table-cell table:formula="of:=IF(NOT([$'Offered modules from TUM online'.C40]); [$'Offered modules from TUM online'.A40]; &quot;&quot;)" office:value-type="string" office:string-value="IN0009" calcext:value-type="string">
            <text:p>IN0009</text:p>
          </table:table-cell>
          <table:table-cell/>
          <table:table-cell table:formula="of:=IF(NOT([$'Offered modules from TUM online'.C40]); [$'Offered modules from TUM online'.B40]; &quot;&quot;)" office:value-type="string" office:string-value="Basic Principles: Operating Systems and System Software" calcext:value-type="string">
            <text:p>Basic Principles: Operating Systems and System Software</text:p>
          </table:table-cell>
          <table:table-cell table:number-columns-repeated="6"/>
          <table:table-cell table:style-name="ce9" table:formula="of:=NOT([$'Offered modules from TUM online'.C40]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formula="of:=IF(NOT([$'Offered modules from TUM online'.C41]); [$'Offered modules from TUM online'.A41]; &quot;&quot;)">
            <text:p/>
          </table:table-cell>
          <table:table-cell/>
          <table:table-cell table:style-name="Default" table:formula="of:=IF(NOT([$'Offered modules from TUM online'.C41]); [$'Offered modules from TUM online'.B41]; &quot;&quot;)">
            <text:p/>
          </table:table-cell>
          <table:table-cell table:number-columns-repeated="6"/>
          <table:table-cell table:style-name="ce9" table:formula="of:=NOT([$'Offered modules from TUM online'.C41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formula="of:=IF(NOT([$'Offered modules from TUM online'.C42]); [$'Offered modules from TUM online'.A42]; &quot;&quot;)">
            <text:p/>
          </table:table-cell>
          <table:table-cell/>
          <table:table-cell table:style-name="Default" table:formula="of:=IF(NOT([$'Offered modules from TUM online'.C42]); [$'Offered modules from TUM online'.B42]; &quot;&quot;)">
            <text:p/>
          </table:table-cell>
          <table:table-cell table:number-columns-repeated="6"/>
          <table:table-cell table:style-name="ce9" table:formula="of:=NOT([$'Offered modules from TUM online'.C42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formula="of:=IF(NOT([$'Offered modules from TUM online'.C43]); [$'Offered modules from TUM online'.A43]; &quot;&quot;)">
            <text:p/>
          </table:table-cell>
          <table:table-cell/>
          <table:table-cell table:style-name="Default" table:formula="of:=IF(NOT([$'Offered modules from TUM online'.C43]); [$'Offered modules from TUM online'.B43]; &quot;&quot;)">
            <text:p/>
          </table:table-cell>
          <table:table-cell table:number-columns-repeated="6"/>
          <table:table-cell table:style-name="ce9" table:formula="of:=NOT([$'Offered modules from TUM online'.C43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>
          <table:table-cell table:formula="of:=IF(NOT([$'Offered modules from TUM online'.C44]); [$'Offered modules from TUM online'.A44]; &quot;&quot;)" office:value-type="string" office:string-value="IN2189" calcext:value-type="string">
            <text:p>IN2189</text:p>
          </table:table-cell>
          <table:table-cell/>
          <table:table-cell table:formula="of:=IF(NOT([$'Offered modules from TUM online'.C44]); [$'Offered modules from TUM online'.B44]; &quot;&quot;)" office:value-type="string" office:string-value="Computer Architecture and Networks" calcext:value-type="string">
            <text:p>Computer Architecture and Networks</text:p>
          </table:table-cell>
          <table:table-cell table:number-columns-repeated="6"/>
          <table:table-cell table:style-name="ce9" table:formula="of:=NOT([$'Offered modules from TUM online'.C44]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 table:visibility="filter">
          <table:table-cell table:formula="of:=IF(NOT([$'Offered modules from TUM online'.C45]); [$'Offered modules from TUM online'.A45]; &quot;&quot;)">
            <text:p/>
          </table:table-cell>
          <table:table-cell/>
          <table:table-cell table:style-name="Default" table:formula="of:=IF(NOT([$'Offered modules from TUM online'.C45]); [$'Offered modules from TUM online'.B45]; &quot;&quot;)">
            <text:p/>
          </table:table-cell>
          <table:table-cell table:number-columns-repeated="6"/>
          <table:table-cell table:style-name="ce9" table:formula="of:=NOT([$'Offered modules from TUM online'.C45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NOT([$'Offered modules from TUM online'.C46]); [$'Offered modules from TUM online'.A46]; &quot;&quot;)">
            <text:p/>
          </table:table-cell>
          <table:table-cell/>
          <table:table-cell table:style-name="Default" table:formula="of:=IF(NOT([$'Offered modules from TUM online'.C46]); [$'Offered modules from TUM online'.B46]; &quot;&quot;)">
            <text:p/>
          </table:table-cell>
          <table:table-cell table:number-columns-repeated="6"/>
          <table:table-cell table:style-name="ce9" table:formula="of:=NOT([$'Offered modules from TUM online'.C46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>
          <table:table-cell table:formula="of:=IF(NOT([$'Offered modules from TUM online'.C47]); [$'Offered modules from TUM online'.A47]; &quot;&quot;)" office:value-type="string" office:string-value="IN0015" calcext:value-type="string">
            <text:p>IN0015</text:p>
          </table:table-cell>
          <table:table-cell/>
          <table:table-cell table:formula="of:=IF(NOT([$'Offered modules from TUM online'.C47]); [$'Offered modules from TUM online'.B47]; &quot;&quot;)" office:value-type="string" office:string-value="Discrete Structures" calcext:value-type="string">
            <text:p>Discrete Structures</text:p>
          </table:table-cell>
          <table:table-cell table:number-columns-repeated="6"/>
          <table:table-cell table:style-name="ce9" table:formula="of:=NOT([$'Offered modules from TUM online'.C47]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 table:visibility="filter">
          <table:table-cell table:formula="of:=IF(NOT([$'Offered modules from TUM online'.C48]); [$'Offered modules from TUM online'.A48]; &quot;&quot;)">
            <text:p/>
          </table:table-cell>
          <table:table-cell/>
          <table:table-cell table:style-name="Default" table:formula="of:=IF(NOT([$'Offered modules from TUM online'.C48]); [$'Offered modules from TUM online'.B48]; &quot;&quot;)">
            <text:p/>
          </table:table-cell>
          <table:table-cell table:number-columns-repeated="6"/>
          <table:table-cell table:style-name="ce9" table:formula="of:=NOT([$'Offered modules from TUM online'.C48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NOT([$'Offered modules from TUM online'.C49]); [$'Offered modules from TUM online'.A49]; &quot;&quot;)">
            <text:p/>
          </table:table-cell>
          <table:table-cell/>
          <table:table-cell table:style-name="Default" table:formula="of:=IF(NOT([$'Offered modules from TUM online'.C49]); [$'Offered modules from TUM online'.B49]; &quot;&quot;)">
            <text:p/>
          </table:table-cell>
          <table:table-cell table:number-columns-repeated="6"/>
          <table:table-cell table:style-name="ce9" table:formula="of:=NOT([$'Offered modules from TUM online'.C49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>
          <table:table-cell table:formula="of:=IF(NOT([$'Offered modules from TUM online'.C50]); [$'Offered modules from TUM online'.A50]; &quot;&quot;)" office:value-type="string" office:string-value="IN2093" calcext:value-type="string">
            <text:p>IN2093</text:p>
          </table:table-cell>
          <table:table-cell/>
          <table:table-cell table:formula="of:=IF(NOT([$'Offered modules from TUM online'.C50]); [$'Offered modules from TUM online'.B50]; &quot;&quot;)" office:value-type="string" office:string-value="eLearning - Techniques and Infrastructures" calcext:value-type="string">
            <text:p>eLearning - Techniques and Infrastructures</text:p>
          </table:table-cell>
          <table:table-cell table:number-columns-repeated="6"/>
          <table:table-cell table:style-name="ce9" table:formula="of:=NOT([$'Offered modules from TUM online'.C50]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NOT([$'Offered modules from TUM online'.C51]); [$'Offered modules from TUM online'.A51]; &quot;&quot;)" office:value-type="string" office:string-value="IN0003" calcext:value-type="string">
            <text:p>IN0003</text:p>
          </table:table-cell>
          <table:table-cell/>
          <table:table-cell table:formula="of:=IF(NOT([$'Offered modules from TUM online'.C51]); [$'Offered modules from TUM online'.B51]; &quot;&quot;)" office:value-type="string" office:string-value="Functional Programming and Verification" calcext:value-type="string">
            <text:p>Functional Programming and Verification</text:p>
          </table:table-cell>
          <table:table-cell table:number-columns-repeated="6"/>
          <table:table-cell table:style-name="ce9" table:formula="of:=NOT([$'Offered modules from TUM online'.C51]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NOT([$'Offered modules from TUM online'.C52]); [$'Offered modules from TUM online'.A52]; &quot;&quot;)" office:value-type="string" office:string-value="IN2157" calcext:value-type="string">
            <text:p>IN2157</text:p>
          </table:table-cell>
          <table:table-cell/>
          <table:table-cell table:formula="of:=IF(NOT([$'Offered modules from TUM online'.C52]); [$'Offered modules from TUM online'.B52]; &quot;&quot;)" office:value-type="string" office:string-value="Fundamental Algorithms (CSE)" calcext:value-type="string">
            <text:p>Fundamental Algorithms (CSE)</text:p>
          </table:table-cell>
          <table:table-cell table:number-columns-repeated="6"/>
          <table:table-cell table:style-name="ce9" table:formula="of:=NOT([$'Offered modules from TUM online'.C52]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NOT([$'Offered modules from TUM online'.C53]); [$'Offered modules from TUM online'.A53]; &quot;&quot;)" office:value-type="string" office:string-value="IN0008" calcext:value-type="string">
            <text:p>IN0008</text:p>
          </table:table-cell>
          <table:table-cell/>
          <table:table-cell table:formula="of:=IF(NOT([$'Offered modules from TUM online'.C53]); [$'Offered modules from TUM online'.B53]; &quot;&quot;)" office:value-type="string" office:string-value="Fundamentals of Databases" calcext:value-type="string">
            <text:p>Fundamentals of Databases</text:p>
          </table:table-cell>
          <table:table-cell table:number-columns-repeated="6"/>
          <table:table-cell table:style-name="ce9" table:formula="of:=NOT([$'Offered modules from TUM online'.C53]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 table:visibility="filter">
          <table:table-cell table:formula="of:=IF(NOT([$'Offered modules from TUM online'.C54]); [$'Offered modules from TUM online'.A54]; &quot;&quot;)">
            <text:p/>
          </table:table-cell>
          <table:table-cell/>
          <table:table-cell table:style-name="Default" table:formula="of:=IF(NOT([$'Offered modules from TUM online'.C54]); [$'Offered modules from TUM online'.B54]; &quot;&quot;)">
            <text:p/>
          </table:table-cell>
          <table:table-cell table:number-columns-repeated="6"/>
          <table:table-cell table:style-name="ce9" table:formula="of:=NOT([$'Offered modules from TUM online'.C54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NOT([$'Offered modules from TUM online'.C55]); [$'Offered modules from TUM online'.A55]; &quot;&quot;)">
            <text:p/>
          </table:table-cell>
          <table:table-cell/>
          <table:table-cell table:style-name="Default" table:formula="of:=IF(NOT([$'Offered modules from TUM online'.C55]); [$'Offered modules from TUM online'.B55]; &quot;&quot;)">
            <text:p/>
          </table:table-cell>
          <table:table-cell table:number-columns-repeated="6"/>
          <table:table-cell table:style-name="ce9" table:formula="of:=NOT([$'Offered modules from TUM online'.C55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>
          <table:table-cell table:formula="of:=IF(NOT([$'Offered modules from TUM online'.C56]); [$'Offered modules from TUM online'.A56]; &quot;&quot;)" office:value-type="string" office:string-value="IN0004" calcext:value-type="string">
            <text:p>IN0004</text:p>
          </table:table-cell>
          <table:table-cell/>
          <table:table-cell table:formula="of:=IF(NOT([$'Offered modules from TUM online'.C56]); [$'Offered modules from TUM online'.B56]; &quot;&quot;)" office:value-type="string" office:string-value="Introduction to Computer Architecture" calcext:value-type="string">
            <text:p>Introduction to Computer Architecture</text:p>
          </table:table-cell>
          <table:table-cell table:number-columns-repeated="6"/>
          <table:table-cell table:style-name="ce9" table:formula="of:=NOT([$'Offered modules from TUM online'.C56]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NOT([$'Offered modules from TUM online'.C57]); [$'Offered modules from TUM online'.A57]; &quot;&quot;)" office:value-type="string" office:string-value="IN0001" calcext:value-type="string">
            <text:p>IN0001</text:p>
          </table:table-cell>
          <table:table-cell/>
          <table:table-cell table:formula="of:=IF(NOT([$'Offered modules from TUM online'.C57]); [$'Offered modules from TUM online'.B57]; &quot;&quot;)" office:value-type="string" office:string-value="Introduction to Informatics" calcext:value-type="string">
            <text:p>Introduction to Informatics</text:p>
          </table:table-cell>
          <table:table-cell table:number-columns-repeated="6"/>
          <table:table-cell table:style-name="ce9" table:formula="of:=NOT([$'Offered modules from TUM online'.C57]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 table:visibility="filter">
          <table:table-cell table:formula="of:=IF(NOT([$'Offered modules from TUM online'.C58]); [$'Offered modules from TUM online'.A58]; &quot;&quot;)">
            <text:p/>
          </table:table-cell>
          <table:table-cell/>
          <table:table-cell table:style-name="Default" table:formula="of:=IF(NOT([$'Offered modules from TUM online'.C58]); [$'Offered modules from TUM online'.B58]; &quot;&quot;)">
            <text:p/>
          </table:table-cell>
          <table:table-cell table:number-columns-repeated="6"/>
          <table:table-cell table:style-name="ce9" table:formula="of:=NOT([$'Offered modules from TUM online'.C58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NOT([$'Offered modules from TUM online'.C59]); [$'Offered modules from TUM online'.A59]; &quot;&quot;)">
            <text:p/>
          </table:table-cell>
          <table:table-cell/>
          <table:table-cell table:style-name="Default" table:formula="of:=IF(NOT([$'Offered modules from TUM online'.C59]); [$'Offered modules from TUM online'.B59]; &quot;&quot;)">
            <text:p/>
          </table:table-cell>
          <table:table-cell table:number-columns-repeated="6"/>
          <table:table-cell table:style-name="ce9" table:formula="of:=NOT([$'Offered modules from TUM online'.C59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NOT([$'Offered modules from TUM online'.C60]); [$'Offered modules from TUM online'.A60]; &quot;&quot;)">
            <text:p/>
          </table:table-cell>
          <table:table-cell/>
          <table:table-cell table:style-name="Default" table:formula="of:=IF(NOT([$'Offered modules from TUM online'.C60]); [$'Offered modules from TUM online'.B60]; &quot;&quot;)">
            <text:p/>
          </table:table-cell>
          <table:table-cell table:number-columns-repeated="6"/>
          <table:table-cell table:style-name="ce9" table:formula="of:=NOT([$'Offered modules from TUM online'.C60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NOT([$'Offered modules from TUM online'.C61]); [$'Offered modules from TUM online'.A61]; &quot;&quot;)">
            <text:p/>
          </table:table-cell>
          <table:table-cell/>
          <table:table-cell table:style-name="Default" table:formula="of:=IF(NOT([$'Offered modules from TUM online'.C61]); [$'Offered modules from TUM online'.B61]; &quot;&quot;)">
            <text:p/>
          </table:table-cell>
          <table:table-cell table:number-columns-repeated="6"/>
          <table:table-cell table:style-name="ce9" table:formula="of:=NOT([$'Offered modules from TUM online'.C61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NOT([$'Offered modules from TUM online'.C62]); [$'Offered modules from TUM online'.A62]; &quot;&quot;)">
            <text:p/>
          </table:table-cell>
          <table:table-cell/>
          <table:table-cell table:style-name="Default" table:formula="of:=IF(NOT([$'Offered modules from TUM online'.C62]); [$'Offered modules from TUM online'.B62]; &quot;&quot;)">
            <text:p/>
          </table:table-cell>
          <table:table-cell table:number-columns-repeated="6"/>
          <table:table-cell table:style-name="ce9" table:formula="of:=NOT([$'Offered modules from TUM online'.C62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NOT([$'Offered modules from TUM online'.C63]); [$'Offered modules from TUM online'.A63]; &quot;&quot;)">
            <text:p/>
          </table:table-cell>
          <table:table-cell/>
          <table:table-cell table:style-name="Default" table:formula="of:=IF(NOT([$'Offered modules from TUM online'.C63]); [$'Offered modules from TUM online'.B63]; &quot;&quot;)">
            <text:p/>
          </table:table-cell>
          <table:table-cell table:number-columns-repeated="6"/>
          <table:table-cell table:style-name="ce9" table:formula="of:=NOT([$'Offered modules from TUM online'.C63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>
          <table:table-cell table:formula="of:=IF(NOT([$'Offered modules from TUM online'.C64]); [$'Offered modules from TUM online'.A64]; &quot;&quot;)" office:value-type="string" office:string-value="IN2369" calcext:value-type="string">
            <text:p>IN2369</text:p>
          </table:table-cell>
          <table:table-cell/>
          <table:table-cell table:formula="of:=IF(NOT([$'Offered modules from TUM online'.C64]); [$'Offered modules from TUM online'.B64]; &quot;&quot;)" office:value-type="string" office:string-value="Machine Vision" calcext:value-type="string">
            <text:p>Machine Vision</text:p>
          </table:table-cell>
          <table:table-cell table:number-columns-repeated="6"/>
          <table:table-cell table:style-name="ce9" table:formula="of:=NOT([$'Offered modules from TUM online'.C64]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 table:visibility="filter">
          <table:table-cell table:formula="of:=IF(NOT([$'Offered modules from TUM online'.C65]); [$'Offered modules from TUM online'.A65]; &quot;&quot;)">
            <text:p/>
          </table:table-cell>
          <table:table-cell/>
          <table:table-cell table:style-name="Default" table:formula="of:=IF(NOT([$'Offered modules from TUM online'.C65]); [$'Offered modules from TUM online'.B65]; &quot;&quot;)">
            <text:p/>
          </table:table-cell>
          <table:table-cell table:number-columns-repeated="6"/>
          <table:table-cell table:style-name="ce9" table:formula="of:=NOT([$'Offered modules from TUM online'.C65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0">
          <table:table-cell table:formula="of:=IF(NOT([$'Offered modules from TUM online'.C66]); [$'Offered modules from TUM online'.A66]; &quot;&quot;)" office:value-type="string" office:string-value="IN0019" calcext:value-type="string">
            <text:p>IN0019</text:p>
          </table:table-cell>
          <table:table-cell/>
          <table:table-cell table:formula="of:=IF(NOT([$'Offered modules from TUM online'.C66]); [$'Offered modules from TUM online'.B66]; &quot;&quot;)" office:value-type="string" office:string-value="Numerical Programming" calcext:value-type="string">
            <text:p>Numerical Programming</text:p>
          </table:table-cell>
          <table:table-cell table:number-columns-repeated="6"/>
          <table:table-cell table:style-name="ce9" table:formula="of:=NOT([$'Offered modules from TUM online'.C66]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 table:visibility="filter">
          <table:table-cell table:formula="of:=IF(NOT([$'Offered modules from TUM online'.C67]); [$'Offered modules from TUM online'.A67]; &quot;&quot;)">
            <text:p/>
          </table:table-cell>
          <table:table-cell/>
          <table:table-cell table:style-name="Default" table:formula="of:=IF(NOT([$'Offered modules from TUM online'.C67]); [$'Offered modules from TUM online'.B67]; &quot;&quot;)">
            <text:p/>
          </table:table-cell>
          <table:table-cell table:number-columns-repeated="6"/>
          <table:table-cell table:style-name="ce9" table:formula="of:=NOT([$'Offered modules from TUM online'.C67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NOT([$'Offered modules from TUM online'.C68]); [$'Offered modules from TUM online'.A68]; &quot;&quot;)">
            <text:p/>
          </table:table-cell>
          <table:table-cell/>
          <table:table-cell table:style-name="Default" table:formula="of:=IF(NOT([$'Offered modules from TUM online'.C68]); [$'Offered modules from TUM online'.B68]; &quot;&quot;)">
            <text:p/>
          </table:table-cell>
          <table:table-cell table:number-columns-repeated="6"/>
          <table:table-cell table:style-name="ce9" table:formula="of:=NOT([$'Offered modules from TUM online'.C68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NOT([$'Offered modules from TUM online'.C69]); [$'Offered modules from TUM online'.A69]; &quot;&quot;)">
            <text:p/>
          </table:table-cell>
          <table:table-cell/>
          <table:table-cell table:style-name="Default" table:formula="of:=IF(NOT([$'Offered modules from TUM online'.C69]); [$'Offered modules from TUM online'.B69]; &quot;&quot;)">
            <text:p/>
          </table:table-cell>
          <table:table-cell table:number-columns-repeated="6"/>
          <table:table-cell table:style-name="ce9" table:formula="of:=NOT([$'Offered modules from TUM online'.C69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NOT([$'Offered modules from TUM online'.C70]); [$'Offered modules from TUM online'.A70]; &quot;&quot;)">
            <text:p/>
          </table:table-cell>
          <table:table-cell/>
          <table:table-cell table:style-name="Default" table:formula="of:=IF(NOT([$'Offered modules from TUM online'.C70]); [$'Offered modules from TUM online'.B70]; &quot;&quot;)">
            <text:p/>
          </table:table-cell>
          <table:table-cell table:number-columns-repeated="6"/>
          <table:table-cell table:style-name="ce9" table:formula="of:=NOT([$'Offered modules from TUM online'.C70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NOT([$'Offered modules from TUM online'.C71]); [$'Offered modules from TUM online'.A71]; &quot;&quot;)">
            <text:p/>
          </table:table-cell>
          <table:table-cell/>
          <table:table-cell table:style-name="Default" table:formula="of:=IF(NOT([$'Offered modules from TUM online'.C71]); [$'Offered modules from TUM online'.B71]; &quot;&quot;)">
            <text:p/>
          </table:table-cell>
          <table:table-cell table:number-columns-repeated="6"/>
          <table:table-cell table:style-name="ce9" table:formula="of:=NOT([$'Offered modules from TUM online'.C71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NOT([$'Offered modules from TUM online'.C72]); [$'Offered modules from TUM online'.A72]; &quot;&quot;)">
            <text:p/>
          </table:table-cell>
          <table:table-cell/>
          <table:table-cell table:style-name="Default" table:formula="of:=IF(NOT([$'Offered modules from TUM online'.C72]); [$'Offered modules from TUM online'.B72]; &quot;&quot;)">
            <text:p/>
          </table:table-cell>
          <table:table-cell table:number-columns-repeated="6"/>
          <table:table-cell table:style-name="ce9" table:formula="of:=NOT([$'Offered modules from TUM online'.C72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NOT([$'Offered modules from TUM online'.C73]); [$'Offered modules from TUM online'.A73]; &quot;&quot;)">
            <text:p/>
          </table:table-cell>
          <table:table-cell/>
          <table:table-cell table:style-name="Default" table:formula="of:=IF(NOT([$'Offered modules from TUM online'.C73]); [$'Offered modules from TUM online'.B73]; &quot;&quot;)">
            <text:p/>
          </table:table-cell>
          <table:table-cell table:number-columns-repeated="6"/>
          <table:table-cell table:style-name="ce9" table:formula="of:=NOT([$'Offered modules from TUM online'.C73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NOT([$'Offered modules from TUM online'.C74]); [$'Offered modules from TUM online'.A74]; &quot;&quot;)">
            <text:p/>
          </table:table-cell>
          <table:table-cell/>
          <table:table-cell table:style-name="Default" table:formula="of:=IF(NOT([$'Offered modules from TUM online'.C74]); [$'Offered modules from TUM online'.B74]; &quot;&quot;)">
            <text:p/>
          </table:table-cell>
          <table:table-cell table:number-columns-repeated="6"/>
          <table:table-cell table:style-name="ce9" table:formula="of:=NOT([$'Offered modules from TUM online'.C74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NOT([$'Offered modules from TUM online'.C75]); [$'Offered modules from TUM online'.A75]; &quot;&quot;)">
            <text:p/>
          </table:table-cell>
          <table:table-cell/>
          <table:table-cell table:style-name="Default" table:formula="of:=IF(NOT([$'Offered modules from TUM online'.C75]); [$'Offered modules from TUM online'.B75]; &quot;&quot;)">
            <text:p/>
          </table:table-cell>
          <table:table-cell table:number-columns-repeated="6"/>
          <table:table-cell table:style-name="ce9" table:formula="of:=NOT([$'Offered modules from TUM online'.C75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NOT([$'Offered modules from TUM online'.C76]); [$'Offered modules from TUM online'.A76]; &quot;&quot;)">
            <text:p/>
          </table:table-cell>
          <table:table-cell/>
          <table:table-cell table:style-name="Default" table:formula="of:=IF(NOT([$'Offered modules from TUM online'.C76]); [$'Offered modules from TUM online'.B76]; &quot;&quot;)">
            <text:p/>
          </table:table-cell>
          <table:table-cell table:number-columns-repeated="6"/>
          <table:table-cell table:style-name="ce9" table:formula="of:=NOT([$'Offered modules from TUM online'.C76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NOT([$'Offered modules from TUM online'.C77]); [$'Offered modules from TUM online'.A77]; &quot;&quot;)">
            <text:p/>
          </table:table-cell>
          <table:table-cell/>
          <table:table-cell table:style-name="Default" table:formula="of:=IF(NOT([$'Offered modules from TUM online'.C77]); [$'Offered modules from TUM online'.B77]; &quot;&quot;)">
            <text:p/>
          </table:table-cell>
          <table:table-cell table:number-columns-repeated="6"/>
          <table:table-cell table:style-name="ce9" table:formula="of:=NOT([$'Offered modules from TUM online'.C77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NOT([$'Offered modules from TUM online'.C78]); [$'Offered modules from TUM online'.A78]; &quot;&quot;)">
            <text:p/>
          </table:table-cell>
          <table:table-cell/>
          <table:table-cell table:style-name="Default" table:formula="of:=IF(NOT([$'Offered modules from TUM online'.C78]); [$'Offered modules from TUM online'.B78]; &quot;&quot;)">
            <text:p/>
          </table:table-cell>
          <table:table-cell table:number-columns-repeated="6"/>
          <table:table-cell table:style-name="ce9" table:formula="of:=NOT([$'Offered modules from TUM online'.C78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style-name="ce10" table:formula="of:=IF([.J284]; [$'Offered modules from TUM online'.A79]; &quot;&quot;)">
            <text:p/>
          </table:table-cell>
          <table:table-cell/>
          <table:table-cell table:style-name="ce10" table:formula="of:=IF([.J284]; [$'Offered modules from TUM online'.B79]; &quot;&quot;)">
            <text:p/>
          </table:table-cell>
          <table:table-cell table:number-columns-repeated="6"/>
          <table:table-cell table:style-name="ce9" table:formula="of:=AND(NOT(ISBLANK([$'Offered modules from TUM online'.C79]));NOT([$'Offered modules from TUM online'.C79]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5">
          <table:table-cell table:formula="of:=IF([.J285]; [$'Offered modules from TUM online'.A80]; &quot;&quot;)" office:value-type="string" office:string-value="IN2383" calcext:value-type="string">
            <text:p>IN2383</text:p>
          </table:table-cell>
          <table:table-cell/>
          <table:table-cell table:formula="of:=IF([.J285]; [$'Offered modules from TUM online'.B80]; &quot;&quot;)" office:value-type="string" office:string-value="Formal Methods for Cyber-Physical Systems" calcext:value-type="string">
            <text:p>Formal Methods for Cyber-Physical Systems</text:p>
          </table:table-cell>
          <table:table-cell table:number-columns-repeated="6"/>
          <table:table-cell table:style-name="ce9" table:formula="of:=AND(NOT([$'Offered modules from TUM online'.C80]); NOT(ISBLANK([$'Offered modules from TUM online'.C80]))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 table:visibility="filter">
          <table:table-cell table:formula="of:=IF([.J286]; [$'Offered modules from TUM online'.A81]; &quot;&quot;)">
            <text:p/>
          </table:table-cell>
          <table:table-cell/>
          <table:table-cell table:style-name="Default" table:formula="of:=IF([.J286]; [$'Offered modules from TUM online'.B81]; &quot;&quot;)">
            <text:p/>
          </table:table-cell>
          <table:table-cell table:number-columns-repeated="6"/>
          <table:table-cell table:style-name="ce9" table:formula="of:=AND(NOT([$'Offered modules from TUM online'.C81]); NOT(ISBLANK([$'Offered modules from TUM online'.C81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1">
          <table:table-cell table:formula="of:=IF([.J287]; [$'Offered modules from TUM online'.A82]; &quot;&quot;)" office:value-type="string" office:string-value="CVL0001001" calcext:value-type="string">
            <text:p>CVL0001001</text:p>
          </table:table-cell>
          <table:table-cell/>
          <table:table-cell table:formula="of:=IF([.J287]; [$'Offered modules from TUM online'.B82]; &quot;&quot;)" office:value-type="string" office:string-value="Will Technology Save Us All? A Glimpse into a Sustainable Future (Lecture Series Environment) " calcext:value-type="string">
            <text:p>Will Technology Save Us All? A Glimpse into a Sustainable Future (Lecture Series Environment) </text:p>
          </table:table-cell>
          <table:table-cell table:number-columns-repeated="6"/>
          <table:table-cell table:style-name="ce9" table:formula="of:=AND(NOT([$'Offered modules from TUM online'.C82]); NOT(ISBLANK([$'Offered modules from TUM online'.C82]))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.J288]; [$'Offered modules from TUM online'.A83]; &quot;&quot;)" office:value-type="string" office:string-value="WI001056 1" calcext:value-type="string">
            <text:p>WI001056 1</text:p>
          </table:table-cell>
          <table:table-cell/>
          <table:table-cell table:formula="of:=IF([.J288]; [$'Offered modules from TUM online'.B83]; &quot;&quot;)" office:value-type="string" office:string-value="Principles of Economics" calcext:value-type="string">
            <text:p>Principles of Economics</text:p>
          </table:table-cell>
          <table:table-cell table:number-columns-repeated="6"/>
          <table:table-cell table:style-name="ce9" table:formula="of:=AND(NOT([$'Offered modules from TUM online'.C83]); NOT(ISBLANK([$'Offered modules from TUM online'.C83]))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5">
          <table:table-cell table:formula="of:=IF([.J289]; [$'Offered modules from TUM online'.A84]; &quot;&quot;)" office:value-type="string" office:string-value="CVL0000300" calcext:value-type="string">
            <text:p>CVL0000300</text:p>
          </table:table-cell>
          <table:table-cell/>
          <table:table-cell table:formula="of:=IF([.J289]; [$'Offered modules from TUM online'.B84]; &quot;&quot;)" office:value-type="string" office:string-value="From Invention to Patent (Protection and Commercialization of Research Results)" calcext:value-type="string">
            <text:p>From Invention to Patent (Protection and Commercialization of Research Results)</text:p>
          </table:table-cell>
          <table:table-cell table:number-columns-repeated="6"/>
          <table:table-cell table:style-name="ce9" table:formula="of:=AND(NOT([$'Offered modules from TUM online'.C84]); NOT(ISBLANK([$'Offered modules from TUM online'.C84]))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.J290]; [$'Offered modules from TUM online'.A85]; &quot;&quot;)" office:value-type="string" office:string-value="WI000285" calcext:value-type="string">
            <text:p>WI000285</text:p>
          </table:table-cell>
          <table:table-cell/>
          <table:table-cell table:formula="of:=IF([.J290]; [$'Offered modules from TUM online'.B85]; &quot;&quot;)" office:value-type="string" office:string-value="Innovative Entrepreneurs" calcext:value-type="string">
            <text:p>Innovative Entrepreneurs</text:p>
          </table:table-cell>
          <table:table-cell table:number-columns-repeated="6"/>
          <table:table-cell table:style-name="ce9" table:formula="of:=AND(NOT([$'Offered modules from TUM online'.C85]); NOT(ISBLANK([$'Offered modules from TUM online'.C85]))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.J291]; [$'Offered modules from TUM online'.A86]; &quot;&quot;)" office:value-type="string" office:string-value="00MA0902" calcext:value-type="string">
            <text:p>00MA0902</text:p>
          </table:table-cell>
          <table:table-cell/>
          <table:table-cell table:formula="of:=IF([.J291]; [$'Offered modules from TUM online'.B86]; &quot;&quot;)" office:value-type="string" office:string-value="Analysis for Computer Science" calcext:value-type="string">
            <text:p>Analysis for Computer Science</text:p>
          </table:table-cell>
          <table:table-cell table:number-columns-repeated="6"/>
          <table:table-cell table:style-name="ce9" table:formula="of:=AND(NOT([$'Offered modules from TUM online'.C86]); NOT(ISBLANK([$'Offered modules from TUM online'.C86]))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.J292]; [$'Offered modules from TUM online'.A87]; &quot;&quot;)" office:value-type="string" office:string-value="0000ED0038" calcext:value-type="string">
            <text:p>0000ED0038</text:p>
          </table:table-cell>
          <table:table-cell/>
          <table:table-cell table:formula="of:=IF([.J292]; [$'Offered modules from TUM online'.B87]; &quot;&quot;)" office:value-type="string" office:string-value="Technology, Economy, and Society" calcext:value-type="string">
            <text:p>Technology, Economy, and Society</text:p>
          </table:table-cell>
          <table:table-cell table:number-columns-repeated="6"/>
          <table:table-cell table:style-name="ce9" table:formula="of:=AND(NOT([$'Offered modules from TUM online'.C87]); NOT(ISBLANK([$'Offered modules from TUM online'.C87]))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.J293]; [$'Offered modules from TUM online'.A88]; &quot;&quot;)" office:value-type="string" office:string-value="0000000243”" calcext:value-type="string">
            <text:p>0000000243”</text:p>
          </table:table-cell>
          <table:table-cell/>
          <table:table-cell table:formula="of:=IF([.J293]; [$'Offered modules from TUM online'.B88]; &quot;&quot;)" office:value-type="string" office:string-value="Technology, Nature, and Society" calcext:value-type="string">
            <text:p>Technology, Nature, and Society</text:p>
          </table:table-cell>
          <table:table-cell table:number-columns-repeated="6"/>
          <table:table-cell table:style-name="ce9" table:formula="of:=AND(NOT([$'Offered modules from TUM online'.C88]); NOT(ISBLANK([$'Offered modules from TUM online'.C88]))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5">
          <table:table-cell table:formula="of:=IF([.J294]; [$'Offered modules from TUM online'.A89]; &quot;&quot;)" office:value-type="string" office:string-value="0000001816”" calcext:value-type="string">
            <text:p>0000001816”</text:p>
          </table:table-cell>
          <table:table-cell/>
          <table:table-cell table:formula="of:=IF([.J294]; [$'Offered modules from TUM online'.B89]; &quot;&quot;)" office:value-type="string" office:string-value="history of technology in the 19th and early 20th century" calcext:value-type="string">
            <text:p>history of technology in the 19th and early 20th century</text:p>
          </table:table-cell>
          <table:table-cell table:number-columns-repeated="6"/>
          <table:table-cell table:style-name="ce9" table:formula="of:=AND(NOT([$'Offered modules from TUM online'.C89]); NOT(ISBLANK([$'Offered modules from TUM online'.C89]))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.J295]; [$'Offered modules from TUM online'.A90]; &quot;&quot;)" office:value-type="string" office:string-value="0000003707”" calcext:value-type="string">
            <text:p>0000003707”</text:p>
          </table:table-cell>
          <table:table-cell/>
          <table:table-cell table:formula="of:=IF([.J295]; [$'Offered modules from TUM online'.B90]; &quot;&quot;)" office:value-type="string" office:string-value="Business Ethics" calcext:value-type="string">
            <text:p>Business Ethics</text:p>
          </table:table-cell>
          <table:table-cell table:number-columns-repeated="6"/>
          <table:table-cell table:style-name="ce9" table:formula="of:=AND(NOT([$'Offered modules from TUM online'.C90]); NOT(ISBLANK([$'Offered modules from TUM online'.C90]))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.J296]; [$'Offered modules from TUM online'.A91]; &quot;&quot;)" office:value-type="string" office:string-value="0000003860&quot;" calcext:value-type="string">
            <text:p>0000003860"</text:p>
          </table:table-cell>
          <table:table-cell/>
          <table:table-cell table:formula="of:=IF([.J296]; [$'Offered modules from TUM online'.B91]; &quot;&quot;)" office:value-type="string" office:string-value="Tech-Histories Alive" calcext:value-type="string">
            <text:p>Tech-Histories Alive</text:p>
          </table:table-cell>
          <table:table-cell table:number-columns-repeated="6"/>
          <table:table-cell table:style-name="ce9" table:formula="of:=AND(NOT([$'Offered modules from TUM online'.C91]); NOT(ISBLANK([$'Offered modules from TUM online'.C91]))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 table:visibility="filter">
          <table:table-cell table:formula="of:=IF([.J297]; [$'Offered modules from TUM online'.A92]; &quot;&quot;)">
            <text:p/>
          </table:table-cell>
          <table:table-cell/>
          <table:table-cell table:style-name="Default" table:formula="of:=IF([.J297]; [$'Offered modules from TUM online'.B92]; &quot;&quot;)">
            <text:p/>
          </table:table-cell>
          <table:table-cell table:number-columns-repeated="6"/>
          <table:table-cell table:style-name="ce9" table:formula="of:=AND(NOT([$'Offered modules from TUM online'.C92]); NOT(ISBLANK([$'Offered modules from TUM online'.C92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.J298]; [$'Offered modules from TUM online'.A93]; &quot;&quot;)">
            <text:p/>
          </table:table-cell>
          <table:table-cell/>
          <table:table-cell table:style-name="Default" table:formula="of:=IF([.J298]; [$'Offered modules from TUM online'.B93]; &quot;&quot;)">
            <text:p/>
          </table:table-cell>
          <table:table-cell table:number-columns-repeated="6"/>
          <table:table-cell table:style-name="ce9" table:formula="of:=AND(NOT([$'Offered modules from TUM online'.C93]); NOT(ISBLANK([$'Offered modules from TUM online'.C93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>
          <table:table-cell table:formula="of:=IF([.J299]; [$'Offered modules from TUM online'.A94]; &quot;&quot;)" office:value-type="string" office:string-value="0000000960”" calcext:value-type="string">
            <text:p>0000000960”</text:p>
          </table:table-cell>
          <table:table-cell/>
          <table:table-cell table:style-name="Default" table:formula="of:=IF([.J299]; [$'Offered modules from TUM online'.B94]; &quot;&quot;)" office:value-type="string" office:string-value="Artificial Intelligence in Medicine" calcext:value-type="string">
            <text:p>Artificial Intelligence in Medicine</text:p>
          </table:table-cell>
          <table:table-cell table:number-columns-repeated="6"/>
          <table:table-cell table:style-name="ce9" table:formula="of:=AND(NOT([$'Offered modules from TUM online'.C94]); NOT(ISBLANK([$'Offered modules from TUM online'.C94]))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 table:number-rows-repeated="104827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Offered modules from TUM online" table:style-name="ta1">
        <table:table-column table:style-name="co1" table:default-cell-style-name="Default"/>
        <table:table-column table:style-name="co10" table:default-cell-style-name="Default"/>
        <table:table-column table:style-name="co1" table:default-cell-style-name="ce5"/>
        <table:table-column table:style-name="co11" table:default-cell-style-name="ce5"/>
        <table:table-column table:style-name="co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row table:style-name="ro8">
          <table:table-cell office:value-type="string" calcext:value-type="string" table:number-columns-spanned="9" table:number-rows-spanned="3">
            <text:p>List of module numbers of offered courses in WS21/22 from TUM online.JS code to get this list from campus.tum.de (after filtering to “lectures”, showing all on one page):INs = "";names = "";Array.prototype.slice.call(document.querySelectorAll('*')).map(element =&gt; {let matches = element?.childNodes?.[0]?.nodeValue?.match('(.*?)\s?.?(IN\\d+)');return [matches?.[1], matches?.[2]];}).filter(m =&gt; m[0] != null).forEach(m =&gt; {INs += m[1] + "\n";names += m[0] + "\n"});console.log(INs);console.log(names);</text:p>
          </table:table-cell>
          <table:covered-table-cell/>
          <table:covered-table-cell table:number-columns-repeated="2" table:style-name="ce2"/>
          <table:covered-table-cell table:number-columns-repeated="5"/>
        </table:table-row>
        <table:table-row table:style-name="ro12">
          <table:covered-table-cell table:number-columns-repeated="9"/>
        </table:table-row>
        <table:table-row table:style-name="ro13">
          <table:covered-table-cell table:number-columns-repeated="9"/>
        </table:table-row>
        <table:table-row table:style-name="ro8">
          <table:table-cell table:style-name="ce30" office:value-type="string" calcext:value-type="string">
            <text:p>Module No. WS21-22</text:p>
          </table:table-cell>
          <table:table-cell table:style-name="ce30"/>
          <table:table-cell/>
          <table:table-cell office:value-type="string" calcext:value-type="string">
            <text:p>Title if not included in any Area: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IN2360</text:p>
          </table:table-cell>
          <table:table-cell office:value-type="float" office:value="0" calcext:value-type="float">
            <text:p>0</text:p>
          </table:table-cell>
          <table:table-cell table:style-name="ce16" table:formula="of:=ISNUMBER(FIND([.A5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5]); [.C5]); &quot;&quot;; [.B5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360</text:p>
          </table:table-cell>
          <table:table-cell office:value-type="string" calcext:value-type="string">
            <text:p>Advanced Algorithms</text:p>
          </table:table-cell>
          <table:table-cell table:style-name="ce16" table:formula="of:=ISNUMBER(FIND([.A6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6]); [.C6]); &quot;&quot;; [.B6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097</text:p>
          </table:table-cell>
          <table:table-cell office:value-type="string" calcext:value-type="string">
            <text:p>Advanced Computer Networking</text:p>
          </table:table-cell>
          <table:table-cell table:style-name="ce16" table:formula="of:=ISNUMBER(FIND([.A7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7]); [.C7]); &quot;&quot;; [.B7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349</text:p>
          </table:table-cell>
          <table:table-cell office:value-type="string" calcext:value-type="string">
            <text:p>Advanced Deep Learning for Robotics</text:p>
          </table:table-cell>
          <table:table-cell table:style-name="ce16" table:formula="of:=ISNUMBER(FIND([.A8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8]); [.C8]); &quot;&quot;; [.B8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124</text:p>
          </table:table-cell>
          <table:table-cell office:value-type="string" calcext:value-type="string">
            <text:p>Basic Mathematical Methods for Imaging and Visualization</text:p>
          </table:table-cell>
          <table:table-cell table:style-name="ce16" table:formula="of:=ISNUMBER(FIND([.A9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9]); [.C9]); &quot;&quot;; [.B9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375</text:p>
          </table:table-cell>
          <table:table-cell office:value-type="string" calcext:value-type="string">
            <text:p>Computer Vision III: Detection, Segmentation, and Tracking</text:p>
          </table:table-cell>
          <table:table-cell table:style-name="ce16" table:formula="of:=ISNUMBER(FIND([.A10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10]); [.C10]); &quot;&quot;; [.B10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324</text:p>
          </table:table-cell>
          <table:table-cell office:value-type="string" calcext:value-type="string">
            <text:p>Connected Mobility Basics</text:p>
          </table:table-cell>
          <table:table-cell table:style-name="ce16" table:formula="of:=ISNUMBER(FIND([.A11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11]); [.C11]); &quot;&quot;; [.B11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252</text:p>
          </table:table-cell>
          <table:table-cell office:value-type="string" calcext:value-type="string">
            <text:p>High Performance Computing - Algorithms and Applications</text:p>
          </table:table-cell>
          <table:table-cell table:style-name="ce16" table:formula="of:=ISNUMBER(FIND([.A12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12]); [.C12]); &quot;&quot;; [.B12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286</text:p>
          </table:table-cell>
          <table:table-cell office:value-type="string" calcext:value-type="string">
            <text:p>Image Guided Surgery</text:p>
          </table:table-cell>
          <table:table-cell table:style-name="ce16" table:formula="of:=ISNUMBER(FIND([.A13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13]); [.C13]); &quot;&quot;; [.B13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9048</text:p>
          </table:table-cell>
          <table:table-cell office:value-type="string" calcext:value-type="string">
            <text:p>Innovation Generation in The Healthcare Domain</text:p>
          </table:table-cell>
          <table:table-cell table:style-name="ce16" table:formula="of:=ISNUMBER(FIND([.A14];COM.MICROSOFT.CONCAT(['Modules by Master Areas'.A$6:.A$197])))" office:value-type="boolean" office:boolean-value="false" calcext:value-type="boolean">
            <text:p>FALSE</text:p>
          </table:table-cell>
          <table:table-cell table:style-name="ce42" table:formula="of:=IF(OR(ISBLANK([.A14]); [.C14]); &quot;&quot;; [.B14])" office:value-type="string" office:string-value="Innovation Generation in The Healthcare Domain" calcext:value-type="string">
            <text:p>Innovation Generation in The Healthcare Domain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IN2346</text:p>
          </table:table-cell>
          <table:table-cell office:value-type="string" calcext:value-type="string">
            <text:p>Introduction to Deep Learning</text:p>
          </table:table-cell>
          <table:table-cell table:style-name="ce16" table:formula="of:=ISNUMBER(FIND([.A15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15]); [.C15]); &quot;&quot;; [.B15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381</text:p>
          </table:table-cell>
          <table:table-cell office:value-type="string" calcext:value-type="string">
            <text:p>Introduction to Quantum Computing</text:p>
          </table:table-cell>
          <table:table-cell table:style-name="ce16" table:formula="of:=ISNUMBER(FIND([.A16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16]); [.C16]); &quot;&quot;; [.B16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292</text:p>
          </table:table-cell>
          <table:table-cell office:value-type="string" calcext:value-type="string">
            <text:p>Introduction to Surgical Robotics</text:p>
          </table:table-cell>
          <table:table-cell table:style-name="ce16" table:formula="of:=ISNUMBER(FIND([.A17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17]); [.C17]); &quot;&quot;; [.B17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064</text:p>
          </table:table-cell>
          <table:table-cell office:value-type="string" calcext:value-type="string">
            <text:p>Machine Learning</text:p>
          </table:table-cell>
          <table:table-cell table:style-name="ce16" table:formula="of:=ISNUMBER(FIND([.A18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18]); [.C18]); &quot;&quot;; [.B18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293</text:p>
          </table:table-cell>
          <table:table-cell office:value-type="string" calcext:value-type="string">
            <text:p>Medical Augmented Reality</text:p>
          </table:table-cell>
          <table:table-cell table:style-name="ce16" table:formula="of:=ISNUMBER(FIND([.A19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19]); [.C19]); &quot;&quot;; [.B19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315</text:p>
          </table:table-cell>
          <table:table-cell office:value-type="string" calcext:value-type="string">
            <text:p>Network Coding</text:p>
          </table:table-cell>
          <table:table-cell table:style-name="ce16" table:formula="of:=ISNUMBER(FIND([.A20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20]); [.C20]); &quot;&quot;; [.B20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101</text:p>
          </table:table-cell>
          <table:table-cell office:value-type="string" calcext:value-type="string">
            <text:p>Network Security</text:p>
          </table:table-cell>
          <table:table-cell table:style-name="ce16" table:formula="of:=ISNUMBER(FIND([.A21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21]); [.C21]); &quot;&quot;; [.B21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012</text:p>
          </table:table-cell>
          <table:table-cell office:value-type="string" calcext:value-type="string">
            <text:p>Parallel Numerics</text:p>
          </table:table-cell>
          <table:table-cell table:style-name="ce16" table:formula="of:=ISNUMBER(FIND([.A22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22]); [.C22]); &quot;&quot;; [.B22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081</text:p>
          </table:table-cell>
          <table:table-cell office:value-type="string" calcext:value-type="string">
            <text:p>Patterns in Software Engineering</text:p>
          </table:table-cell>
          <table:table-cell table:style-name="ce16" table:formula="of:=ISNUMBER(FIND([.A23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23]); [.C23]); &quot;&quot;; [.B23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053</text:p>
          </table:table-cell>
          <table:table-cell office:value-type="string" calcext:value-type="string">
            <text:p>Program Optimization</text:p>
          </table:table-cell>
          <table:table-cell table:style-name="ce16" table:formula="of:=ISNUMBER(FIND([.A24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24]); [.C24]); &quot;&quot;; [.B24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291</text:p>
          </table:table-cell>
          <table:table-cell office:value-type="string" calcext:value-type="string">
            <text:p>Protein Prediction II for Computer Scientists</text:p>
          </table:table-cell>
          <table:table-cell table:style-name="ce16" table:formula="of:=ISNUMBER(FIND([.A25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25]); [.C25]); &quot;&quot;; [.B25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340</text:p>
          </table:table-cell>
          <table:table-cell office:value-type="string" calcext:value-type="string">
            <text:p>Quantitative Verification</text:p>
          </table:table-cell>
          <table:table-cell table:style-name="ce16" table:formula="of:=ISNUMBER(FIND([.A26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26]); [.C26]); &quot;&quot;; [.B26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219</text:p>
          </table:table-cell>
          <table:table-cell office:value-type="string" calcext:value-type="string">
            <text:p>Query Optimization</text:p>
          </table:table-cell>
          <table:table-cell table:style-name="ce16" table:formula="of:=ISNUMBER(FIND([.A27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27]); [.C27]); &quot;&quot;; [.B27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067</text:p>
          </table:table-cell>
          <table:table-cell office:value-type="string" calcext:value-type="string">
            <text:p>Robotics</text:p>
          </table:table-cell>
          <table:table-cell table:style-name="ce16" table:formula="of:=ISNUMBER(FIND([.A28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28]); [.C28]); &quot;&quot;; [.B28])">
            <text:p/>
          </table:table-cell>
          <table:table-cell table:number-columns-repeated="5"/>
        </table:table-row>
        <table:table-row table:style-name="ro5">
          <table:table-cell office:value-type="string" calcext:value-type="string">
            <text:p>IN3300</text:p>
          </table:table-cell>
          <table:table-cell office:value-type="string" calcext:value-type="string">
            <text:p>Selected Topics in Distributed Systems, Computer Networks, and Security</text:p>
          </table:table-cell>
          <table:table-cell table:style-name="ce16" table:formula="of:=ISNUMBER(FIND([.A29];COM.MICROSOFT.CONCAT(['Modules by Master Areas'.A$6:.A$197])))" office:value-type="boolean" office:boolean-value="false" calcext:value-type="boolean">
            <text:p>FALSE</text:p>
          </table:table-cell>
          <table:table-cell table:style-name="ce42" table:formula="of:=IF(OR(ISBLANK([.A29]); [.C29]); &quot;&quot;; [.B29])" office:value-type="string" office:string-value="Selected Topics in Distributed Systems, Computer Networks, and Security" calcext:value-type="string">
            <text:p>Selected Topics in Distributed Systems, Computer Networks, and Security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IN2055</text:p>
          </table:table-cell>
          <table:table-cell office:value-type="string" calcext:value-type="string">
            <text:p>Semantics</text:p>
          </table:table-cell>
          <table:table-cell table:style-name="ce16" table:formula="of:=ISNUMBER(FIND([.A30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30]); [.C30]); &quot;&quot;; [.B30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062</text:p>
          </table:table-cell>
          <table:table-cell office:value-type="string" calcext:value-type="string">
            <text:p>Techniques in Artificial Intelligence</text:p>
          </table:table-cell>
          <table:table-cell table:style-name="ce16" table:formula="of:=ISNUMBER(FIND([.A31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31]); [.C31]); &quot;&quot;; [.B31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311</text:p>
          </table:table-cell>
          <table:table-cell office:value-type="string" calcext:value-type="string">
            <text:p>Turbulent Flow Simulation on HPC-Systems</text:p>
          </table:table-cell>
          <table:table-cell table:style-name="ce16" table:formula="of:=ISNUMBER(FIND([.A32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32]); [.C32]); &quot;&quot;; [.B32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026</text:p>
          </table:table-cell>
          <table:table-cell office:value-type="string" calcext:value-type="string">
            <text:p>Visual Data Analytics</text:p>
          </table:table-cell>
          <table:table-cell table:style-name="ce16" table:formula="of:=ISNUMBER(FIND([.A33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33]); [.C33]); &quot;&quot;; [.B33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076</text:p>
          </table:table-cell>
          <table:table-cell office:value-type="string" calcext:value-type="string">
            <text:p>Advanced Computer Architecture</text:p>
          </table:table-cell>
          <table:table-cell table:style-name="ce16" table:formula="of:=ISNUMBER(FIND([.A34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34]); [.C34]); &quot;&quot;; [.B34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389</text:p>
          </table:table-cell>
          <table:table-cell office:value-type="string" calcext:value-type="string">
            <text:p>Advanced Deep Learning for Computer Vision: Dynamic Vision</text:p>
          </table:table-cell>
          <table:table-cell table:style-name="ce16" table:formula="of:=ISNUMBER(FIND([.A35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35]); [.C35]); &quot;&quot;; [.B35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390</text:p>
          </table:table-cell>
          <table:table-cell office:value-type="string" calcext:value-type="string">
            <text:p>Advanced Deep Learning for Computer Vision: Visual Computing</text:p>
          </table:table-cell>
          <table:table-cell table:style-name="ce16" table:formula="of:=ISNUMBER(FIND([.A36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36]); [.C36]); &quot;&quot;; [.B36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309</text:p>
          </table:table-cell>
          <table:table-cell office:value-type="string" calcext:value-type="string">
            <text:p>Advanced Topics of SW Engineering</text:p>
          </table:table-cell>
          <table:table-cell table:style-name="ce16" table:formula="of:=ISNUMBER(FIND([.A37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37]); [.C37]); &quot;&quot;; [.B37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211</text:p>
          </table:table-cell>
          <table:table-cell office:value-type="string" calcext:value-type="string">
            <text:p>Auction Theory and Market Design</text:p>
          </table:table-cell>
          <table:table-cell table:style-name="ce16" table:formula="of:=ISNUMBER(FIND([.A38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38]); [.C38]); &quot;&quot;; [.B38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041</text:p>
          </table:table-cell>
          <table:table-cell office:value-type="string" calcext:value-type="string">
            <text:p>Automata and Formal Languages</text:p>
          </table:table-cell>
          <table:table-cell table:style-name="ce16" table:formula="of:=ISNUMBER(FIND([.A39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39]); [.C39]); &quot;&quot;; [.B39])">
            <text:p/>
          </table:table-cell>
          <table:table-cell table:number-columns-repeated="5"/>
        </table:table-row>
        <table:table-row table:style-name="ro5">
          <table:table-cell office:value-type="string" calcext:value-type="string">
            <text:p>IN0009</text:p>
          </table:table-cell>
          <table:table-cell office:value-type="string" calcext:value-type="string">
            <text:p>Basic Principles: Operating Systems and System Software</text:p>
          </table:table-cell>
          <table:table-cell table:style-name="ce16" table:formula="of:=ISNUMBER(FIND([.A40];COM.MICROSOFT.CONCAT(['Modules by Master Areas'.A$6:.A$197])))" office:value-type="boolean" office:boolean-value="false" calcext:value-type="boolean">
            <text:p>FALSE</text:p>
          </table:table-cell>
          <table:table-cell table:style-name="ce42" table:formula="of:=IF(OR(ISBLANK([.A40]); [.C40]); &quot;&quot;; [.B40])" office:value-type="string" office:string-value="Basic Principles: Operating Systems and System Software" calcext:value-type="string">
            <text:p>Basic Principles: Operating Systems and System Software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IN2028</text:p>
          </table:table-cell>
          <table:table-cell office:value-type="string" calcext:value-type="string">
            <text:p>Business Analytics and Machine Learning</text:p>
          </table:table-cell>
          <table:table-cell table:style-name="ce16" table:formula="of:=ISNUMBER(FIND([.A41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41]); [.C41]); &quot;&quot;; [.B41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229</text:p>
          </table:table-cell>
          <table:table-cell office:value-type="string" calcext:value-type="string">
            <text:p>Computational Social Choice</text:p>
          </table:table-cell>
          <table:table-cell table:style-name="ce16" table:formula="of:=ISNUMBER(FIND([.A42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42]); [.C42]); &quot;&quot;; [.B42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021</text:p>
          </table:table-cell>
          <table:table-cell office:value-type="string" calcext:value-type="string">
            <text:p>Computer Aided Medical Procedures</text:p>
          </table:table-cell>
          <table:table-cell table:style-name="ce16" table:formula="of:=ISNUMBER(FIND([.A43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43]); [.C43]); &quot;&quot;; [.B43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189</text:p>
          </table:table-cell>
          <table:table-cell office:value-type="string" calcext:value-type="string">
            <text:p>Computer Architecture and Networks</text:p>
          </table:table-cell>
          <table:table-cell table:style-name="ce16" table:formula="of:=ISNUMBER(FIND([.A44];COM.MICROSOFT.CONCAT(['Modules by Master Areas'.A$6:.A$197])))" office:value-type="boolean" office:boolean-value="false" calcext:value-type="boolean">
            <text:p>FALSE</text:p>
          </table:table-cell>
          <table:table-cell table:style-name="ce42" table:formula="of:=IF(OR(ISBLANK([.A44]); [.C44]); &quot;&quot;; [.B44])" office:value-type="string" office:string-value="Computer Architecture and Networks" calcext:value-type="string">
            <text:p>Computer Architecture and Networks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IN2339</text:p>
          </table:table-cell>
          <table:table-cell office:value-type="string" calcext:value-type="string">
            <text:p>Data Analysis and Visualization in R</text:p>
          </table:table-cell>
          <table:table-cell table:style-name="ce16" table:formula="of:=ISNUMBER(FIND([.A45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45]); [.C45]); &quot;&quot;; [.B45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030</text:p>
          </table:table-cell>
          <table:table-cell office:value-type="string" calcext:value-type="string">
            <text:p>Data Mining and Knowledge Discovery</text:p>
          </table:table-cell>
          <table:table-cell table:style-name="ce16" table:formula="of:=ISNUMBER(FIND([.A46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46]); [.C46]); &quot;&quot;; [.B46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0015</text:p>
          </table:table-cell>
          <table:table-cell office:value-type="string" calcext:value-type="string">
            <text:p>Discrete Structures</text:p>
          </table:table-cell>
          <table:table-cell table:style-name="ce16" table:formula="of:=ISNUMBER(FIND([.A47];COM.MICROSOFT.CONCAT(['Modules by Master Areas'.A$6:.A$197])))" office:value-type="boolean" office:boolean-value="false" calcext:value-type="boolean">
            <text:p>FALSE</text:p>
          </table:table-cell>
          <table:table-cell table:style-name="ce42" table:formula="of:=IF(OR(ISBLANK([.A47]); [.C47]); &quot;&quot;; [.B47])" office:value-type="string" office:string-value="Discrete Structures" calcext:value-type="string">
            <text:p>Discrete Structures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IN2259</text:p>
          </table:table-cell>
          <table:table-cell office:value-type="string" calcext:value-type="string">
            <text:p>Distributed Systems</text:p>
          </table:table-cell>
          <table:table-cell table:style-name="ce16" table:formula="of:=ISNUMBER(FIND([.A48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48]); [.C48]); &quot;&quot;; [.B48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003</text:p>
          </table:table-cell>
          <table:table-cell office:value-type="string" calcext:value-type="string">
            <text:p>Efficient Algorithms and Data Structures</text:p>
          </table:table-cell>
          <table:table-cell table:style-name="ce16" table:formula="of:=ISNUMBER(FIND([.A49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49]); [.C49]); &quot;&quot;; [.B49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093</text:p>
          </table:table-cell>
          <table:table-cell office:value-type="string" calcext:value-type="string">
            <text:p>eLearning - Techniques and Infrastructures</text:p>
          </table:table-cell>
          <table:table-cell table:style-name="ce16" table:formula="of:=ISNUMBER(FIND([.A50];COM.MICROSOFT.CONCAT(['Modules by Master Areas'.A$6:.A$197])))" office:value-type="boolean" office:boolean-value="false" calcext:value-type="boolean">
            <text:p>FALSE</text:p>
          </table:table-cell>
          <table:table-cell table:style-name="ce42" table:formula="of:=IF(OR(ISBLANK([.A50]); [.C50]); &quot;&quot;; [.B50])" office:value-type="string" office:string-value="eLearning - Techniques and Infrastructures" calcext:value-type="string">
            <text:p>eLearning - Techniques and Infrastructures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IN0003</text:p>
          </table:table-cell>
          <table:table-cell office:value-type="string" calcext:value-type="string">
            <text:p>Functional Programming and Verification</text:p>
          </table:table-cell>
          <table:table-cell table:style-name="ce16" table:formula="of:=ISNUMBER(FIND([.A51];COM.MICROSOFT.CONCAT(['Modules by Master Areas'.A$6:.A$197])))" office:value-type="boolean" office:boolean-value="false" calcext:value-type="boolean">
            <text:p>FALSE</text:p>
          </table:table-cell>
          <table:table-cell table:style-name="ce42" table:formula="of:=IF(OR(ISBLANK([.A51]); [.C51]); &quot;&quot;; [.B51])" office:value-type="string" office:string-value="Functional Programming and Verification" calcext:value-type="string">
            <text:p>Functional Programming and Verification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IN2157</text:p>
          </table:table-cell>
          <table:table-cell office:value-type="string" calcext:value-type="string">
            <text:p>Fundamental Algorithms (CSE)</text:p>
          </table:table-cell>
          <table:table-cell table:style-name="ce16" table:formula="of:=ISNUMBER(FIND([.A52];COM.MICROSOFT.CONCAT(['Modules by Master Areas'.A$6:.A$197])))" office:value-type="boolean" office:boolean-value="false" calcext:value-type="boolean">
            <text:p>FALSE</text:p>
          </table:table-cell>
          <table:table-cell table:style-name="ce42" table:formula="of:=IF(OR(ISBLANK([.A52]); [.C52]); &quot;&quot;; [.B52])" office:value-type="string" office:string-value="Fundamental Algorithms (CSE)" calcext:value-type="string">
            <text:p>Fundamental Algorithms (CSE)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IN0008</text:p>
          </table:table-cell>
          <table:table-cell office:value-type="string" calcext:value-type="string">
            <text:p>Fundamentals of Databases</text:p>
          </table:table-cell>
          <table:table-cell table:style-name="ce16" table:formula="of:=ISNUMBER(FIND([.A53];COM.MICROSOFT.CONCAT(['Modules by Master Areas'.A$6:.A$197])))" office:value-type="boolean" office:boolean-value="false" calcext:value-type="boolean">
            <text:p>FALSE</text:p>
          </table:table-cell>
          <table:table-cell table:style-name="ce42" table:formula="of:=IF(OR(ISBLANK([.A53]); [.C53]); &quot;&quot;; [.B53])" office:value-type="string" office:string-value="Fundamentals of Databases" calcext:value-type="string">
            <text:p>Fundamentals of Databases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IN0037</text:p>
          </table:table-cell>
          <table:table-cell office:value-type="string" calcext:value-type="string">
            <text:p>Game Physics</text:p>
          </table:table-cell>
          <table:table-cell table:style-name="ce16" table:formula="of:=ISNUMBER(FIND([.A54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54]); [.C54]); &quot;&quot;; [.B54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015</text:p>
          </table:table-cell>
          <table:table-cell office:value-type="string" calcext:value-type="string">
            <text:p>Image Synthesis - Realtime-Techniques and global Illumination</text:p>
          </table:table-cell>
          <table:table-cell table:style-name="ce16" table:formula="of:=ISNUMBER(FIND([.A55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55]); [.C55]); &quot;&quot;; [.B55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0004</text:p>
          </table:table-cell>
          <table:table-cell office:value-type="string" calcext:value-type="string">
            <text:p>Introduction to Computer Architecture</text:p>
          </table:table-cell>
          <table:table-cell table:style-name="ce16" table:formula="of:=ISNUMBER(FIND([.A56];COM.MICROSOFT.CONCAT(['Modules by Master Areas'.A$6:.A$197])))" office:value-type="boolean" office:boolean-value="false" calcext:value-type="boolean">
            <text:p>FALSE</text:p>
          </table:table-cell>
          <table:table-cell table:style-name="ce42" table:formula="of:=IF(OR(ISBLANK([.A56]); [.C56]); &quot;&quot;; [.B56])" office:value-type="string" office:string-value="Introduction to Computer Architecture" calcext:value-type="string">
            <text:p>Introduction to Computer Architecture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IN0001</text:p>
          </table:table-cell>
          <table:table-cell office:value-type="string" calcext:value-type="string">
            <text:p>Introduction to Informatics</text:p>
          </table:table-cell>
          <table:table-cell table:style-name="ce16" table:formula="of:=ISNUMBER(FIND([.A57];COM.MICROSOFT.CONCAT(['Modules by Master Areas'.A$6:.A$197])))" office:value-type="boolean" office:boolean-value="false" calcext:value-type="boolean">
            <text:p>FALSE</text:p>
          </table:table-cell>
          <table:table-cell table:style-name="ce42" table:formula="of:=IF(OR(ISBLANK([.A57]); [.C57]); &quot;&quot;; [.B57])" office:value-type="string" office:string-value="Introduction to Informatics" calcext:value-type="string">
            <text:p>Introduction to Informatics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IN2372</text:p>
          </table:table-cell>
          <table:table-cell office:value-type="string" calcext:value-type="string">
            <text:p>Introduction to Large-Scale Agile Software Development</text:p>
          </table:table-cell>
          <table:table-cell table:style-name="ce16" table:formula="of:=ISNUMBER(FIND([.A58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58]); [.C58]); &quot;&quot;; [.B58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209</text:p>
          </table:table-cell>
          <table:table-cell office:value-type="string" calcext:value-type="string">
            <text:p>IT Security</text:p>
          </table:table-cell>
          <table:table-cell table:style-name="ce16" table:formula="of:=ISNUMBER(FIND([.A59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59]); [.C59]); &quot;&quot;; [.B59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071</text:p>
          </table:table-cell>
          <table:table-cell office:value-type="string" calcext:value-type="string">
            <text:p>Knowledge-based Systems for Industrial Applications</text:p>
          </table:table-cell>
          <table:table-cell table:style-name="ce16" table:formula="of:=ISNUMBER(FIND([.A60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60]); [.C60]); &quot;&quot;; [.B60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358</text:p>
          </table:table-cell>
          <table:table-cell office:value-type="string" calcext:value-type="string">
            <text:p>Lambda Calculus</text:p>
          </table:table-cell>
          <table:table-cell table:style-name="ce16" table:formula="of:=ISNUMBER(FIND([.A61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61]); [.C61]); &quot;&quot;; [.B61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395</text:p>
          </table:table-cell>
          <table:table-cell office:value-type="string" calcext:value-type="string">
            <text:p>Legal Data Science and Informatics</text:p>
          </table:table-cell>
          <table:table-cell table:style-name="ce16" table:formula="of:=ISNUMBER(FIND([.A62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62]); [.C62]); &quot;&quot;; [.B62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392</text:p>
          </table:table-cell>
          <table:table-cell office:value-type="string" calcext:value-type="string">
            <text:p>Machine Learning for 3D Geometry</text:p>
          </table:table-cell>
          <table:table-cell table:style-name="ce16" table:formula="of:=ISNUMBER(FIND([.A63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63]); [.C63]); &quot;&quot;; [.B63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369</text:p>
          </table:table-cell>
          <table:table-cell office:value-type="string" calcext:value-type="string">
            <text:p>Machine Vision</text:p>
          </table:table-cell>
          <table:table-cell table:style-name="ce16" table:formula="of:=ISNUMBER(FIND([.A64];COM.MICROSOFT.CONCAT(['Modules by Master Areas'.A$6:.A$197])))" office:value-type="boolean" office:boolean-value="false" calcext:value-type="boolean">
            <text:p>FALSE</text:p>
          </table:table-cell>
          <table:table-cell table:style-name="ce42" table:formula="of:=IF(OR(ISBLANK([.A64]); [.C64]); &quot;&quot;; [.B64])" office:value-type="string" office:string-value="Machine Vision" calcext:value-type="string">
            <text:p>Machine Vision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IN2361</text:p>
          </table:table-cell>
          <table:table-cell office:value-type="string" calcext:value-type="string">
            <text:p>Natural Language Processing</text:p>
          </table:table-cell>
          <table:table-cell table:style-name="ce16" table:formula="of:=ISNUMBER(FIND([.A65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65]); [.C65]); &quot;&quot;; [.B65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0019</text:p>
          </table:table-cell>
          <table:table-cell office:value-type="string" calcext:value-type="string">
            <text:p>Numerical Programming</text:p>
          </table:table-cell>
          <table:table-cell table:style-name="ce16" table:formula="of:=ISNUMBER(FIND([.A66];COM.MICROSOFT.CONCAT(['Modules by Master Areas'.A$6:.A$197])))" office:value-type="boolean" office:boolean-value="false" calcext:value-type="boolean">
            <text:p>FALSE</text:p>
          </table:table-cell>
          <table:table-cell table:style-name="ce42" table:formula="of:=IF(OR(ISBLANK([.A66]); [.C66]); &quot;&quot;; [.B66])" office:value-type="string" office:string-value="Numerical Programming" calcext:value-type="string">
            <text:p>Numerical Programming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IN2133</text:p>
          </table:table-cell>
          <table:table-cell office:value-type="string" calcext:value-type="string">
            <text:p>Principles of Computer Vision</text:p>
          </table:table-cell>
          <table:table-cell table:style-name="ce16" table:formula="of:=ISNUMBER(FIND([.A67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67]); [.C67]); &quot;&quot;; [.B67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113</text:p>
          </table:table-cell>
          <table:table-cell office:value-type="string" calcext:value-type="string">
            <text:p>Programming Languages</text:p>
          </table:table-cell>
          <table:table-cell table:style-name="ce16" table:formula="of:=ISNUMBER(FIND([.A68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68]); [.C68]); &quot;&quot;; [.B68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060</text:p>
          </table:table-cell>
          <table:table-cell office:value-type="string" calcext:value-type="string">
            <text:p>Real-Time Systems</text:p>
          </table:table-cell>
          <table:table-cell table:style-name="ce16" table:formula="of:=ISNUMBER(FIND([.A69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69]); [.C69]); &quot;&quot;; [.B69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385</text:p>
          </table:table-cell>
          <table:table-cell office:value-type="string" calcext:value-type="string">
            <text:p>Safety and Security</text:p>
          </table:table-cell>
          <table:table-cell table:style-name="ce16" table:formula="of:=ISNUMBER(FIND([.A70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70]); [.C70]); &quot;&quot;; [.B70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068</text:p>
          </table:table-cell>
          <table:table-cell office:value-type="string" calcext:value-type="string">
            <text:p>Sensor-based Robotic Manipulation and Locomotion</text:p>
          </table:table-cell>
          <table:table-cell table:style-name="ce16" table:formula="of:=ISNUMBER(FIND([.A71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71]); [.C71]); &quot;&quot;; [.B71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235</text:p>
          </table:table-cell>
          <table:table-cell office:value-type="string" calcext:value-type="string">
            <text:p>Software Engineering in an Industrial Setting - Business Information Systems and their Impact on the Enterprise</text:p>
          </table:table-cell>
          <table:table-cell table:style-name="ce16" table:formula="of:=ISNUMBER(FIND([.A72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72]); [.C72]); &quot;&quot;; [.B72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344</text:p>
          </table:table-cell>
          <table:table-cell office:value-type="string" calcext:value-type="string">
            <text:p>Statistical Methods for Systems Genetics</text:p>
          </table:table-cell>
          <table:table-cell table:style-name="ce16" table:formula="of:=ISNUMBER(FIND([.A73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73]); [.C73]); &quot;&quot;; [.B73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089</text:p>
          </table:table-cell>
          <table:table-cell office:value-type="string" calcext:value-type="string">
            <text:p>Strategic IT Management and Enterprise Architecture Management</text:p>
          </table:table-cell>
          <table:table-cell table:style-name="ce16" table:formula="of:=ISNUMBER(FIND([.A74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74]); [.C74]); &quot;&quot;; [.B74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125</text:p>
          </table:table-cell>
          <table:table-cell office:value-type="string" calcext:value-type="string">
            <text:p>Virtualization Techniques</text:p>
          </table:table-cell>
          <table:table-cell table:style-name="ce16" table:formula="of:=ISNUMBER(FIND([.A75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75]); [.C75]); &quot;&quot;; [.B75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354</text:p>
          </table:table-cell>
          <table:table-cell office:value-type="string" calcext:value-type="string">
            <text:p>3D Scanning &amp; Motion Capture</text:p>
          </table:table-cell>
          <table:table-cell table:style-name="ce16" table:formula="of:=ISNUMBER(FIND([.A76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76]); [.C76]); &quot;&quot;; [.B76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071</text:p>
          </table:table-cell>
          <table:table-cell/>
          <table:table-cell table:style-name="ce16" table:formula="of:=ISNUMBER(FIND([.A77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77]); [.C77]); &quot;&quot;; [.B77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354</text:p>
          </table:table-cell>
          <table:table-cell/>
          <table:table-cell table:style-name="ce16" table:formula="of:=ISNUMBER(FIND([.A78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OR(ISBLANK([.A78]); [.C78]); &quot;&quot;; [.B78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236</text:p>
          </table:table-cell>
          <table:table-cell office:value-type="string" calcext:value-type="string">
            <text:p>Virtual Physics</text:p>
          </table:table-cell>
          <table:table-cell table:style-name="ce16" table:formula="of:=IF(ISBLANK([.A79]); &quot;&quot;; ISNUMBER(FIND([.A79];COM.MICROSOFT.CONCAT(['Modules by Master Areas'.A$6:.A$197]))))" office:value-type="boolean" office:boolean-value="true" calcext:value-type="boolean">
            <text:p>TRUE</text:p>
          </table:table-cell>
          <table:table-cell table:style-name="ce42" table:formula="of:=IF(OR(ISBLANK([.A79]); [.C79]); &quot;&quot;; [.B79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383</text:p>
          </table:table-cell>
          <table:table-cell office:value-type="string" calcext:value-type="string">
            <text:p>Formal Methods for Cyber-Physical Systems</text:p>
          </table:table-cell>
          <table:table-cell table:style-name="ce16" table:formula="of:=IF(ISBLANK([.A80]); &quot;&quot;; ISNUMBER(FIND([.A80];COM.MICROSOFT.CONCAT(['Modules by Master Areas'.A$6:.A$197]))))" office:value-type="boolean" office:boolean-value="false" calcext:value-type="boolean">
            <text:p>FALSE</text:p>
          </table:table-cell>
          <table:table-cell table:style-name="ce42" table:formula="of:=IF(OR(ISBLANK([.A80]); [.C80]); &quot;&quot;; [.B80])" office:value-type="string" office:string-value="Formal Methods for Cyber-Physical Systems" calcext:value-type="string">
            <text:p>Formal Methods for Cyber-Physical Systems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EI70630</text:p>
          </table:table-cell>
          <table:table-cell office:value-type="string" calcext:value-type="string">
            <text:p>HW/SW Codesign</text:p>
          </table:table-cell>
          <table:table-cell table:style-name="ce16" table:formula="of:=IF(ISBLANK([.A81]); &quot;&quot;; ISNUMBER(FIND([.A81];COM.MICROSOFT.CONCAT(['Modules by Master Areas'.A$6:.A$197]))))" office:value-type="boolean" office:boolean-value="true" calcext:value-type="boolean">
            <text:p>TRUE</text:p>
          </table:table-cell>
          <table:table-cell table:style-name="ce42" table:formula="of:=IF(OR(ISBLANK([.A81]); [.C81]); &quot;&quot;; [.B81])">
            <text:p/>
          </table:table-cell>
          <table:table-cell table:number-columns-repeated="5"/>
        </table:table-row>
        <table:table-row table:style-name="ro5">
          <table:table-cell office:value-type="string" calcext:value-type="string">
            <text:p>CVL0001001</text:p>
          </table:table-cell>
          <table:table-cell office:value-type="string" calcext:value-type="string">
            <text:p>Will Technology Save Us All? A Glimpse into a Sustainable Future (Lecture Series Environment) </text:p>
          </table:table-cell>
          <table:table-cell table:style-name="ce16" table:formula="of:=IF(ISBLANK([.A82]); &quot;&quot;; ISNUMBER(FIND([.A82];COM.MICROSOFT.CONCAT(['Modules by Master Areas'.A$6:.A$197]))))" office:value-type="boolean" office:boolean-value="false" calcext:value-type="boolean">
            <text:p>FALSE</text:p>
          </table:table-cell>
          <table:table-cell table:style-name="ce42" table:formula="of:=IF(OR(ISBLANK([.A82]); [.C82]); &quot;&quot;; [.B82])" office:value-type="string" office:string-value="Will Technology Save Us All? A Glimpse into a Sustainable Future (Lecture Series Environment) " calcext:value-type="string">
            <text:p>Will Technology Save Us All? A Glimpse into a Sustainable Future (Lecture Series Environment) 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WI001056 1</text:p>
          </table:table-cell>
          <table:table-cell office:value-type="string" calcext:value-type="string">
            <text:p>Principles of Economics</text:p>
          </table:table-cell>
          <table:table-cell table:style-name="ce16" table:formula="of:=IF(ISBLANK([.A83]); &quot;&quot;; ISNUMBER(FIND([.A83];COM.MICROSOFT.CONCAT(['Modules by Master Areas'.A$6:.A$197]))))" office:value-type="boolean" office:boolean-value="false" calcext:value-type="boolean">
            <text:p>FALSE</text:p>
          </table:table-cell>
          <table:table-cell table:style-name="ce42" table:formula="of:=IF(OR(ISBLANK([.A83]); [.C83]); &quot;&quot;; [.B83])" office:value-type="string" office:string-value="Principles of Economics" calcext:value-type="string">
            <text:p>Principles of Economic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CVL0000300</text:p>
          </table:table-cell>
          <table:table-cell office:value-type="string" calcext:value-type="string">
            <text:p>From Invention to Patent (Protection and Commercialization of Research Results)</text:p>
          </table:table-cell>
          <table:table-cell table:style-name="ce16" table:formula="of:=IF(ISBLANK([.A84]); &quot;&quot;; ISNUMBER(FIND([.A84];COM.MICROSOFT.CONCAT(['Modules by Master Areas'.A$6:.A$197]))))" office:value-type="boolean" office:boolean-value="false" calcext:value-type="boolean">
            <text:p>FALSE</text:p>
          </table:table-cell>
          <table:table-cell table:style-name="ce42" table:formula="of:=IF(OR(ISBLANK([.A84]); [.C84]); &quot;&quot;; [.B84])" office:value-type="string" office:string-value="From Invention to Patent (Protection and Commercialization of Research Results)" calcext:value-type="string">
            <text:p>From Invention to Patent (Protection and Commercialization of Research Results)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WI000285</text:p>
          </table:table-cell>
          <table:table-cell office:value-type="string" calcext:value-type="string">
            <text:p>Innovative Entrepreneurs</text:p>
          </table:table-cell>
          <table:table-cell table:style-name="ce16" table:formula="of:=IF(ISBLANK([.A85]); &quot;&quot;; ISNUMBER(FIND([.A85];COM.MICROSOFT.CONCAT(['Modules by Master Areas'.A$6:.A$197]))))" office:value-type="boolean" office:boolean-value="false" calcext:value-type="boolean">
            <text:p>FALSE</text:p>
          </table:table-cell>
          <table:table-cell table:style-name="ce42" table:formula="of:=IF(OR(ISBLANK([.A85]); [.C85]); &quot;&quot;; [.B85])" office:value-type="string" office:string-value="Innovative Entrepreneurs" calcext:value-type="string">
            <text:p>Innovative Entrepreneurs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00MA0902</text:p>
          </table:table-cell>
          <table:table-cell office:value-type="string" calcext:value-type="string">
            <text:p>Analysis for Computer Science</text:p>
          </table:table-cell>
          <table:table-cell table:style-name="ce16" table:formula="of:=IF(ISBLANK([.A86]); &quot;&quot;; ISNUMBER(FIND([.A86];COM.MICROSOFT.CONCAT(['Modules by Master Areas'.A$6:.A$197]))))" office:value-type="boolean" office:boolean-value="false" calcext:value-type="boolean">
            <text:p>FALSE</text:p>
          </table:table-cell>
          <table:table-cell table:style-name="ce42" table:formula="of:=IF(OR(ISBLANK([.A86]); [.C86]); &quot;&quot;; [.B86])" office:value-type="string" office:string-value="Analysis for Computer Science" calcext:value-type="string">
            <text:p>Analysis for Computer Science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0000ED0038</text:p>
          </table:table-cell>
          <table:table-cell office:value-type="string" calcext:value-type="string">
            <text:p>Technology, Economy, and Society</text:p>
          </table:table-cell>
          <table:table-cell table:style-name="ce16" table:formula="of:=IF(ISBLANK([.A87]); &quot;&quot;; ISNUMBER(FIND([.A87];COM.MICROSOFT.CONCAT(['Modules by Master Areas'.A$6:.A$197]))))" office:value-type="boolean" office:boolean-value="false" calcext:value-type="boolean">
            <text:p>FALSE</text:p>
          </table:table-cell>
          <table:table-cell table:style-name="ce42" table:formula="of:=IF(OR(ISBLANK([.A87]); [.C87]); &quot;&quot;; [.B87])" office:value-type="string" office:string-value="Technology, Economy, and Society" calcext:value-type="string">
            <text:p>Technology, Economy, and Society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0000000243”</text:p>
          </table:table-cell>
          <table:table-cell office:value-type="string" calcext:value-type="string">
            <text:p>Technology, Nature, and Society</text:p>
          </table:table-cell>
          <table:table-cell table:style-name="ce16" table:formula="of:=IF(ISBLANK([.A88]); &quot;&quot;; ISNUMBER(FIND([.A88];COM.MICROSOFT.CONCAT(['Modules by Master Areas'.A$6:.A$197]))))" office:value-type="boolean" office:boolean-value="false" calcext:value-type="boolean">
            <text:p>FALSE</text:p>
          </table:table-cell>
          <table:table-cell table:style-name="ce42" table:formula="of:=IF(OR(ISBLANK([.A88]); [.C88]); &quot;&quot;; [.B88])" office:value-type="string" office:string-value="Technology, Nature, and Society" calcext:value-type="string">
            <text:p>Technology, Nature, and Society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0000001816”</text:p>
          </table:table-cell>
          <table:table-cell office:value-type="string" calcext:value-type="string">
            <text:p>history of technology in the 19th and early 20th century</text:p>
          </table:table-cell>
          <table:table-cell table:style-name="ce16" table:formula="of:=IF(ISBLANK([.A89]); &quot;&quot;; ISNUMBER(FIND([.A89];COM.MICROSOFT.CONCAT(['Modules by Master Areas'.A$6:.A$197]))))" office:value-type="boolean" office:boolean-value="false" calcext:value-type="boolean">
            <text:p>FALSE</text:p>
          </table:table-cell>
          <table:table-cell table:style-name="ce42" table:formula="of:=IF(OR(ISBLANK([.A89]); [.C89]); &quot;&quot;; [.B89])" office:value-type="string" office:string-value="history of technology in the 19th and early 20th century" calcext:value-type="string">
            <text:p>history of technology in the 19th and early 20th century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0000003707”</text:p>
          </table:table-cell>
          <table:table-cell office:value-type="string" calcext:value-type="string">
            <text:p>Business Ethics</text:p>
          </table:table-cell>
          <table:table-cell table:style-name="ce16" table:formula="of:=IF(ISBLANK([.A90]); &quot;&quot;; ISNUMBER(FIND([.A90];COM.MICROSOFT.CONCAT(['Modules by Master Areas'.A$6:.A$197]))))" office:value-type="boolean" office:boolean-value="false" calcext:value-type="boolean">
            <text:p>FALSE</text:p>
          </table:table-cell>
          <table:table-cell table:style-name="ce42" table:formula="of:=IF(OR(ISBLANK([.A90]); [.C90]); &quot;&quot;; [.B90])" office:value-type="string" office:string-value="Business Ethics" calcext:value-type="string">
            <text:p>Business Ethics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0000003860"</text:p>
          </table:table-cell>
          <table:table-cell office:value-type="string" calcext:value-type="string">
            <text:p>Tech-Histories Alive</text:p>
          </table:table-cell>
          <table:table-cell table:style-name="ce16" table:formula="of:=IF(ISBLANK([.A91]); &quot;&quot;; ISNUMBER(FIND([.A91];COM.MICROSOFT.CONCAT(['Modules by Master Areas'.A$6:.A$197]))))" office:value-type="boolean" office:boolean-value="false" calcext:value-type="boolean">
            <text:p>FALSE</text:p>
          </table:table-cell>
          <table:table-cell table:style-name="ce42" table:formula="of:=IF(OR(ISBLANK([.A91]); [.C91]); &quot;&quot;; [.B91])" office:value-type="string" office:string-value="Tech-Histories Alive" calcext:value-type="string">
            <text:p>Tech-Histories Alive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MW2411</text:p>
          </table:table-cell>
          <table:table-cell office:value-type="string" calcext:value-type="string">
            <text:p>Concepts and Software Design for Cyber-Physical Systems </text:p>
          </table:table-cell>
          <table:table-cell table:style-name="ce16" table:formula="of:=IF(ISBLANK([.A92]); &quot;&quot;; ISNUMBER(FIND([.A92];COM.MICROSOFT.CONCAT(['Modules by Master Areas'.A$6:.A$197]))))" office:value-type="boolean" office:boolean-value="true" calcext:value-type="boolean">
            <text:p>TRUE</text:p>
          </table:table-cell>
          <table:table-cell table:style-name="ce42" table:formula="of:=IF(OR(ISBLANK([.A92]); [.C92]); &quot;&quot;; [.B92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IN2376</text:p>
          </table:table-cell>
          <table:table-cell office:value-type="string" calcext:value-type="string">
            <text:p>Advanced Robot Control and Learning </text:p>
          </table:table-cell>
          <table:table-cell table:style-name="ce16" table:formula="of:=IF(ISBLANK([.A93]); &quot;&quot;; ISNUMBER(FIND([.A93];COM.MICROSOFT.CONCAT(['Modules by Master Areas'.A$6:.A$197]))))" office:value-type="boolean" office:boolean-value="true" calcext:value-type="boolean">
            <text:p>TRUE</text:p>
          </table:table-cell>
          <table:table-cell table:style-name="ce42" table:formula="of:=IF(OR(ISBLANK([.A93]); [.C93]); &quot;&quot;; [.B93])">
            <text:p/>
          </table:table-cell>
          <table:table-cell table:number-columns-repeated="5"/>
        </table:table-row>
        <table:table-row table:style-name="ro8">
          <table:table-cell office:value-type="string" calcext:value-type="string">
            <text:p>0000000960”</text:p>
          </table:table-cell>
          <table:table-cell office:value-type="string" calcext:value-type="string">
            <text:p>Artificial Intelligence in Medicine</text:p>
          </table:table-cell>
          <table:table-cell table:style-name="ce16" table:formula="of:=IF(ISBLANK([.A94]); &quot;&quot;; ISNUMBER(FIND([.A94];COM.MICROSOFT.CONCAT(['Modules by Master Areas'.A$6:.A$197]))))" office:value-type="boolean" office:boolean-value="false" calcext:value-type="boolean">
            <text:p>FALSE</text:p>
          </table:table-cell>
          <table:table-cell table:style-name="ce42" table:formula="of:=IF(OR(ISBLANK([.A94]); [.C94]); &quot;&quot;; [.B94])" office:value-type="string" office:string-value="Artificial Intelligence in Medicine" calcext:value-type="string">
            <text:p>Artificial Intelligence in Medicine</text:p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95]); &quot;&quot;; ISNUMBER(FIND([.A95];COM.MICROSOFT.CONCAT(['Modules by Master Areas'.A$6:.A$197]))))">
            <text:p/>
          </table:table-cell>
          <table:table-cell table:style-name="ce42" table:formula="of:=IF(OR(ISBLANK([.A95]); [.C95]); &quot;&quot;; [.B95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96]); &quot;&quot;; ISNUMBER(FIND([.A96];COM.MICROSOFT.CONCAT(['Modules by Master Areas'.A$6:.A$197]))))">
            <text:p/>
          </table:table-cell>
          <table:table-cell table:style-name="ce42" table:formula="of:=IF(OR(ISBLANK([.A96]); [.C96]); &quot;&quot;; [.B96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97]); &quot;&quot;; ISNUMBER(FIND([.A97];COM.MICROSOFT.CONCAT(['Modules by Master Areas'.A$6:.A$197]))))">
            <text:p/>
          </table:table-cell>
          <table:table-cell table:style-name="ce42" table:formula="of:=IF(OR(ISBLANK([.A97]); [.C97]); &quot;&quot;; [.B97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98]); &quot;&quot;; ISNUMBER(FIND([.A98];COM.MICROSOFT.CONCAT(['Modules by Master Areas'.A$6:.A$197]))))">
            <text:p/>
          </table:table-cell>
          <table:table-cell table:style-name="ce42" table:formula="of:=IF(OR(ISBLANK([.A98]); [.C98]); &quot;&quot;; [.B98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99]); &quot;&quot;; ISNUMBER(FIND([.A99];COM.MICROSOFT.CONCAT(['Modules by Master Areas'.A$6:.A$197]))))">
            <text:p/>
          </table:table-cell>
          <table:table-cell table:style-name="ce42" table:formula="of:=IF(OR(ISBLANK([.A99]); [.C99]); &quot;&quot;; [.B99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00]); &quot;&quot;; ISNUMBER(FIND([.A100];COM.MICROSOFT.CONCAT(['Modules by Master Areas'.A$6:.A$197]))))">
            <text:p/>
          </table:table-cell>
          <table:table-cell table:style-name="ce42" table:formula="of:=IF(OR(ISBLANK([.A100]); [.C100]); &quot;&quot;; [.B100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01]); &quot;&quot;; ISNUMBER(FIND([.A101];COM.MICROSOFT.CONCAT(['Modules by Master Areas'.A$6:.A$197]))))">
            <text:p/>
          </table:table-cell>
          <table:table-cell table:style-name="ce42" table:formula="of:=IF(OR(ISBLANK([.A101]); [.C101]); &quot;&quot;; [.B101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02]); &quot;&quot;; ISNUMBER(FIND([.A102];COM.MICROSOFT.CONCAT(['Modules by Master Areas'.A$6:.A$197]))))">
            <text:p/>
          </table:table-cell>
          <table:table-cell table:style-name="ce42" table:formula="of:=IF(OR(ISBLANK([.A102]); [.C102]); &quot;&quot;; [.B102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03]); &quot;&quot;; ISNUMBER(FIND([.A103];COM.MICROSOFT.CONCAT(['Modules by Master Areas'.A$6:.A$197]))))">
            <text:p/>
          </table:table-cell>
          <table:table-cell table:style-name="ce42" table:formula="of:=IF(OR(ISBLANK([.A103]); [.C103]); &quot;&quot;; [.B103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04]); &quot;&quot;; ISNUMBER(FIND([.A104];COM.MICROSOFT.CONCAT(['Modules by Master Areas'.A$6:.A$197]))))">
            <text:p/>
          </table:table-cell>
          <table:table-cell table:style-name="ce42" table:formula="of:=IF(OR(ISBLANK([.A104]); [.C104]); &quot;&quot;; [.B104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05]); &quot;&quot;; ISNUMBER(FIND([.A105];COM.MICROSOFT.CONCAT(['Modules by Master Areas'.A$6:.A$197]))))">
            <text:p/>
          </table:table-cell>
          <table:table-cell table:style-name="ce42" table:formula="of:=IF(OR(ISBLANK([.A105]); [.C105]); &quot;&quot;; [.B105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06]); &quot;&quot;; ISNUMBER(FIND([.A106];COM.MICROSOFT.CONCAT(['Modules by Master Areas'.A$6:.A$197]))))">
            <text:p/>
          </table:table-cell>
          <table:table-cell table:style-name="ce42" table:formula="of:=IF(OR(ISBLANK([.A106]); [.C106]); &quot;&quot;; [.B106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07]); &quot;&quot;; ISNUMBER(FIND([.A107];COM.MICROSOFT.CONCAT(['Modules by Master Areas'.A$6:.A$197]))))">
            <text:p/>
          </table:table-cell>
          <table:table-cell table:style-name="ce42" table:formula="of:=IF(OR(ISBLANK([.A107]); [.C107]); &quot;&quot;; [.B107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08]); &quot;&quot;; ISNUMBER(FIND([.A108];COM.MICROSOFT.CONCAT(['Modules by Master Areas'.A$6:.A$197]))))">
            <text:p/>
          </table:table-cell>
          <table:table-cell table:style-name="ce42" table:formula="of:=IF(OR(ISBLANK([.A108]); [.C108]); &quot;&quot;; [.B108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09]); &quot;&quot;; ISNUMBER(FIND([.A109];COM.MICROSOFT.CONCAT(['Modules by Master Areas'.A$6:.A$197]))))">
            <text:p/>
          </table:table-cell>
          <table:table-cell table:style-name="ce42" table:formula="of:=IF(OR(ISBLANK([.A109]); [.C109]); &quot;&quot;; [.B109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10]); &quot;&quot;; ISNUMBER(FIND([.A110];COM.MICROSOFT.CONCAT(['Modules by Master Areas'.A$6:.A$197]))))">
            <text:p/>
          </table:table-cell>
          <table:table-cell table:style-name="ce42" table:formula="of:=IF(OR(ISBLANK([.A110]); [.C110]); &quot;&quot;; [.B110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11]); &quot;&quot;; ISNUMBER(FIND([.A111];COM.MICROSOFT.CONCAT(['Modules by Master Areas'.A$6:.A$197]))))">
            <text:p/>
          </table:table-cell>
          <table:table-cell table:style-name="ce42" table:formula="of:=IF(OR(ISBLANK([.A111]); [.C111]); &quot;&quot;; [.B111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12]); &quot;&quot;; ISNUMBER(FIND([.A112];COM.MICROSOFT.CONCAT(['Modules by Master Areas'.A$6:.A$197]))))">
            <text:p/>
          </table:table-cell>
          <table:table-cell table:style-name="ce42" table:formula="of:=IF(OR(ISBLANK([.A112]); [.C112]); &quot;&quot;; [.B112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13]); &quot;&quot;; ISNUMBER(FIND([.A113];COM.MICROSOFT.CONCAT(['Modules by Master Areas'.A$6:.A$197]))))">
            <text:p/>
          </table:table-cell>
          <table:table-cell table:style-name="ce42" table:formula="of:=IF(OR(ISBLANK([.A113]); [.C113]); &quot;&quot;; [.B113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14]); &quot;&quot;; ISNUMBER(FIND([.A114];COM.MICROSOFT.CONCAT(['Modules by Master Areas'.A$6:.A$197]))))">
            <text:p/>
          </table:table-cell>
          <table:table-cell table:style-name="ce42" table:formula="of:=IF(OR(ISBLANK([.A114]); [.C114]); &quot;&quot;; [.B114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15]); &quot;&quot;; ISNUMBER(FIND([.A115];COM.MICROSOFT.CONCAT(['Modules by Master Areas'.A$6:.A$197]))))">
            <text:p/>
          </table:table-cell>
          <table:table-cell table:style-name="ce42" table:formula="of:=IF(OR(ISBLANK([.A115]); [.C115]); &quot;&quot;; [.B115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16]); &quot;&quot;; ISNUMBER(FIND([.A116];COM.MICROSOFT.CONCAT(['Modules by Master Areas'.A$6:.A$197]))))">
            <text:p/>
          </table:table-cell>
          <table:table-cell table:style-name="ce42" table:formula="of:=IF(OR(ISBLANK([.A116]); [.C116]); &quot;&quot;; [.B116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17]); &quot;&quot;; ISNUMBER(FIND([.A117];COM.MICROSOFT.CONCAT(['Modules by Master Areas'.A$6:.A$197]))))">
            <text:p/>
          </table:table-cell>
          <table:table-cell table:style-name="ce42" table:formula="of:=IF(OR(ISBLANK([.A117]); [.C117]); &quot;&quot;; [.B117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18]); &quot;&quot;; ISNUMBER(FIND([.A118];COM.MICROSOFT.CONCAT(['Modules by Master Areas'.A$6:.A$197]))))">
            <text:p/>
          </table:table-cell>
          <table:table-cell table:style-name="ce42" table:formula="of:=IF(OR(ISBLANK([.A118]); [.C118]); &quot;&quot;; [.B118])">
            <text:p/>
          </table:table-cell>
          <table:table-cell table:number-columns-repeated="5"/>
        </table:table-row>
        <table:table-row table:style-name="ro8" table:number-rows-repeated="126">
          <table:table-cell table:number-columns-repeated="9"/>
        </table:table-row>
        <table:table-row table:style-name="ro8">
          <table:table-cell table:number-columns-repeated="9"/>
        </table:table-row>
      </table:table>
      <table:named-expressions>
        <table:named-range table:name="CGV" table:base-cell-address="$'Modules by Master Areas'.$A$16" table:cell-range-address="$'Modules by Master Areas'.$A$19"/>
        <table:named-range table:name="DBI" table:base-cell-address="$'Modules by Master Areas'.$A$38" table:cell-range-address="$'Modules by Master Areas'.$A$41"/>
        <table:named-range table:name="DBM" table:base-cell-address="$'Modules by Master Areas'.$A$48" table:cell-range-address="$'Modules by Master Areas'.$A$51"/>
        <table:named-range table:name="FMA" table:base-cell-address="$'Modules by Master Areas'.$A$78" table:cell-range-address="$'Modules by Master Areas'.$A$81"/>
        <table:named-range table:name="HPC" table:base-cell-address="$'Modules by Master Areas'.$A$166" table:cell-range-address="$'Modules by Master Areas'.$A$169"/>
        <table:named-range table:name="MLA" table:base-cell-address="$'Modules by Master Areas'.$A$99" table:cell-range-address="$'Modules by Master Areas'.$A$102"/>
        <table:named-range table:name="oZ" table:base-cell-address="$'Modules by Master Areas'.$A$182" table:cell-range-address="$'Modules by Master Areas'.$A$185"/>
        <table:named-range table:name="ROB" table:base-cell-address="$'Modules by Master Areas'.$A$135" table:cell-range-address="$'Modules by Master Areas'.$A$138"/>
        <table:named-range table:name="RRV" table:base-cell-address="$'Modules by Master Areas'.$A$118" table:cell-range-address="$'Modules by Master Areas'.$A$121"/>
        <table:named-range table:name="SE" table:base-cell-address="$'Modules by Master Areas'.$A$60" table:cell-range-address="$'Modules by Master Areas'.$A$63"/>
        <table:named-range table:name="SP" table:base-cell-address="$'Modules by Master Areas'.$A$153" table:cell-range-address="$'Modules by Master Areas'.$A$156"/>
      </table:named-expressions>
      <table:database-ranges>
        <table:database-range table:name="__Anonymous_Sheet_DB__0" table:target-range-address="'Modules by Master Areas'.A3:'Modules by Master Areas'.J303" table:display-filter-buttons="true" table:orientation="column">
          <table:filter>
            <table:filter-and>
              <table:filter-condition table:field-number="7" table:value="" table:operator="=">
                <table:filter-set-item table:value=""/>
                <table:filter-set-item table:value="TRUE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2cm" fo:margin-bottom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 style:data-style-name="N2" text:time-value="09:24:07.6868284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0T21:25:41.402990211</meta:creation-date>
    <dc:date>2021-10-18T09:50:56.295927205</dc:date>
    <meta:editing-duration>P1DT3H7M13S</meta:editing-duration>
    <meta:editing-cycles>17</meta:editing-cycles>
    <meta:generator>LibreOffice/7.1.6.2.0$Linux_X86_64 LibreOffice_project/10$Build-2</meta:generator>
    <meta:document-statistic meta:table-count="2" meta:cell-count="2177" meta:object-count="0"/>
  </office:meta>
</office:document-meta>
</file>